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taille de l’argument</text:p>
          </table:table-cell>
          <table:table-cell office:value-type="string" calcext:value-type="string">
            <text:p>temps de traitement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2975692749023" calcext:value-type="float">
            <text:p>0.00026297569274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2082366943359" calcext:value-type="float">
            <text:p>0.00048208236694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267669677734" calcext:value-type="float">
            <text:p>0.00047826766967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698944091797" calcext:value-type="float">
            <text:p>0.00030469894409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367874145508" calcext:value-type="float">
            <text:p>0.00030636787414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7982482910156" calcext:value-type="float">
            <text:p>0.0002679824829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9766082763672" calcext:value-type="float">
            <text:p>0.00052976608276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8969345092773" calcext:value-type="float">
            <text:p>0.00046896934509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961349487305" calcext:value-type="float">
            <text:p>0.00042796134948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206558227539" calcext:value-type="float">
            <text:p>0.00043320655822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3.44003295898437" calcext:value-type="float">
            <text:p>3.4400329589843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3.44703936576843" calcext:value-type="float">
            <text:p>3.4470393657684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3.45023560523987" calcext:value-type="float">
            <text:p>3.4502356052398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5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.32401776313782" calcext:value-type="float">
            <text:p>5.3240177631378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.33493375778198" calcext:value-type="float">
            <text:p>5.3349337577819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7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.51940298080444" calcext:value-type="float">
            <text:p>3.5194029808044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8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.5241801738739" calcext:value-type="float">
            <text:p>3.524180173873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9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3.54525279998779" calcext:value-type="float">
            <text:p>3.5452527999877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0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5.40610814094543" calcext:value-type="float">
            <text:p>5.4061081409454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5.41158151626587" calcext:value-type="float">
            <text:p>5.4115815162658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2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745735168457" calcext:value-type="float">
            <text:p>0.00040745735168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3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9977340698242" calcext:value-type="float">
            <text:p>0.00050997734069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4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76806640625" calcext:value-type="float">
            <text:p>0.00074768066406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5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9855117797852" calcext:value-type="float">
            <text:p>0.00041985511779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6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5073165893555" calcext:value-type="float">
            <text:p>0.00040507316589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7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247299194336" calcext:value-type="float">
            <text:p>0.00046324729919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8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651725769043" calcext:value-type="float">
            <text:p>0.0004165172576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29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397445678711" calcext:value-type="float">
            <text:p>0.00039839744567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0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841537475586" calcext:value-type="float">
            <text:p>0.00040984153747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1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5788421630859" calcext:value-type="float">
            <text:p>0.00040578842163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248069763184" calcext:value-type="float">
            <text:p>0.00130248069763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8418884277344" calcext:value-type="float">
            <text:p>0.00168418884277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4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15406036377" calcext:value-type="float">
            <text:p>0.00131154060363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5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898590087891" calcext:value-type="float">
            <text:p>0.00135898590087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1078910827637" calcext:value-type="float">
            <text:p>0.00181078910827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7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387046813965" calcext:value-type="float">
            <text:p>0.0012738704681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8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8439407348633" calcext:value-type="float">
            <text:p>0.00148439407348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39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101432800293" calcext:value-type="float">
            <text:p>0.00151014328002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0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0267863273620605" calcext:value-type="float">
            <text:p>0.00267863273620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1626968383789" calcext:value-type="float">
            <text:p>0.00251626968383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2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8.0398523807526" calcext:value-type="float">
            <text:p>18.039852380752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3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8.0260934829712" calcext:value-type="float">
            <text:p>18.026093482971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4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18.3576295375824" calcext:value-type="float">
            <text:p>18.357629537582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5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7.1035752296448" calcext:value-type="float">
            <text:p>27.103575229644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27.5369215011597" calcext:value-type="float">
            <text:p>27.536921501159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7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17.9140310287476" calcext:value-type="float">
            <text:p>17.914031028747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8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17.9170711040497" calcext:value-type="float">
            <text:p>17.917071104049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49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18.1954250335693" calcext:value-type="float">
            <text:p>18.195425033569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0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28.8353440761566" calcext:value-type="float">
            <text:p>28.835344076156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28.9611852169037" calcext:value-type="float">
            <text:p>28.961185216903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2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1811065673828" calcext:value-type="float">
            <text:p>0.00211811065673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3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1071968078613" calcext:value-type="float">
            <text:p>0.00211071968078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4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7138061523437" calcext:value-type="float">
            <text:p>0.00207138061523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5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0433874130249023" calcext:value-type="float">
            <text:p>0.0043387413024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6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0435280799865723" calcext:value-type="float">
            <text:p>0.00435280799865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7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8183784484863" calcext:value-type="float">
            <text:p>0.00188183784484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8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2093849182129" calcext:value-type="float">
            <text:p>0.00192093849182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59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6538696289063" calcext:value-type="float">
            <text:p>0.00186538696289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0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2867050170898" calcext:value-type="float">
            <text:p>0.00182867050170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1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5837020874023" calcext:value-type="float">
            <text:p>0.0019583702087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2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8779525756836" calcext:value-type="float">
            <text:p>0.00258779525756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5918502807617" calcext:value-type="float">
            <text:p>0.00255918502807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5952301025391" calcext:value-type="float">
            <text:p>0.00315952301025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5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4238090515137" calcext:value-type="float">
            <text:p>0.00544238090515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39326667785645" calcext:value-type="float">
            <text:p>0.00539326667785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7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4968147277832" calcext:value-type="float">
            <text:p>0.00274968147277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8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06081771850586" calcext:value-type="float">
            <text:p>0.00306081771850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69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5134429931641" calcext:value-type="float">
            <text:p>0.00415134429931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0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38468360900879" calcext:value-type="float">
            <text:p>0.00538468360900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5358657836914" calcext:value-type="float">
            <text:p>0.00545358657836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39.0327575206757" calcext:value-type="float">
            <text:p>39.032757520675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3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39.077960729599" calcext:value-type="float">
            <text:p>39.07796072959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33.2651336193085" calcext:value-type="float">
            <text:p>33.265133619308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33.2823753356934" calcext:value-type="float">
            <text:p>33.282375335693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85951995849609" calcext:value-type="float">
            <text:p>0.00385951995849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71443748474121" calcext:value-type="float">
            <text:p>0.00871443748474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68344306945801" calcext:value-type="float">
            <text:p>0.00868344306945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7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3962860107422" calcext:value-type="float">
            <text:p>0.00393962860107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3850288391113" calcext:value-type="float">
            <text:p>0.00433850288391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13823127746582" calcext:value-type="float">
            <text:p>0.00413823127746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37045097351074" calcext:value-type="float">
            <text:p>0.00437045097351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1289253234863" calcext:value-type="float">
            <text:p>0.00371289253234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7062301635742" calcext:value-type="float">
            <text:p>0.00397062301635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69644165039063" calcext:value-type="float">
            <text:p>0.00369644165039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26922130584717" calcext:value-type="float">
            <text:p>0.01269221305847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304030418396" calcext:value-type="float">
            <text:p>0.0130403041839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37815475463867" calcext:value-type="float">
            <text:p>0.01378154754638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8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64110565185547" calcext:value-type="float">
            <text:p>0.02641105651855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57387256622314" calcext:value-type="float">
            <text:p>0.01573872566223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42745971679688" calcext:value-type="float">
            <text:p>0.01427459716796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43780708312988" calcext:value-type="float">
            <text:p>0.01437807083129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41255855560303" calcext:value-type="float">
            <text:p>0.0141255855560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7461051940918" calcext:value-type="float">
            <text:p>0.02746105194091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30083465576172" calcext:value-type="float">
            <text:p>0.02300834655761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6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24573612213135" calcext:value-type="float">
            <text:p>0.02245736122131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24678516387939" calcext:value-type="float">
            <text:p>0.02246785163879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18610763549805" calcext:value-type="float">
            <text:p>0.02186107635498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9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41317558288574" calcext:value-type="float">
            <text:p>0.04413175582885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0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80153751373291" calcext:value-type="float">
            <text:p>0.02801537513732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92070007324219" calcext:value-type="float">
            <text:p>0.01920700073242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0200169086456299" calcext:value-type="float">
            <text:p>0.0200169086456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92623138427734" calcext:value-type="float">
            <text:p>0.01926231384277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91895961761475" calcext:value-type="float">
            <text:p>0.01918959617614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85368061065674" calcext:value-type="float">
            <text:p>0.01853680610656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70218849182129" calcext:value-type="float">
            <text:p>0.02702188491821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31990718841553" calcext:value-type="float">
            <text:p>0.03319907188415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83603668212891" calcext:value-type="float">
            <text:p>0.02836036682128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0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98819446563721" calcext:value-type="float">
            <text:p>0.03988194465637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71654033660889" calcext:value-type="float">
            <text:p>0.03716540336608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65920162200928" calcext:value-type="float">
            <text:p>0.02659201622009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8776159286499" calcext:value-type="float">
            <text:p>0.038776159286499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7522087097168" calcext:value-type="float">
            <text:p>0.02752208709716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81386375427246" calcext:value-type="float">
            <text:p>0.02813863754272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70459651947022" calcext:value-type="float">
            <text:p>0.02704596519470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37691211700439" calcext:value-type="float">
            <text:p>0.04376912117004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44436073303223" calcext:value-type="float">
            <text:p>0.04444360733032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66520595550537" calcext:value-type="float">
            <text:p>0.06665205955505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1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03852462768555" calcext:value-type="float">
            <text:p>0.04038524627685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0799617767334" calcext:value-type="float">
            <text:p>0.040799617767334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84142398834229" calcext:value-type="float">
            <text:p>0.03841423988342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94229888916016" calcext:value-type="float">
            <text:p>0.03942298889160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85384559631348" calcext:value-type="float">
            <text:p>0.03853845596313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87856960296631" calcext:value-type="float">
            <text:p>0.03878569602966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81457805633545" calcext:value-type="float">
            <text:p>0.03814578056335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55158519744873" calcext:value-type="float">
            <text:p>0.15515851974487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212049007415771" calcext:value-type="float">
            <text:p>0.21204900741577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64114713668823" calcext:value-type="float">
            <text:p>0.16411471366882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2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61825180053711" calcext:value-type="float">
            <text:p>0.16182518005371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53732538223267" calcext:value-type="float">
            <text:p>0.15373253822326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47676944732666" calcext:value-type="float">
            <text:p>0.14767694473266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64692401885986" calcext:value-type="float">
            <text:p>0.164692401885986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67362928390503" calcext:value-type="float">
            <text:p>0.16736292839050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63730621337891" calcext:value-type="float">
            <text:p>0.163730621337891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5173077583313" calcext:value-type="float">
            <text:p>0.1517307758331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216780185699463" calcext:value-type="float">
            <text:p>0.216780185699463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61769199371338" calcext:value-type="float">
            <text:p>0.36176919937133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221915245056152" calcext:value-type="float">
            <text:p>0.221915245056152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3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209383249282837" calcext:value-type="float">
            <text:p>0.20938324928283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217283248901367" calcext:value-type="float">
            <text:p>0.21728324890136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95289134979248" calcext:value-type="float">
            <text:p>0.19528913497924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96640729904175" calcext:value-type="float">
            <text:p>0.196640729904175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93219423294067" calcext:value-type="float">
            <text:p>0.193219423294067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93426132202148" calcext:value-type="float">
            <text:p>0.193426132202148</text:p>
          </table:table-cell>
        </table:table-row>
        <table:table-row table:style-name="ro1">
          <table:table-cell office:value-type="string" calcext:value-type="string">
            <text:p>Counting</text:p>
          </table:table-cell>
          <table:table-cell table:formula="of:=QUOTIENT([.C1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98479175567627" calcext:value-type="float">
            <text:p>0.19847917556762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965133666992" calcext:value-type="float">
            <text:p>0.0018496513366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4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0455703735352" calcext:value-type="float">
            <text:p>0.0016045570373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4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610824584961" calcext:value-type="float">
            <text:p>0.0020461082458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4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081024169922" calcext:value-type="float">
            <text:p>0.00165081024169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5213813781738" calcext:value-type="float">
            <text:p>0.00175213813781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6991691589355" calcext:value-type="float">
            <text:p>0.00186991691589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3626670837402" calcext:value-type="float">
            <text:p>0.00163626670837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360931396484" calcext:value-type="float">
            <text:p>0.00336360931396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4109535217285" calcext:value-type="float">
            <text:p>0.00344109535217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617767333984" calcext:value-type="float">
            <text:p>0.0017461776733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566349029541" calcext:value-type="float">
            <text:p>0.0015566349029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6371803283691" calcext:value-type="float">
            <text:p>0.00186371803283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542167663574" calcext:value-type="float">
            <text:p>0.00171542167663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5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2866439819336" calcext:value-type="float">
            <text:p>0.00322866439819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762168884277" calcext:value-type="float">
            <text:p>0.00333762168884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143043518066" calcext:value-type="float">
            <text:p>0.00158143043518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020362854004" calcext:value-type="float">
            <text:p>0.001730203628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6715850830078" calcext:value-type="float">
            <text:p>0.00176715850830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262092590332" calcext:value-type="float">
            <text:p>0.00351262092590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3186645507813" calcext:value-type="float">
            <text:p>0.00313186645507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923484802246" calcext:value-type="float">
            <text:p>0.00206923484802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6126441955566" calcext:value-type="float">
            <text:p>0.00216126441955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7910957336426" calcext:value-type="float">
            <text:p>0.00267910957336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6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7485427856445" calcext:value-type="float">
            <text:p>0.00217485427856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076797485352" calcext:value-type="float">
            <text:p>0.0019707679748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956832885742" calcext:value-type="float">
            <text:p>0.00213956832885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668617248535" calcext:value-type="float">
            <text:p>0.00229668617248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1848487854004" calcext:value-type="float">
            <text:p>0.002218484878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447250366211" calcext:value-type="float">
            <text:p>0.00224447250366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4481353759766" calcext:value-type="float">
            <text:p>0.00214481353759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92631912231445" calcext:value-type="float">
            <text:p>0.0099263191223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404491424561" calcext:value-type="float">
            <text:p>0.01104044914245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972984313965" calcext:value-type="float">
            <text:p>0.01029729843139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7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1065292358398" calcext:value-type="float">
            <text:p>0.00961065292358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698471069336" calcext:value-type="float">
            <text:p>0.01006984710693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898380279541" calcext:value-type="float">
            <text:p>0.01058983802795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531879425049" calcext:value-type="float">
            <text:p>0.01095318794250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520984649658" calcext:value-type="float">
            <text:p>0.01085209846496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13770866394043" calcext:value-type="float">
            <text:p>0.02137708663940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9229717254639" calcext:value-type="float">
            <text:p>0.01992297172546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73820686340332" calcext:value-type="float">
            <text:p>0.00973820686340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368759155273" calcext:value-type="float">
            <text:p>0.01033687591552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55673027038574" calcext:value-type="float">
            <text:p>0.01556730270385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8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573799133301" calcext:value-type="float">
            <text:p>0.0103573799133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35929584503174" calcext:value-type="float">
            <text:p>0.01359295845031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7736587524414" calcext:value-type="float">
            <text:p>0.01077365875244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49783706665" calcext:value-type="float">
            <text:p>0.01054978370666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098621368408" calcext:value-type="float">
            <text:p>0.01130986213684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4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344459533691" calcext:value-type="float">
            <text:p>0.02083444595336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790302276611" calcext:value-type="float">
            <text:p>0.02087903022766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49734020233154" calcext:value-type="float">
            <text:p>0.01497340202331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49059295654297" calcext:value-type="float">
            <text:p>0.0149059295654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773220062256" calcext:value-type="float">
            <text:p>0.02207732200622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19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298824310302734" calcext:value-type="float">
            <text:p>0.02988243103027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303699970245361" calcext:value-type="float">
            <text:p>0.03036999702453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31320953369141" calcext:value-type="float">
            <text:p>0.0131320953369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31020545959473" calcext:value-type="float">
            <text:p>0.01310205459594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25288963317871" calcext:value-type="float">
            <text:p>0.01252889633178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25043392181396" calcext:value-type="float">
            <text:p>0.012504339218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126001834869385" calcext:value-type="float">
            <text:p>0.01260018348693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0212211608887" calcext:value-type="float">
            <text:p>0.02302122116088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423267364502" calcext:value-type="float">
            <text:p>0.02242326736450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616828918457" calcext:value-type="float">
            <text:p>0.02336168289184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0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3855056762695" calcext:value-type="float">
            <text:p>0.0433855056762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8390293121338" calcext:value-type="float">
            <text:p>0.03983902931213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7703323364258" calcext:value-type="float">
            <text:p>0.02377033233642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802795410156" calcext:value-type="float">
            <text:p>0.02338027954101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9205360412598" calcext:value-type="float">
            <text:p>0.0239205360412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4990863800049" calcext:value-type="float">
            <text:p>0.04549908638000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5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6137657165527" calcext:value-type="float">
            <text:p>0.04561376571655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6023197174072" calcext:value-type="float">
            <text:p>0.02260231971740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5385894775391" calcext:value-type="float">
            <text:p>0.02353858947753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0965614318848" calcext:value-type="float">
            <text:p>0.02309656143188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1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0776348114014" calcext:value-type="float">
            <text:p>0.04407763481140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6641445159912" calcext:value-type="float">
            <text:p>0.04466414451599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8242874145508" calcext:value-type="float">
            <text:p>0.02282428741455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843326568604" calcext:value-type="float">
            <text:p>0.0233843326568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7427482604981" calcext:value-type="float">
            <text:p>0.02274274826049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0964698791504" calcext:value-type="float">
            <text:p>0.0440964698791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3716049194336" calcext:value-type="float">
            <text:p>0.04437160491943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4032306671143" calcext:value-type="float">
            <text:p>0.0324032306671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7778587341309" calcext:value-type="float">
            <text:p>0.03177785873413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74081134796143" calcext:value-type="float">
            <text:p>0.0374081134796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2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05855083465576" calcext:value-type="float">
            <text:p>0.05058550834655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0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91351985931397" calcext:value-type="float">
            <text:p>0.059135198593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918815612793" calcext:value-type="float">
            <text:p>0.02791881561279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4407863616943" calcext:value-type="float">
            <text:p>0.02744078636169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80406475067139" calcext:value-type="float">
            <text:p>0.0280406475067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80153751373291" calcext:value-type="float">
            <text:p>0.02801537513732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04915904998779" calcext:value-type="float">
            <text:p>0.03049159049987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3900880813599" calcext:value-type="float">
            <text:p>0.13390088081359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6396884918213" calcext:value-type="float">
            <text:p>0.13639688491821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237642288208" calcext:value-type="float">
            <text:p>0.13923764228820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3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7421541213989" calcext:value-type="float">
            <text:p>0.20742154121398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2733507156372" calcext:value-type="float">
            <text:p>0.21273350715637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204429626465" calcext:value-type="float">
            <text:p>0.14020442962646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082836151123" calcext:value-type="float">
            <text:p>0.14008283615112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078037261963" calcext:value-type="float">
            <text:p>0.14707803726196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8388566970825" calcext:value-type="float">
            <text:p>0.20838856697082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5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72289276123" calcext:value-type="float">
            <text:p>0.2177228927612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4564876556396" calcext:value-type="float">
            <text:p>0.13456487655639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5700702667236" calcext:value-type="float">
            <text:p>0.13570070266723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4315252304077" calcext:value-type="float">
            <text:p>0.13431525230407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4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6369647979736" calcext:value-type="float">
            <text:p>0.19636964797973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854998588562" calcext:value-type="float">
            <text:p>0.1985499858856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6340618133545" calcext:value-type="float">
            <text:p>0.13634061813354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598297119141" calcext:value-type="float">
            <text:p>0.14059829711914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776229858398" calcext:value-type="float">
            <text:p>0.13977622985839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9271192550659" calcext:value-type="float">
            <text:p>0.20927119255065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716381072998" calcext:value-type="float">
            <text:p>0.2071638107299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4670686721802" calcext:value-type="float">
            <text:p>0.18467068672180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7074184417725" calcext:value-type="float">
            <text:p>0.18707418441772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8925266265869" calcext:value-type="float">
            <text:p>0.18892526626586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5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79689073562622" calcext:value-type="float">
            <text:p>0.27968907356262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85536289215088" calcext:value-type="float">
            <text:p>0.28553628921508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4918422698975" calcext:value-type="float">
            <text:p>0.16491842269897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5636777877808" calcext:value-type="float">
            <text:p>0.16563677787780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072696685791" calcext:value-type="float">
            <text:p>0.2207269668579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4902210235596" calcext:value-type="float">
            <text:p>0.16490221023559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79161787033081" calcext:value-type="float">
            <text:p>0.17916178703308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0579795837402" calcext:value-type="float">
            <text:p>0.29057979583740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330587387085" calcext:value-type="float">
            <text:p>0.2933058738708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5875310897827" calcext:value-type="float">
            <text:p>0.29587531089782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6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0634737014771" calcext:value-type="float">
            <text:p>0.43063473701477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925142288208" calcext:value-type="float">
            <text:p>0.4392514228820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3524980545044" calcext:value-type="float">
            <text:p>0.29352498054504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3922414779663" calcext:value-type="float">
            <text:p>0.30392241477966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3603887557983" calcext:value-type="float">
            <text:p>0.30360388755798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0270195007324" calcext:value-type="float">
            <text:p>0.43027019500732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0013656616211" calcext:value-type="float">
            <text:p>0.43001365661621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768967628479" calcext:value-type="float">
            <text:p>0.2976896762847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4593563079834" calcext:value-type="float">
            <text:p>0.30459356307983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2689533233643" calcext:value-type="float">
            <text:p>0.32268953323364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7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28669691085815" calcext:value-type="float">
            <text:p>0.42866969108581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0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431407928467" calcext:value-type="float">
            <text:p>0.43643140792846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8050651550293" calcext:value-type="float">
            <text:p>0.28805065155029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44655418396" calcext:value-type="float">
            <text:p>0.294465541839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3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4566144943237" calcext:value-type="float">
            <text:p>0.30456614494323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26245450973511" calcext:value-type="float">
            <text:p>0.42624545097351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817646026611" calcext:value-type="float">
            <text:p>0.43681764602661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8093461990356" calcext:value-type="float">
            <text:p>0.39809346199035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6883001327515" calcext:value-type="float">
            <text:p>0.40688300132751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030546188355" calcext:value-type="float">
            <text:p>0.59503054618835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8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5199575424194" calcext:value-type="float">
            <text:p>0.60519957542419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5810804367065" calcext:value-type="float">
            <text:p>0.68581080436706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5014796257019" calcext:value-type="float">
            <text:p>0.3501479625701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6035013198853" calcext:value-type="float">
            <text:p>0.33603501319885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46191883087158" calcext:value-type="float">
            <text:p>0.34619188308715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55719804763794" calcext:value-type="float">
            <text:p>0.35571980476379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51455211639404" calcext:value-type="float">
            <text:p>0.35145521163940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3230314254761" calcext:value-type="float">
            <text:p>1.7323031425476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0797481536865" calcext:value-type="float">
            <text:p>1.8079748153686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428214073181" calcext:value-type="float">
            <text:p>1.8542821407318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29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7858500480652" calcext:value-type="float">
            <text:p>2.4785850048065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8161973953247" calcext:value-type="float">
            <text:p>2.5816197395324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2506418228149" calcext:value-type="float">
            <text:p>1.8250641822814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2620167732239" calcext:value-type="float">
            <text:p>1.8262016773223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321497917175" calcext:value-type="float">
            <text:p>1.8532149791717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670754432678" calcext:value-type="float">
            <text:p>2.6367075443267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453888893127" calcext:value-type="float">
            <text:p>2.63453888893127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9591298103333" calcext:value-type="float">
            <text:p>1.7959129810333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0513119697571" calcext:value-type="float">
            <text:p>1.8051311969757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1674146652222" calcext:value-type="float">
            <text:p>1.8167414665222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0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4037570953369" calcext:value-type="float">
            <text:p>2.5403757095336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4786028862" calcext:value-type="float">
            <text:p>2.6478602886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8253412246704" calcext:value-type="float">
            <text:p>1.7825341224670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129518032074" calcext:value-type="float">
            <text:p>1.812951803207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1777000427246" calcext:value-type="float">
            <text:p>1.8177700042724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0041604042053" calcext:value-type="float">
            <text:p>2.5004160404205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9737477302551" calcext:value-type="float">
            <text:p>2.4973747730255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9328551292419" calcext:value-type="float">
            <text:p>2.39328551292419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0070629119873" calcext:value-type="float">
            <text:p>2.4007062911987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9010300636291" calcext:value-type="float">
            <text:p>2.49010300636291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1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4192852973938" calcext:value-type="float">
            <text:p>3.4192852973938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44726538658142" calcext:value-type="float">
            <text:p>3.44726538658142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2445850372314" calcext:value-type="float">
            <text:p>2.42445850372314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8785786628723" calcext:value-type="float">
            <text:p>2.18785786628723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8270597457886" calcext:value-type="float">
            <text:p>2.08270597457886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52185344696045" calcext:value-type="float">
            <text:p>3.52185344696045</text:p>
          </table:table-cell>
        </table:table-row>
        <table:table-row table:style-name="ro1">
          <table:table-cell office:value-type="string" calcext:value-type="string">
            <text:p>QuickShort</text:p>
          </table:table-cell>
          <table:table-cell table:formula="of:=QUOTIENT([.C3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046290397644" calcext:value-type="float">
            <text:p>2.104629039764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7533416748047" calcext:value-type="float">
            <text:p>0.001475334167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2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232223510742" calcext:value-type="float">
            <text:p>0.00171232223510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2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9859046936035" calcext:value-type="float">
            <text:p>0.0029985904693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2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637535095215" calcext:value-type="float">
            <text:p>0.0017163753509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294490814209" calcext:value-type="float">
            <text:p>0.00292944908142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435333251953" calcext:value-type="float">
            <text:p>0.001454353332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945518493652" calcext:value-type="float">
            <text:p>0.00152945518493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039527893066" calcext:value-type="float">
            <text:p>0.0015203952789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2505493164062" calcext:value-type="float">
            <text:p>0.0030250549316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8380851745605" calcext:value-type="float">
            <text:p>0.0029838085174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435333251953" calcext:value-type="float">
            <text:p>0.001454353332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2672691345215" calcext:value-type="float">
            <text:p>0.0023267269134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865306854248" calcext:value-type="float">
            <text:p>0.00358653068542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3078002929687" calcext:value-type="float">
            <text:p>0.00233078002929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945205688477" calcext:value-type="float">
            <text:p>0.00380945205688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040130615234" calcext:value-type="float">
            <text:p>0.0017004013061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901756286621" calcext:value-type="float">
            <text:p>0.00190901756286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1385536193848" calcext:value-type="float">
            <text:p>0.00161385536193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236213684082" calcext:value-type="float">
            <text:p>0.00372362136840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6783142089844" calcext:value-type="float">
            <text:p>0.00366783142089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4007835388184" calcext:value-type="float">
            <text:p>0.0023400783538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6943702697754" calcext:value-type="float">
            <text:p>0.00256943702697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5799293518066" calcext:value-type="float">
            <text:p>0.00255799293518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7709045410156" calcext:value-type="float">
            <text:p>0.00487709045410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3387336730957" calcext:value-type="float">
            <text:p>0.003733873367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900245666504" calcext:value-type="float">
            <text:p>0.00224900245666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0789184570312" calcext:value-type="float">
            <text:p>0.00230789184570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167938232422" calcext:value-type="float">
            <text:p>0.00229167938232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6593017578125" calcext:value-type="float">
            <text:p>0.00226593017578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1800804138184" calcext:value-type="float">
            <text:p>0.0022180080413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9287109375" calcext:value-type="float">
            <text:p>0.0101928710937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2996482849121" calcext:value-type="float">
            <text:p>0.00962996482849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0978136062622071" calcext:value-type="float">
            <text:p>0.00978136062622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9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82764530181885" calcext:value-type="float">
            <text:p>0.0182764530181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63652896881104" calcext:value-type="float">
            <text:p>0.0163652896881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577209472656" calcext:value-type="float">
            <text:p>0.01025772094726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6886024475098" calcext:value-type="float">
            <text:p>0.00986886024475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53745841979981" calcext:value-type="float">
            <text:p>0.009537458419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01623439788818" calcext:value-type="float">
            <text:p>0.0201623439788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8211841583252" calcext:value-type="float">
            <text:p>0.0182118415832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2257385253906" calcext:value-type="float">
            <text:p>0.00962257385253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770992279053" calcext:value-type="float">
            <text:p>0.01067709922790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69026184082" calcext:value-type="float">
            <text:p>0.0108690261840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97439193725586" calcext:value-type="float">
            <text:p>0.01974391937255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89943313598633" calcext:value-type="float">
            <text:p>0.01899433135986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824138641357" calcext:value-type="float">
            <text:p>0.01038241386413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514194488525" calcext:value-type="float">
            <text:p>0.0103514194488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94157791137695" calcext:value-type="float">
            <text:p>0.00994157791137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207498073577881" calcext:value-type="float">
            <text:p>0.02074980735778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8752880096436" calcext:value-type="float">
            <text:p>0.01987528800964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4498233795166" calcext:value-type="float">
            <text:p>0.01449823379516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41620635986328" calcext:value-type="float">
            <text:p>0.01416206359863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148994922637939" calcext:value-type="float">
            <text:p>0.01489949226379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288257598876953" calcext:value-type="float">
            <text:p>0.02882575988769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342869758605957" calcext:value-type="float">
            <text:p>0.03428697586059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40376091003418" calcext:value-type="float">
            <text:p>0.01403760910034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29251480102539" calcext:value-type="float">
            <text:p>0.0129251480102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23412609100342" calcext:value-type="float">
            <text:p>0.01234126091003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21226310729981" calcext:value-type="float">
            <text:p>0.01212263107299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12406587600708" calcext:value-type="float">
            <text:p>0.01240658760070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9261646270752" calcext:value-type="float">
            <text:p>0.02192616462707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7913856506348" calcext:value-type="float">
            <text:p>0.02279138565063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3375091552734" calcext:value-type="float">
            <text:p>0.02133750915527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9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7006950378418" calcext:value-type="float">
            <text:p>0.04370069503784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5298004150391" calcext:value-type="float">
            <text:p>0.03952980041503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2407112121582" calcext:value-type="float">
            <text:p>0.02124071121215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3108062744141" calcext:value-type="float">
            <text:p>0.02131080627441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9770202636719" calcext:value-type="float">
            <text:p>0.02097702026367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6337718963623" calcext:value-type="float">
            <text:p>0.04263377189636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9415493011475" calcext:value-type="float">
            <text:p>0.0399415493011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1107730865479" calcext:value-type="float">
            <text:p>0.0211107730865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249031066895" calcext:value-type="float">
            <text:p>0.0222249031066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7421054840088" calcext:value-type="float">
            <text:p>0.02174210548400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527437210083" calcext:value-type="float">
            <text:p>0.04252743721008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9584980010986" calcext:value-type="float">
            <text:p>0.04295849800109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391056060791" calcext:value-type="float">
            <text:p>0.02233910560607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6989517211914" calcext:value-type="float">
            <text:p>0.02169895172119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554708480835" calcext:value-type="float">
            <text:p>0.02155470848083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6487197875977" calcext:value-type="float">
            <text:p>0.04364871978759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2905941009522" calcext:value-type="float">
            <text:p>0.0402905941009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8098068237305" calcext:value-type="float">
            <text:p>0.0318098068237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72340393066" calcext:value-type="float">
            <text:p>0.03131723403930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59835624694824" calcext:value-type="float">
            <text:p>0.0359835624694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98049163818359" calcext:value-type="float">
            <text:p>0.05980491638183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0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88953399658203" calcext:value-type="float">
            <text:p>0.068895339965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667760848999" calcext:value-type="float">
            <text:p>0.02766776084899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2550582885742" calcext:value-type="float">
            <text:p>0.02725505828857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8090238571167" calcext:value-type="float">
            <text:p>0.02809023857116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8782844543457" calcext:value-type="float">
            <text:p>0.02787828445434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98929214477539" calcext:value-type="float">
            <text:p>0.0298929214477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958038330078" calcext:value-type="float">
            <text:p>0.12495803833007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964569091797" calcext:value-type="float">
            <text:p>0.12696456909179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129077911377" calcext:value-type="float">
            <text:p>0.12712907791137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9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5690393447876" calcext:value-type="float">
            <text:p>0.19569039344787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7587251663208" calcext:value-type="float">
            <text:p>0.19758725166320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894950866699" calcext:value-type="float">
            <text:p>0.12689495086669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97447681427" calcext:value-type="float">
            <text:p>0.129744768142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815795898438" calcext:value-type="float">
            <text:p>0.12681579589843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279941558838" calcext:value-type="float">
            <text:p>0.21027994155883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6194639205933" calcext:value-type="float">
            <text:p>0.20619463920593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327442169189" calcext:value-type="float">
            <text:p>0.1273274421691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109931945801" calcext:value-type="float">
            <text:p>0.12810993194580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581119537354" calcext:value-type="float">
            <text:p>0.1275811195373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6453809738159" calcext:value-type="float">
            <text:p>0.19645380973815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8493242263794" calcext:value-type="float">
            <text:p>0.19849324226379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653764724731" calcext:value-type="float">
            <text:p>0.1286537647247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9728078842163" calcext:value-type="float">
            <text:p>0.12972807884216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3538007736206" calcext:value-type="float">
            <text:p>0.13353800773620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3391799926758" calcext:value-type="float">
            <text:p>0.19339179992675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5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8519945144653" calcext:value-type="float">
            <text:p>0.1985199451446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3129787445068" calcext:value-type="float">
            <text:p>0.18312978744506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4719800949097" calcext:value-type="float">
            <text:p>0.18471980094909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510913848877" calcext:value-type="float">
            <text:p>0.1851091384887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76788949966431" calcext:value-type="float">
            <text:p>0.2767889499664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72457122802734" calcext:value-type="float">
            <text:p>0.27245712280273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3016557693481" calcext:value-type="float">
            <text:p>0.16301655769348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3430213928223" calcext:value-type="float">
            <text:p>0.16343021392822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880155563354" calcext:value-type="float">
            <text:p>0.2158801555633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2986755371094" calcext:value-type="float">
            <text:p>0.16298675537109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0232763290405" calcext:value-type="float">
            <text:p>0.18023276329040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7826795578003" calcext:value-type="float">
            <text:p>0.26782679557800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5611400604248" calcext:value-type="float">
            <text:p>0.2756114006042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9818048477173" calcext:value-type="float">
            <text:p>0.28981804847717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6517992019653" calcext:value-type="float">
            <text:p>0.3965179920196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11825895309448" calcext:value-type="float">
            <text:p>0.4118258953094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5005578994751" calcext:value-type="float">
            <text:p>0.27500557899475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6081790924072" calcext:value-type="float">
            <text:p>0.28608179092407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6840438842773" calcext:value-type="float">
            <text:p>0.28684043884277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9255504608154" calcext:value-type="float">
            <text:p>0.4092555046081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11029577255249" calcext:value-type="float">
            <text:p>0.41102957725524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9450416564941" calcext:value-type="float">
            <text:p>0.2794504165649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1679382324219" calcext:value-type="float">
            <text:p>0.29167938232421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762077331543" calcext:value-type="float">
            <text:p>0.2976207733154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2963638305664" calcext:value-type="float">
            <text:p>0.40296363830566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9796953201294" calcext:value-type="float">
            <text:p>0.40979695320129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6735305786133" calcext:value-type="float">
            <text:p>0.27673530578613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2154550552368" calcext:value-type="float">
            <text:p>0.29215455055236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4332275390625" calcext:value-type="float">
            <text:p>0.28433227539062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5188083648682" calcext:value-type="float">
            <text:p>0.4051880836486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10808563232422" calcext:value-type="float">
            <text:p>0.41080856323242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2549285888672" calcext:value-type="float">
            <text:p>0.38254928588867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3122673034668" calcext:value-type="float">
            <text:p>0.39312267303466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5704984664917" calcext:value-type="float">
            <text:p>0.39570498466491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64768934249878" calcext:value-type="float">
            <text:p>0.66476893424987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6011848449707" calcext:value-type="float">
            <text:p>0.7601184844970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49477529525757" calcext:value-type="float">
            <text:p>0.34947752952575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4591388702393" calcext:value-type="float">
            <text:p>0.33459138870239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42983245849609" calcext:value-type="float">
            <text:p>0.34298324584960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51334571838379" calcext:value-type="float">
            <text:p>0.35133457183837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52840423583984" calcext:value-type="float">
            <text:p>0.35284042358398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6541471481323" calcext:value-type="float">
            <text:p>1.7654147148132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7595090866089" calcext:value-type="float">
            <text:p>1.775950908660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7948927879334" calcext:value-type="float">
            <text:p>1.7794892787933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4622993469238" calcext:value-type="float">
            <text:p>2.4462299346923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9985694885254" calcext:value-type="float">
            <text:p>2.499856948852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6429162025452" calcext:value-type="float">
            <text:p>1.664291620254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2123742103577" calcext:value-type="float">
            <text:p>1.7212374210357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4067378044128" calcext:value-type="float">
            <text:p>1.7406737804412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093165397644" calcext:value-type="float">
            <text:p>2.3409316539764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5149707794189" calcext:value-type="float">
            <text:p>2.451497077941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0928144454956" calcext:value-type="float">
            <text:p>1.709281444549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3246455192566" calcext:value-type="float">
            <text:p>1.7324645519256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5995540618896" calcext:value-type="float">
            <text:p>1.7599554061889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6262884140015" calcext:value-type="float">
            <text:p>2.4626288414001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88844871521" calcext:value-type="float">
            <text:p>2.48884487152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1502614021301" calcext:value-type="float">
            <text:p>1.7150261402130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4842548370361" calcext:value-type="float">
            <text:p>1.7484254837036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6452851295471" calcext:value-type="float">
            <text:p>1.7645285129547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2073726654053" calcext:value-type="float">
            <text:p>2.420737266540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3383812904358" calcext:value-type="float">
            <text:p>2.4338381290435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1855893135071" calcext:value-type="float">
            <text:p>2.3185589313507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809589385986" calcext:value-type="float">
            <text:p>2.3480958938598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7304949760437" calcext:value-type="float">
            <text:p>2.3730494976043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33805441856384" calcext:value-type="float">
            <text:p>3.3380544185638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48527026176453" calcext:value-type="float">
            <text:p>3.485270261764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5625863075256" calcext:value-type="float">
            <text:p>2.356258630752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8928813934326" calcext:value-type="float">
            <text:p>2.1892881393432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3321208953857" calcext:value-type="float">
            <text:p>2.1332120895385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3.52504825592041" calcext:value-type="float">
            <text:p>3.525048255920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9093809127808" calcext:value-type="float">
            <text:p>2.090938091278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2740898132324" calcext:value-type="float">
            <text:p>0.002127408981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0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30827331543" calcext:value-type="float">
            <text:p>0.0022730827331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0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7511978149414" calcext:value-type="float">
            <text:p>0.0037751197814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0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952156066895" calcext:value-type="float">
            <text:p>0.0019295215606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725952148438" calcext:value-type="float">
            <text:p>0.0035972595214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34464263916" calcext:value-type="float">
            <text:p>0.0016634464263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557556152344" calcext:value-type="float">
            <text:p>0.002355575561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831588745117" calcext:value-type="float">
            <text:p>0.0019183158874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4112854003906" calcext:value-type="float">
            <text:p>0.0036411285400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2416763305664" calcext:value-type="float">
            <text:p>0.0034241676330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427032470703" calcext:value-type="float">
            <text:p>0.0017442703247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7178497314453" calcext:value-type="float">
            <text:p>0.0030717849731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9668006896973" calcext:value-type="float">
            <text:p>0.003696680068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1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4957580566406" calcext:value-type="float">
            <text:p>0.0035495758056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9463996887207" calcext:value-type="float">
            <text:p>0.0028946399688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8490409851074" calcext:value-type="float">
            <text:p>0.0016849040985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687934875488" calcext:value-type="float">
            <text:p>0.0017368793487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883796691895" calcext:value-type="float">
            <text:p>0.0024788379669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001953125" calcext:value-type="float">
            <text:p>0.00177001953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300880432129" calcext:value-type="float">
            <text:p>0.0020430088043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100036621094" calcext:value-type="float">
            <text:p>0.0017910003662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903114318848" calcext:value-type="float">
            <text:p>0.0019190311431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0673599243164" calcext:value-type="float">
            <text:p>0.0018067359924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2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253791809082" calcext:value-type="float">
            <text:p>0.0038025379180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7379188537598" calcext:value-type="float">
            <text:p>0.0036737918853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79808807373" calcext:value-type="float">
            <text:p>0.0021979808807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5244293212891" calcext:value-type="float">
            <text:p>0.0021524429321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110900878906" calcext:value-type="float">
            <text:p>0.0018711090087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179107666016" calcext:value-type="float">
            <text:p>0.001671791076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497200012207" calcext:value-type="float">
            <text:p>0.0017349720001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58602142334" calcext:value-type="float">
            <text:p>0.0112586021423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081268310547" calcext:value-type="float">
            <text:p>0.0109081268310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129978179932" calcext:value-type="float">
            <text:p>0.0108129978179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3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6883888244629" calcext:value-type="float">
            <text:p>0.0226883888244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0409164428711" calcext:value-type="float">
            <text:p>0.0210409164428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465785980225" calcext:value-type="float">
            <text:p>0.0113465785980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16845703125" calcext:value-type="float">
            <text:p>0.011016845703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524032592773" calcext:value-type="float">
            <text:p>0.0112524032592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661918640137" calcext:value-type="float">
            <text:p>0.0203661918640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98276042938232" calcext:value-type="float">
            <text:p>0.0198276042938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174583435059" calcext:value-type="float">
            <text:p>0.0111174583435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977359771729" calcext:value-type="float">
            <text:p>0.0114977359771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385387420654" calcext:value-type="float">
            <text:p>0.0117385387420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4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7595100402832" calcext:value-type="float">
            <text:p>0.0217595100402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7799205780029" calcext:value-type="float">
            <text:p>0.0197799205780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499828338623" calcext:value-type="float">
            <text:p>0.0117499828338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572048187256" calcext:value-type="float">
            <text:p>0.0114572048187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325450897217" calcext:value-type="float">
            <text:p>0.0115325450897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608711242676" calcext:value-type="float">
            <text:p>0.022060871124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5309391021729" calcext:value-type="float">
            <text:p>0.0205309391021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92131233215332" calcext:value-type="float">
            <text:p>0.0099213123321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793113708496" calcext:value-type="float">
            <text:p>0.011079311370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931427001953" calcext:value-type="float">
            <text:p>0.0103931427001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5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0595855712891" calcext:value-type="float">
            <text:p>0.0200595855712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065872192383" calcext:value-type="float">
            <text:p>0.0203065872192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21681690216064" calcext:value-type="float">
            <text:p>0.0121681690216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212097167969" calcext:value-type="float">
            <text:p>0.0100212097167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4025001525879" calcext:value-type="float">
            <text:p>0.0098402500152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95278358459473" calcext:value-type="float">
            <text:p>0.0099527835845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115703582764" calcext:value-type="float">
            <text:p>0.0101115703582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425369262695" calcext:value-type="float">
            <text:p>0.024342536926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1386890411377" calcext:value-type="float">
            <text:p>0.0241386890411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500274658203" calcext:value-type="float">
            <text:p>0.02495002746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6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2838878631592" calcext:value-type="float">
            <text:p>0.0472838878631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2589263916016" calcext:value-type="float">
            <text:p>0.0462589263916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2972373962402" calcext:value-type="float">
            <text:p>0.02429723739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9942073822022" calcext:value-type="float">
            <text:p>0.0239942073822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3324508666992" calcext:value-type="float">
            <text:p>0.0253324508666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050952911377" calcext:value-type="float">
            <text:p>0.0470509529113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3488101959229" calcext:value-type="float">
            <text:p>0.0463488101959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765613555908" calcext:value-type="float">
            <text:p>0.0246765613555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642330169678" calcext:value-type="float">
            <text:p>0.0243642330169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174335479736" calcext:value-type="float">
            <text:p>0.024617433547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7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0172634124756" calcext:value-type="float">
            <text:p>0.0480172634124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0363368988037" calcext:value-type="float">
            <text:p>0.0480363368988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875949859619" calcext:value-type="float">
            <text:p>0.0250875949859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2971649169922" calcext:value-type="float">
            <text:p>0.0252971649169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189304351807" calcext:value-type="float">
            <text:p>0.0250189304351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80773544311523" calcext:value-type="float">
            <text:p>0.0380773544311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4078960418701" calcext:value-type="float">
            <text:p>0.040407896041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5141048431397" calcext:value-type="float">
            <text:p>0.022514104843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1485366821289" calcext:value-type="float">
            <text:p>0.0231485366821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7244625091553" calcext:value-type="float">
            <text:p>0.0217244625091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8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6426868438721" calcext:value-type="float">
            <text:p>0.0446426868438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14905548095703" calcext:value-type="float">
            <text:p>0.041490554809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066520690918" calcext:value-type="float">
            <text:p>0.0230665206909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4452743530273" calcext:value-type="float">
            <text:p>0.0214452743530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5580463409424" calcext:value-type="float">
            <text:p>0.0215580463409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1658477783203" calcext:value-type="float">
            <text:p>0.021165847778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9342708587647" calcext:value-type="float">
            <text:p>0.0219342708587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895532608032" calcext:value-type="float">
            <text:p>0.1418955326080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0578022003174" calcext:value-type="float">
            <text:p>0.1505780220031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1869535446167" calcext:value-type="float">
            <text:p>0.1518695354461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59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6275453567505" calcext:value-type="float">
            <text:p>0.2162754535675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2222566604614" calcext:value-type="float">
            <text:p>0.2222225666046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04373550415" calcext:value-type="float">
            <text:p>0.140043735504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903017044067" calcext:value-type="float">
            <text:p>0.1439030170440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534992218018" calcext:value-type="float">
            <text:p>0.1455349922180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086511611938" calcext:value-type="float">
            <text:p>0.2110865116119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960149765015" calcext:value-type="float">
            <text:p>0.2109601497650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682573318481" calcext:value-type="float">
            <text:p>0.145682573318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445657730103" calcext:value-type="float">
            <text:p>0.1444456577301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9214267730713" calcext:value-type="float">
            <text:p>0.1492142677307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0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259386062622" calcext:value-type="float">
            <text:p>0.2142593860626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9706535339355" calcext:value-type="float">
            <text:p>0.2197065353393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737606048584" calcext:value-type="float">
            <text:p>0.1397376060485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517805099487" calcext:value-type="float">
            <text:p>0.1425178050994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036790847778" calcext:value-type="float">
            <text:p>0.1470367908477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9979057312012" calcext:value-type="float">
            <text:p>0.2099790573120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3238716125488" calcext:value-type="float">
            <text:p>0.2132387161254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327680587769" calcext:value-type="float">
            <text:p>0.1273276805877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666711807251" calcext:value-type="float">
            <text:p>0.1276667118072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1584644317627" calcext:value-type="float">
            <text:p>0.1315846443176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1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719934463501" calcext:value-type="float">
            <text:p>0.197199344635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5346832275391" calcext:value-type="float">
            <text:p>0.1953468322753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888599395752" calcext:value-type="float">
            <text:p>0.118885993957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711275100708" calcext:value-type="float">
            <text:p>0.124711275100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8275880813599" calcext:value-type="float">
            <text:p>0.1182758808135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6735219955444" calcext:value-type="float">
            <text:p>0.1167352199554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921798706055" calcext:value-type="float">
            <text:p>0.1249217987060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9025535583496" calcext:value-type="float">
            <text:p>0.2990255355834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2143335342407" calcext:value-type="float">
            <text:p>0.3021433353424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370031356811" calcext:value-type="float">
            <text:p>0.319370031356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2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5965299606323" calcext:value-type="float">
            <text:p>0.435965299606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685562133789" calcext:value-type="float">
            <text:p>0.4366855621337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094947814941" calcext:value-type="float">
            <text:p>0.3150949478149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982456207275" calcext:value-type="float">
            <text:p>0.3209824562072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6618194580078" calcext:value-type="float">
            <text:p>0.3266181945800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900047302246" calcext:value-type="float">
            <text:p>0.4579000473022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8709716796875" calcext:value-type="float">
            <text:p>0.4587097167968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353414535522" calcext:value-type="float">
            <text:p>0.3183534145355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844007492065" calcext:value-type="float">
            <text:p>0.3198440074920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3074808120728" calcext:value-type="float">
            <text:p>0.3330748081207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3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3225612640381" calcext:value-type="float">
            <text:p>0.4532256126403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8860397338867" calcext:value-type="float">
            <text:p>0.4588603973388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9319734573364" calcext:value-type="float">
            <text:p>0.3093197345733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7891368865967" calcext:value-type="float">
            <text:p>0.3078913688659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873291015625" calcext:value-type="float">
            <text:p>0.3138732910156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611560821533" calcext:value-type="float">
            <text:p>0.4576115608215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020738601685" calcext:value-type="float">
            <text:p>0.4540207386016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2830009460449" calcext:value-type="float">
            <text:p>0.2728300094604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634859085083" calcext:value-type="float">
            <text:p>0.276348590850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4604797363281" calcext:value-type="float">
            <text:p>0.2746047973632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4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6157264709473" calcext:value-type="float">
            <text:p>0.3961572647094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97962474823" calcext:value-type="float">
            <text:p>0.39979624748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970975875854" calcext:value-type="float">
            <text:p>0.258970975875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5368709564209" calcext:value-type="float">
            <text:p>0.2553687095642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9383211135864" calcext:value-type="float">
            <text:p>0.249383211135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7657775878906" calcext:value-type="float">
            <text:p>0.2476577758789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7767915725708" calcext:value-type="float">
            <text:p>0.257767915725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5590567588806" calcext:value-type="float">
            <text:p>1.955905675888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641125202179" calcext:value-type="float">
            <text:p>1.96411252021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0369596481323" calcext:value-type="float">
            <text:p>2.00369596481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5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0712223052979" calcext:value-type="float">
            <text:p>2.807122230529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1131196022034" calcext:value-type="float">
            <text:p>2.811311960220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229183197021" calcext:value-type="float">
            <text:p>1.842291831970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588001251221" calcext:value-type="float">
            <text:p>1.865880012512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370822906494" calcext:value-type="float">
            <text:p>1.893708229064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29248046875" calcext:value-type="float">
            <text:p>2.62292480468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7626705169678" calcext:value-type="float">
            <text:p>2.776267051696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1976938247681" calcext:value-type="float">
            <text:p>1.819769382476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291144371033" calcext:value-type="float">
            <text:p>1.882911443710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079333305359" calcext:value-type="float">
            <text:p>1.880793333053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6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1214375495911" calcext:value-type="float">
            <text:p>2.612143754959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0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407301902771" calcext:value-type="float">
            <text:p>2.634073019027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1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289836883545" calcext:value-type="float">
            <text:p>1.842898368835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916776657105" calcext:value-type="float">
            <text:p>1.909167766571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2578530311584" calcext:value-type="float">
            <text:p>1.925785303115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5777730941772" calcext:value-type="float">
            <text:p>2.657777309417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6391134262085" calcext:value-type="float">
            <text:p>2.663911342620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2880907058716" calcext:value-type="float">
            <text:p>1.528809070587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6358408927917" calcext:value-type="float">
            <text:p>1.563584089279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8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9661912918091" calcext:value-type="float">
            <text:p>1.596619129180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7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21394228935242" calcext:value-type="float">
            <text:p>2.213942289352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22470188140869" calcext:value-type="float">
            <text:p>2.224701881408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3167104721069" calcext:value-type="float">
            <text:p>1.531671047210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1703643798828" calcext:value-type="float">
            <text:p>1.517036437988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585729598999" calcext:value-type="float">
            <text:p>1.435857295989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134240150452" calcext:value-type="float">
            <text:p>1.391342401504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855664730072" calcext:value-type="float">
            <text:p>1.38556647300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672241210938" calcext:value-type="float">
            <text:p>0.0017967224121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5983390808105" calcext:value-type="float">
            <text:p>0.0021598339080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1841850280762" calcext:value-type="float">
            <text:p>0.0018184185028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8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6538696289063" calcext:value-type="float">
            <text:p>0.0018653869628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7866897583008" calcext:value-type="float">
            <text:p>0.002178668975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498558044434" calcext:value-type="float">
            <text:p>0.0017449855804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401832580566" calcext:value-type="float">
            <text:p>0.0017340183258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1541862487793" calcext:value-type="float">
            <text:p>0.0024154186248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37663269043" calcext:value-type="float">
            <text:p>0.0017237663269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2550163269043" calcext:value-type="float">
            <text:p>0.002125501632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533634185791" calcext:value-type="float">
            <text:p>0.0019533634185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4215774536133" calcext:value-type="float">
            <text:p>0.0019421577453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8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928916931152" calcext:value-type="float">
            <text:p>0.0021092891693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69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8649444580078" calcext:value-type="float">
            <text:p>0.0040864944458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1639938354492" calcext:value-type="float">
            <text:p>0.0040163993835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0390815734863" calcext:value-type="float">
            <text:p>0.0020039081573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9495086669922" calcext:value-type="float">
            <text:p>0.0018949508666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881233215332" calcext:value-type="float">
            <text:p>0.0021088123321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1438941955566" calcext:value-type="float">
            <text:p>0.0041143894195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5958633422852" calcext:value-type="float">
            <text:p>0.004259586334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138816833496" calcext:value-type="float">
            <text:p>0.0019013881683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1623344421387" calcext:value-type="float">
            <text:p>0.0030162334442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8288497924805" calcext:value-type="float">
            <text:p>0.003882884979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0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8261947631836" calcext:value-type="float">
            <text:p>0.0022826194763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7440452575684" calcext:value-type="float">
            <text:p>0.0037744045257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566009521484" calcext:value-type="float">
            <text:p>0.0017156600952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8108940124512" calcext:value-type="float">
            <text:p>0.0016810894012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1838531494141" calcext:value-type="float">
            <text:p>0.0016183853149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5043296813965" calcext:value-type="float">
            <text:p>0.002250432968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3439254760742" calcext:value-type="float">
            <text:p>0.0018343925476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059116363525" calcext:value-type="float">
            <text:p>0.011205911636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441944122314" calcext:value-type="float">
            <text:p>0.0113441944122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634399414063" calcext:value-type="float">
            <text:p>0.0109634399414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1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4590301513672" calcext:value-type="float">
            <text:p>0.0224590301513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906402587891" calcext:value-type="float">
            <text:p>0.0218906402587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92798614502" calcext:value-type="float">
            <text:p>0.0111927986145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477043151856" calcext:value-type="float">
            <text:p>0.0109477043151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294456481934" calcext:value-type="float">
            <text:p>0.0115294456481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3190784454346" calcext:value-type="float">
            <text:p>0.0223190784454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210373401641846" calcext:value-type="float">
            <text:p>0.0210373401641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238956451416" calcext:value-type="float">
            <text:p>0.0111238956451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464096069336" calcext:value-type="float">
            <text:p>0.0110464096069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072727203369" calcext:value-type="float">
            <text:p>0.0115072727203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2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221786499023437" calcext:value-type="float">
            <text:p>0.022178649902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658016204834" calcext:value-type="float">
            <text:p>0.020658016204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055374145508" calcext:value-type="float">
            <text:p>0.0111055374145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446380615234" calcext:value-type="float">
            <text:p>0.011144638061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835666656494" calcext:value-type="float">
            <text:p>0.0115835666656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787525177002" calcext:value-type="float">
            <text:p>0.02207875251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883285522461" calcext:value-type="float">
            <text:p>0.0208883285522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081298828125" calcext:value-type="float">
            <text:p>0.0102081298828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216865539551" calcext:value-type="float">
            <text:p>0.0100216865539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66032409668" calcext:value-type="float">
            <text:p>0.0100660324096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3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91214084625244" calcext:value-type="float">
            <text:p>0.0191214084625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68046951293945" calcext:value-type="float">
            <text:p>0.0168046951293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884738922119" calcext:value-type="float">
            <text:p>0.0109884738922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1184501647949" calcext:value-type="float">
            <text:p>0.0096118450164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858211517334" calcext:value-type="float">
            <text:p>0.0100858211517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621150970459" calcext:value-type="float">
            <text:p>0.0101621150970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4930992126465" calcext:value-type="float">
            <text:p>0.0098493099212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0957736968994" calcext:value-type="float">
            <text:p>0.0240957736968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2370834350586" calcext:value-type="float">
            <text:p>0.0252370834350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0507125854492" calcext:value-type="float">
            <text:p>0.0240507125854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4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8354225158691" calcext:value-type="float">
            <text:p>0.0468354225158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8267669677734" calcext:value-type="float">
            <text:p>0.047826766967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6976356506348" calcext:value-type="float">
            <text:p>0.0266976356506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1057147979736" calcext:value-type="float">
            <text:p>0.025105714797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6073474884033" calcext:value-type="float">
            <text:p>0.0256073474884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4753379821777" calcext:value-type="float">
            <text:p>0.0474753379821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6719398498535" calcext:value-type="float">
            <text:p>0.045671939849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5215167999268" calcext:value-type="float">
            <text:p>0.0255215167999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821807861328" calcext:value-type="float">
            <text:p>0.0247821807861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061252593994" calcext:value-type="float">
            <text:p>0.0247061252593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5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4685897827149" calcext:value-type="float">
            <text:p>0.0484685897827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7658767700195" calcext:value-type="float">
            <text:p>0.045765876770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480869293213" calcext:value-type="float">
            <text:p>0.0247480869293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711803436279" calcext:value-type="float">
            <text:p>0.0245711803436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212482452393" calcext:value-type="float">
            <text:p>0.0246212482452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3917255401611" calcext:value-type="float">
            <text:p>0.0463917255401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3325977325439" calcext:value-type="float">
            <text:p>0.0463325977325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6616859436035" calcext:value-type="float">
            <text:p>0.0226616859436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1207866668701" calcext:value-type="float">
            <text:p>0.021120786666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037864685059" calcext:value-type="float">
            <text:p>0.0221037864685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6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7490940093994" calcext:value-type="float">
            <text:p>0.0437490940093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7474250793457" calcext:value-type="float">
            <text:p>0.0437474250793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4080810546875" calcext:value-type="float">
            <text:p>0.0214080810546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982002258301" calcext:value-type="float">
            <text:p>0.022198200225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2814807891846" calcext:value-type="float">
            <text:p>0.0212814807891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8511352539062" calcext:value-type="float">
            <text:p>0.0208511352539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6468105316162" calcext:value-type="float">
            <text:p>0.0206468105316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789963722229" calcext:value-type="float">
            <text:p>0.13789963722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837120056152" calcext:value-type="float">
            <text:p>0.1418371200561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230365753174" calcext:value-type="float">
            <text:p>0.1442303657531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7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527896881104" calcext:value-type="float">
            <text:p>0.2105278968811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188285827637" calcext:value-type="float">
            <text:p>0.2181882858276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641761779785" calcext:value-type="float">
            <text:p>0.1396417617797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231630325317" calcext:value-type="float">
            <text:p>0.1432316303253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256042480469" calcext:value-type="float">
            <text:p>0.1452560424804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463638305664" calcext:value-type="float">
            <text:p>0.2154636383056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145162582397" calcext:value-type="float">
            <text:p>0.2111451625823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668102264404" calcext:value-type="float">
            <text:p>0.1446681022644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064903259277" calcext:value-type="float">
            <text:p>0.1440649032592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2931451797485" calcext:value-type="float">
            <text:p>0.1529314517974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8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6317176818848" calcext:value-type="float">
            <text:p>0.2163171768188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320369720459" calcext:value-type="float">
            <text:p>0.2183203697204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506620407105" calcext:value-type="float">
            <text:p>0.1455066204071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9239778518677" calcext:value-type="float">
            <text:p>0.1492397785186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062591552734" calcext:value-type="float">
            <text:p>0.1430625915527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8053569793701" calcext:value-type="float">
            <text:p>0.2280535697937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390775680542" calcext:value-type="float">
            <text:p>0.217390775680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57537651062" calcext:value-type="float">
            <text:p>0.124575376510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734733581543" calcext:value-type="float">
            <text:p>0.1267347335815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9256010055542" calcext:value-type="float">
            <text:p>0.129256010055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79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546389579773" calcext:value-type="float">
            <text:p>0.19546389579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6725845336914" calcext:value-type="float">
            <text:p>0.1967258453369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252132415771" calcext:value-type="float">
            <text:p>0.1202521324157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561599731445" calcext:value-type="float">
            <text:p>0.1205615997314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3034000396729" calcext:value-type="float">
            <text:p>0.1230340003967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869232177734" calcext:value-type="float">
            <text:p>0.1198692321777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982625961304" calcext:value-type="float">
            <text:p>0.1179826259613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4821729660034" calcext:value-type="float">
            <text:p>0.3048217296600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680244445801" calcext:value-type="float">
            <text:p>0.3126802444458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511465072632" calcext:value-type="float">
            <text:p>0.3155114650726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0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576751708984" calcext:value-type="float">
            <text:p>0.4575767517089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3205814361572" calcext:value-type="float">
            <text:p>0.4632058143615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9911260604858" calcext:value-type="float">
            <text:p>0.2999112606048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1232328414917" calcext:value-type="float">
            <text:p>0.3112323284149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653438568115" calcext:value-type="float">
            <text:p>0.3206534385681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7737693786621" calcext:value-type="float">
            <text:p>0.4477376937866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9793577194214" calcext:value-type="float">
            <text:p>0.4497935771942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7113876342773" calcext:value-type="float">
            <text:p>0.317113876342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1563720703125" calcext:value-type="float">
            <text:p>0.321563720703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0466508865356" calcext:value-type="float">
            <text:p>0.3304665088653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1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70174074172974" calcext:value-type="float">
            <text:p>0.470174074172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5465307235718" calcext:value-type="float">
            <text:p>0.4654653072357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6187391281128" calcext:value-type="float">
            <text:p>0.3061873912811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414169311523" calcext:value-type="float">
            <text:p>0.312414169311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6486349105835" calcext:value-type="float">
            <text:p>0.3264863491058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4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2334403991699" calcext:value-type="float">
            <text:p>0.4523344039916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1639413833618" calcext:value-type="float">
            <text:p>0.4516394138336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2233734130859" calcext:value-type="float">
            <text:p>0.2622337341308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9977807998657" calcext:value-type="float">
            <text:p>0.2699778079986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155517578125" calcext:value-type="float">
            <text:p>0.28155517578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2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4840230941772" calcext:value-type="float">
            <text:p>0.4048402309417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5161142349243" calcext:value-type="float">
            <text:p>0.4051611423492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901792526245" calcext:value-type="float">
            <text:p>0.2529017925262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9683618545532" calcext:value-type="float">
            <text:p>0.2496836185455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4692316055298" calcext:value-type="float">
            <text:p>0.2546923160552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137184143066" calcext:value-type="float">
            <text:p>0.2521371841430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031494140625" calcext:value-type="float">
            <text:p>0.260314941406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214877128601" calcext:value-type="float">
            <text:p>1.852148771286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359144210815" calcext:value-type="float">
            <text:p>1.853591442108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204694747925" calcext:value-type="float">
            <text:p>1.872046947479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3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915207862854" calcext:value-type="float">
            <text:p>2.60915207862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910914421082" calcext:value-type="float">
            <text:p>2.629109144210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838533401489" calcext:value-type="float">
            <text:p>1.848385334014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82000541687" calcext:value-type="float">
            <text:p>1.87820005416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086580276489" calcext:value-type="float">
            <text:p>1.890865802764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8490395545959" calcext:value-type="float">
            <text:p>2.584903955459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5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553714752197" calcext:value-type="float">
            <text:p>2.635537147521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777614593506" calcext:value-type="float">
            <text:p>1.877776145935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358520507813" calcext:value-type="float">
            <text:p>1.893585205078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190768241882" calcext:value-type="float">
            <text:p>1.901907682418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4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328242301941" calcext:value-type="float">
            <text:p>2.633282423019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963413238525" calcext:value-type="float">
            <text:p>2.639634132385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92190361023" calcext:value-type="float">
            <text:p>1.89921903610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1063690185547" calcext:value-type="float">
            <text:p>1.910636901855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80491065979" calcext:value-type="float">
            <text:p>1.90804910659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7681002616882" calcext:value-type="float">
            <text:p>2.676810026168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9422554969788" calcext:value-type="float">
            <text:p>2.694225549697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3960671424866" calcext:value-type="float">
            <text:p>1.639606714248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5315008163452" calcext:value-type="float">
            <text:p>1.653150081634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6724419593811" calcext:value-type="float">
            <text:p>1.66724419593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5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6036825180054" calcext:value-type="float">
            <text:p>2.360368251800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9054656028748" calcext:value-type="float">
            <text:p>2.390546560287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1673493385315" calcext:value-type="float">
            <text:p>1.416734933853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680147171021" calcext:value-type="float">
            <text:p>1.396801471710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7738966941834" calcext:value-type="float">
            <text:p>1.37738966941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157339096069" calcext:value-type="float">
            <text:p>1.431573390960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409167766571" calcext:value-type="float">
            <text:p>1.44091677665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016288757324" calcext:value-type="float">
            <text:p>0.0017001628875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02579498291" calcext:value-type="float">
            <text:p>0.0017702579498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554759979248" calcext:value-type="float">
            <text:p>0.0017554759979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6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042083740234" calcext:value-type="float">
            <text:p>0.0034704208374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216522216797" calcext:value-type="float">
            <text:p>0.0033521652221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973281860352" calcext:value-type="float">
            <text:p>0.0019097328186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243087768555" calcext:value-type="float">
            <text:p>0.0017924308776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111656188965" calcext:value-type="float">
            <text:p>0.001701116561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3469123840332" calcext:value-type="float">
            <text:p>0.0036346912384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416007995605" calcext:value-type="float">
            <text:p>0.0035941600799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444686889648" calcext:value-type="float">
            <text:p>0.0018744468688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652473449707" calcext:value-type="float">
            <text:p>0.0018265247344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322437286377" calcext:value-type="float">
            <text:p>0.002532243728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7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8422203063965" calcext:value-type="float">
            <text:p>0.001884222030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199478149414" calcext:value-type="float">
            <text:p>0.0018219947814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9460983276367" calcext:value-type="float">
            <text:p>0.0019946098327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401077270508" calcext:value-type="float">
            <text:p>0.0019040107727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5108184814453" calcext:value-type="float">
            <text:p>0.0018510818481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33226776123" calcext:value-type="float">
            <text:p>0.0019233226776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394889831543" calcext:value-type="float">
            <text:p>0.0020339488983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092491149902" calcext:value-type="float">
            <text:p>0.0019109249114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975395202637" calcext:value-type="float">
            <text:p>0.0017497539520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0363655090332" calcext:value-type="float">
            <text:p>0.0018036365509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8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6957588195801" calcext:value-type="float">
            <text:p>0.001969575881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813934326172" calcext:value-type="float">
            <text:p>0.0017881393432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8605995178223" calcext:value-type="float">
            <text:p>0.0021860599517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546844482422" calcext:value-type="float">
            <text:p>0.0019254684448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4835662841797" calcext:value-type="float">
            <text:p>0.0019483566284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887420654297" calcext:value-type="float">
            <text:p>0.0019788742065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559669494629" calcext:value-type="float">
            <text:p>0.0021955966949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191604614258" calcext:value-type="float">
            <text:p>0.0113191604614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579895019531" calcext:value-type="float">
            <text:p>0.0111579895019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264156341553" calcext:value-type="float">
            <text:p>0.0112264156341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89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9268074035645" calcext:value-type="float">
            <text:p>0.0229268074035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3439464569092" calcext:value-type="float">
            <text:p>0.0213439464569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8203163146973" calcext:value-type="float">
            <text:p>0.0118203163146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450122833252" calcext:value-type="float">
            <text:p>0.0112450122833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738609313965" calcext:value-type="float">
            <text:p>0.0112738609313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1550464630127" calcext:value-type="float">
            <text:p>0.0221550464630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216300487518311" calcext:value-type="float">
            <text:p>0.0216300487518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46475982666" calcext:value-type="float">
            <text:p>0.0114464759826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418102264404" calcext:value-type="float">
            <text:p>0.011341810226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87825012207" calcext:value-type="float">
            <text:p>0.0113878250122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0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214412689209" calcext:value-type="float">
            <text:p>0.0222144126892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5273628234863" calcext:value-type="float">
            <text:p>0.0205273628234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003917694092" calcext:value-type="float">
            <text:p>0.0117003917694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251873016357" calcext:value-type="float">
            <text:p>0.0117251873016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738277435303" calcext:value-type="float">
            <text:p>0.01107382774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3772525787354" calcext:value-type="float">
            <text:p>0.0223772525787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008289337158" calcext:value-type="float">
            <text:p>0.0208008289337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951526641846" calcext:value-type="float">
            <text:p>0.0102951526641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738277435303" calcext:value-type="float">
            <text:p>0.01107382774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837055206299" calcext:value-type="float">
            <text:p>0.010983705520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1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211307525635" calcext:value-type="float">
            <text:p>0.0203211307525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1433429718018" calcext:value-type="float">
            <text:p>0.0191433429718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902122497559" calcext:value-type="float">
            <text:p>0.0106902122497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505352020264" calcext:value-type="float">
            <text:p>0.0100505352020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765625" calcext:value-type="float">
            <text:p>0.0097656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350379943848" calcext:value-type="float">
            <text:p>0.010035037994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37914848327637" calcext:value-type="float">
            <text:p>0.0093791484832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608921051025" calcext:value-type="float">
            <text:p>0.0250608921051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8140563964844" calcext:value-type="float">
            <text:p>0.0258140563964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3047943115234" calcext:value-type="float">
            <text:p>0.025304794311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2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3545532226563" calcext:value-type="float">
            <text:p>0.0493545532226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9951629638672" calcext:value-type="float">
            <text:p>0.0469951629638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1905918121338" calcext:value-type="float">
            <text:p>0.0251905918121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559879302979" calcext:value-type="float">
            <text:p>0.0249559879302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99995803833" calcext:value-type="float">
            <text:p>0.0243999958038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3885841369629" calcext:value-type="float">
            <text:p>0.0403885841369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4353866577148" calcext:value-type="float">
            <text:p>0.0394353866577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936248779297" calcext:value-type="float">
            <text:p>0.024793624877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6201496124268" calcext:value-type="float">
            <text:p>0.0266201496124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8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828266143799" calcext:value-type="float">
            <text:p>0.02508282661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3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4884510040283" calcext:value-type="float">
            <text:p>0.0474884510040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351505279541" calcext:value-type="float">
            <text:p>0.0453515052795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8227844238281" calcext:value-type="float">
            <text:p>0.0238227844238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171619415283" calcext:value-type="float">
            <text:p>0.0244171619415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0137577056885" calcext:value-type="float">
            <text:p>0.0240137577056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933650970459" calcext:value-type="float">
            <text:p>0.0469336509704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8881855010986" calcext:value-type="float">
            <text:p>0.0458881855010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172737121582" calcext:value-type="float">
            <text:p>0.0222172737121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9864845275879" calcext:value-type="float">
            <text:p>0.0219864845275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8073596954346" calcext:value-type="float">
            <text:p>0.0228073596954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4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6760654449463" calcext:value-type="float">
            <text:p>0.0446760654449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9999828338623" calcext:value-type="float">
            <text:p>0.0429999828338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5435962677002" calcext:value-type="float">
            <text:p>0.02354359626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9698677062988" calcext:value-type="float">
            <text:p>0.0209698677062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5756893157959" calcext:value-type="float">
            <text:p>0.0215756893157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9226608276367" calcext:value-type="float">
            <text:p>0.0209226608276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009586334229" calcext:value-type="float">
            <text:p>0.0223009586334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6487245559692" calcext:value-type="float">
            <text:p>0.1364872455596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560523986816" calcext:value-type="float">
            <text:p>0.1485605239868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9380683898926" calcext:value-type="float">
            <text:p>0.1493806838989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5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5040912628174" calcext:value-type="float">
            <text:p>0.2250409126281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31237411499023" calcext:value-type="float">
            <text:p>0.2312374114990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692089080811" calcext:value-type="float">
            <text:p>0.142692089080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989469528198" calcext:value-type="float">
            <text:p>0.1419894695281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023180007935" calcext:value-type="float">
            <text:p>0.1440231800079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440874099731" calcext:value-type="float">
            <text:p>0.2104408740997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269327163696" calcext:value-type="float">
            <text:p>0.2152693271636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815258026123" calcext:value-type="float">
            <text:p>0.1408152580261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043518066406" calcext:value-type="float">
            <text:p>0.1430435180664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58074760437" calcext:value-type="float">
            <text:p>0.14258074760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6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6494798660278" calcext:value-type="float">
            <text:p>0.2164947986602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1365451812744" calcext:value-type="float">
            <text:p>0.2213654518127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367601394653" calcext:value-type="float">
            <text:p>0.1423676013946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75679397583" calcext:value-type="float">
            <text:p>0.144756793975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9791479110718" calcext:value-type="float">
            <text:p>0.1497914791107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4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7380514144897" calcext:value-type="float">
            <text:p>0.2273805141448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31241226196289" calcext:value-type="float">
            <text:p>0.2312412261962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702474594116" calcext:value-type="float">
            <text:p>0.1277024745941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0437135696411" calcext:value-type="float">
            <text:p>0.1304371356964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8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5840892791748" calcext:value-type="float">
            <text:p>0.1358408927917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7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3169593811035" calcext:value-type="float">
            <text:p>0.1931695938110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7830438613892" calcext:value-type="float">
            <text:p>0.1978304386138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913007736206" calcext:value-type="float">
            <text:p>0.117913007736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044469833374" calcext:value-type="float">
            <text:p>0.1200444698333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677471160889" calcext:value-type="float">
            <text:p>0.1206774711608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8307590484619" calcext:value-type="float">
            <text:p>0.1183075904846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017362594605" calcext:value-type="float">
            <text:p>0.1190173625946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6663990020752" calcext:value-type="float">
            <text:p>0.3066639900207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1794757843018" calcext:value-type="float">
            <text:p>0.3117947578430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0814838409424" calcext:value-type="float">
            <text:p>0.3308148384094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8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8324670791626" calcext:value-type="float">
            <text:p>0.4583246707916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120548248291" calcext:value-type="float">
            <text:p>0.461205482482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1436643600464" calcext:value-type="float">
            <text:p>0.3214366436004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4370861053467" calcext:value-type="float">
            <text:p>0.3243708610534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7445030212402" calcext:value-type="float">
            <text:p>0.3274450302124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0985431671143" calcext:value-type="float">
            <text:p>0.4509854316711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6277132034302" calcext:value-type="float">
            <text:p>0.4562771320343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449460029602" calcext:value-type="float">
            <text:p>0.324494600296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5709581375122" calcext:value-type="float">
            <text:p>0.3257095813751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5295686721802" calcext:value-type="float">
            <text:p>0.3252956867218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99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3483104705811" calcext:value-type="float">
            <text:p>0.453483104705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0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8273162841797" calcext:value-type="float">
            <text:p>0.4682731628417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80033493042" calcext:value-type="float">
            <text:p>0.313800334930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053607940674" calcext:value-type="float">
            <text:p>0.3130536079406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7692518234253" calcext:value-type="float">
            <text:p>0.3176925182342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95750617981" calcext:value-type="float">
            <text:p>0.457957506179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6252813339233" calcext:value-type="float">
            <text:p>0.4562528133392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3170003890991" calcext:value-type="float">
            <text:p>0.2631700038909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0046472549438" calcext:value-type="float">
            <text:p>0.270046472549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8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6343336105347" calcext:value-type="float">
            <text:p>0.2863433361053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0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6481046676636" calcext:value-type="float">
            <text:p>0.3864810466766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2477502822876" calcext:value-type="float">
            <text:p>0.4024775028228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805709838867" calcext:value-type="float">
            <text:p>0.2528057098388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6626615524292" calcext:value-type="float">
            <text:p>0.2466266155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0027894973755" calcext:value-type="float">
            <text:p>0.2500278949737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166392326355" calcext:value-type="float">
            <text:p>0.251663923263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556800842285" calcext:value-type="float">
            <text:p>0.2525568008422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1380310058594" calcext:value-type="float">
            <text:p>1.913803100585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6607255935669" calcext:value-type="float">
            <text:p>1.966072559356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22483086585999" calcext:value-type="float">
            <text:p>2.224830865859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1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3787775039673" calcext:value-type="float">
            <text:p>2.337877750396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7337274551392" calcext:value-type="float">
            <text:p>2.673372745513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1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790349960327" calcext:value-type="float">
            <text:p>1.837903499603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956979751587" calcext:value-type="float">
            <text:p>1.849569797515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843871116638" calcext:value-type="float">
            <text:p>1.87843871116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895321846008" calcext:value-type="float">
            <text:p>2.628953218460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5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5928268432617" calcext:value-type="float">
            <text:p>2.659282684326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856413841248" calcext:value-type="float">
            <text:p>1.85856413841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973190307617" calcext:value-type="float">
            <text:p>1.869731903076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591025352478" calcext:value-type="float">
            <text:p>1.905910253524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2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1948180198669" calcext:value-type="float">
            <text:p>2.619481801986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7488789558411" calcext:value-type="float">
            <text:p>2.674887895584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1714730262756" calcext:value-type="float">
            <text:p>2.017147302627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274019241333" calcext:value-type="float">
            <text:p>2.02740192413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6483235359192" calcext:value-type="float">
            <text:p>2.164832353591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7743816375732" calcext:value-type="float">
            <text:p>2.777438163757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3328938484192" calcext:value-type="float">
            <text:p>2.833289384841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7062830924988" calcext:value-type="float">
            <text:p>1.670628309249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7307448387146" calcext:value-type="float">
            <text:p>1.673074483871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8528022766113" calcext:value-type="float">
            <text:p>1.785280227661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3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536671638489" calcext:value-type="float">
            <text:p>2.345366716384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9324855804443" calcext:value-type="float">
            <text:p>2.393248558044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0916419029236" calcext:value-type="float">
            <text:p>1.409164190292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6094846725464" calcext:value-type="float">
            <text:p>1.460948467254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362478256226" calcext:value-type="float">
            <text:p>1.393624782562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8042140007019" calcext:value-type="float">
            <text:p>1.380421400070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7062644958496" calcext:value-type="float">
            <text:p>1.370626449584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5833702087402" calcext:value-type="float">
            <text:p>0.0017583370208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288803100586" calcext:value-type="float">
            <text:p>0.0031828880310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688079833984" calcext:value-type="float">
            <text:p>0.00296688079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4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994083404541" calcext:value-type="float">
            <text:p>0.0028994083404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5703926086426" calcext:value-type="float">
            <text:p>0.002557039260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85075378418" calcext:value-type="float">
            <text:p>0.0017085075378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2416763305664" calcext:value-type="float">
            <text:p>0.0034241676330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1950187683105" calcext:value-type="float">
            <text:p>0.0033195018768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8513641357422" calcext:value-type="float">
            <text:p>0.0030851364135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4733047485352" calcext:value-type="float">
            <text:p>0.002947330474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9498405456543" calcext:value-type="float">
            <text:p>0.0020949840545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045539855957" calcext:value-type="float">
            <text:p>0.0023045539855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362899780273" calcext:value-type="float">
            <text:p>0.0019736289978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5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9086151123047" calcext:value-type="float">
            <text:p>0.002390861511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2015380859375" calcext:value-type="float">
            <text:p>0.0022201538085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516212463379" calcext:value-type="float">
            <text:p>0.0018751621246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9352035522461" calcext:value-type="float">
            <text:p>0.0018935203552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8374519348145" calcext:value-type="float">
            <text:p>0.001883745193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53662109375" calcext:value-type="float">
            <text:p>0.0037536621093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5720520019531" calcext:value-type="float">
            <text:p>0.0035572052001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2792205810547" calcext:value-type="float">
            <text:p>0.0016279220581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91820526123" calcext:value-type="float">
            <text:p>0.0016791820526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916847229004" calcext:value-type="float">
            <text:p>0.00166916847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6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1796875" calcext:value-type="float">
            <text:p>0.003417968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097312927246" calcext:value-type="float">
            <text:p>0.0033509731292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254707336426" calcext:value-type="float">
            <text:p>0.0017025470733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083740234375" calcext:value-type="float">
            <text:p>0.001670837402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6453590393066" calcext:value-type="float">
            <text:p>0.0017645359039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1126594543457" calcext:value-type="float">
            <text:p>0.0018112659454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7948684692383" calcext:value-type="float">
            <text:p>0.0020794868469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523006439209" calcext:value-type="float">
            <text:p>0.0113523006439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542774200439" calcext:value-type="float">
            <text:p>0.0110542774200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91096496582" calcext:value-type="float">
            <text:p>0.010991096496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7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846797943115" calcext:value-type="float">
            <text:p>0.0218846797943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0568904876709" calcext:value-type="float">
            <text:p>0.0210568904876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234851837158" calcext:value-type="float">
            <text:p>0.0115234851837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786293029785" calcext:value-type="float">
            <text:p>0.0112786293029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053321838379" calcext:value-type="float">
            <text:p>0.0113053321838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16743946075439" calcext:value-type="float">
            <text:p>0.0216743946075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6757316589356" calcext:value-type="float">
            <text:p>0.0196757316589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969211578369" calcext:value-type="float">
            <text:p>0.0108969211578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834308624268" calcext:value-type="float">
            <text:p>0.0114834308624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46919631958" calcext:value-type="float">
            <text:p>0.011246919631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8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203399658203" calcext:value-type="float">
            <text:p>0.02202033996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0995674133301" calcext:value-type="float">
            <text:p>0.021099567413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663341522217" calcext:value-type="float">
            <text:p>0.0111663341522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8141174316406" calcext:value-type="float">
            <text:p>0.0118141174316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537311553955" calcext:value-type="float">
            <text:p>0.0113537311553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4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215675830841064" calcext:value-type="float">
            <text:p>0.0215675830841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2181339263916" calcext:value-type="float">
            <text:p>0.0202181339263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046562194824" calcext:value-type="float">
            <text:p>0.0101046562194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7395648956299" calcext:value-type="float">
            <text:p>0.010739564895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465145111084" calcext:value-type="float">
            <text:p>0.0104651451110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09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275354385376" calcext:value-type="float">
            <text:p>0.0202753543853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6714401245117" calcext:value-type="float">
            <text:p>0.0196714401245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84867477417" calcext:value-type="float">
            <text:p>0.0100848674774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237628936768" calcext:value-type="float">
            <text:p>0.0103237628936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51886177062988" calcext:value-type="float">
            <text:p>0.009518861770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4617729187012" calcext:value-type="float">
            <text:p>0.009646177291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39726829528809" calcext:value-type="float">
            <text:p>0.0093972682952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8078365325928" calcext:value-type="float">
            <text:p>0.0228078365325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8463478088379" calcext:value-type="float">
            <text:p>0.0408463478088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4424667358398" calcext:value-type="float">
            <text:p>0.040442466735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0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0247268676758" calcext:value-type="float">
            <text:p>0.0470247268676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7854995727539" calcext:value-type="float">
            <text:p>0.0447854995727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428417205811" calcext:value-type="float">
            <text:p>0.0247428417205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2314338684082" calcext:value-type="float">
            <text:p>0.0242314338684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238376617432" calcext:value-type="float">
            <text:p>0.0244238376617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8673706054688" calcext:value-type="float">
            <text:p>0.0468673706054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9439754486084" calcext:value-type="float">
            <text:p>0.0459439754486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961116790772" calcext:value-type="float">
            <text:p>0.024696111679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758129119873" calcext:value-type="float">
            <text:p>0.0244758129119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218940734863" calcext:value-type="float">
            <text:p>0.0249218940734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1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1181869506836" calcext:value-type="float">
            <text:p>0.0471181869506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2385883331299" calcext:value-type="float">
            <text:p>0.047238588333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19681930542" calcext:value-type="float">
            <text:p>0.024519681930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067710876465" calcext:value-type="float">
            <text:p>0.0250067710876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386196136475" calcext:value-type="float">
            <text:p>0.0244386196136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4721031188965" calcext:value-type="float">
            <text:p>0.0394721031188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4523143768311" calcext:value-type="float">
            <text:p>0.0394523143768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8512287139893" calcext:value-type="float">
            <text:p>0.0228512287139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402645111084" calcext:value-type="float">
            <text:p>0.0221402645111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4680900573731" calcext:value-type="float">
            <text:p>0.0224680900573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2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4787483215332" calcext:value-type="float">
            <text:p>0.0464787483215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3802604675293" calcext:value-type="float">
            <text:p>0.0433802604675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155855178833" calcext:value-type="float">
            <text:p>0.0241558551788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5647945404053" calcext:value-type="float">
            <text:p>0.0205647945404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8696594238281" calcext:value-type="float">
            <text:p>0.0218696594238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6775665283203" calcext:value-type="float">
            <text:p>0.020677566528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2411880493164" calcext:value-type="float">
            <text:p>0.0212411880493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686273574829" calcext:value-type="float">
            <text:p>0.1406862735748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1595592498779" calcext:value-type="float">
            <text:p>0.1515955924987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7431840896606" calcext:value-type="float">
            <text:p>0.1574318408966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3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3697671890259" calcext:value-type="float">
            <text:p>0.2136976718902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220979690552" calcext:value-type="float">
            <text:p>0.2112209796905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855550765991" calcext:value-type="float">
            <text:p>0.1408555507659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507646560669" calcext:value-type="float">
            <text:p>0.1445076465606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60862159729" calcext:value-type="float">
            <text:p>0.14608621597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2020635604858" calcext:value-type="float">
            <text:p>0.2120206356048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193799972534" calcext:value-type="float">
            <text:p>0.2111937999725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594648361206" calcext:value-type="float">
            <text:p>0.141594648361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815351486206" calcext:value-type="float">
            <text:p>0.142815351486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032188415527" calcext:value-type="float">
            <text:p>0.1480321884155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4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2275981903076" calcext:value-type="float">
            <text:p>0.2122759819030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2655057907104" calcext:value-type="float">
            <text:p>0.2226550579071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915508270264" calcext:value-type="float">
            <text:p>0.1459155082702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594005584717" calcext:value-type="float">
            <text:p>0.1405940055847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007472038269" calcext:value-type="float">
            <text:p>0.150074720382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313694000244" calcext:value-type="float">
            <text:p>0.2183136940002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030214309692" calcext:value-type="float">
            <text:p>0.2180302143096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632648468018" calcext:value-type="float">
            <text:p>0.1206326484680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2641563415527" calcext:value-type="float">
            <text:p>0.1226415634155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8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0178928375244" calcext:value-type="float">
            <text:p>0.1301789283752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5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6998128890991" calcext:value-type="float">
            <text:p>0.1869981288909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4169759750366" calcext:value-type="float">
            <text:p>0.1941697597503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529600143433" calcext:value-type="float">
            <text:p>0.1245296001434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396375656128" calcext:value-type="float">
            <text:p>0.1203963756561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8013381958008" calcext:value-type="float">
            <text:p>0.1180133819580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8586778640747" calcext:value-type="float">
            <text:p>0.1185867786407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5505933761597" calcext:value-type="float">
            <text:p>0.1155059337615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6756267547607" calcext:value-type="float">
            <text:p>0.2967562675476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2229642868042" calcext:value-type="float">
            <text:p>0.3022296428680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803714752197" calcext:value-type="float">
            <text:p>0.3198037147521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6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813831329346" calcext:value-type="float">
            <text:p>0.4368138313293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0746059417725" calcext:value-type="float">
            <text:p>0.4507460594177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042028427124" calcext:value-type="float">
            <text:p>0.300420284271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1363706588745" calcext:value-type="float">
            <text:p>0.3013637065887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0693025588989" calcext:value-type="float">
            <text:p>0.3106930255889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0194845199585" calcext:value-type="float">
            <text:p>0.4401948451995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7968482971191" calcext:value-type="float">
            <text:p>0.4479684829711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550783157349" calcext:value-type="float">
            <text:p>0.3125507831573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548295974731" calcext:value-type="float">
            <text:p>0.3205482959747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324670791626" calcext:value-type="float">
            <text:p>0.333246707916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7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417943954468" calcext:value-type="float">
            <text:p>0.4544179439544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624197006226" calcext:value-type="float">
            <text:p>0.4576241970062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8001518249512" calcext:value-type="float">
            <text:p>0.3080015182495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9564590454102" calcext:value-type="float">
            <text:p>0.3095645904541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274621963501" calcext:value-type="float">
            <text:p>0.3132746219635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3185329437256" calcext:value-type="float">
            <text:p>0.4431853294372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8921203613281" calcext:value-type="float">
            <text:p>0.4489212036132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0920515060425" calcext:value-type="float">
            <text:p>0.2709205150604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0644903182983" calcext:value-type="float">
            <text:p>0.2706449031829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3103713989258" calcext:value-type="float">
            <text:p>0.2731037139892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8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0984048843384" calcext:value-type="float">
            <text:p>0.4009840488433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6846532821655" calcext:value-type="float">
            <text:p>0.3968465328216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674654006958" calcext:value-type="float">
            <text:p>0.24674654006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428581237793" calcext:value-type="float">
            <text:p>0.254285812377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483367919922" calcext:value-type="float">
            <text:p>0.2524833679199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0736703872681" calcext:value-type="float">
            <text:p>0.2607367038726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0512599945068" calcext:value-type="float">
            <text:p>0.2505125999450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1702280044556" calcext:value-type="float">
            <text:p>1.817022800445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858011245728" calcext:value-type="float">
            <text:p>1.858580112457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202595710754" calcext:value-type="float">
            <text:p>1.882025957107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19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804841995239" calcext:value-type="float">
            <text:p>2.628048419952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0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966679573059" calcext:value-type="float">
            <text:p>2.639666795730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063220977783" calcext:value-type="float">
            <text:p>1.830632209777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393955230713" calcext:value-type="float">
            <text:p>1.833939552307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4158720970154" calcext:value-type="float">
            <text:p>1.941587209701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5480599403381" calcext:value-type="float">
            <text:p>2.554805994033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63000869751" calcext:value-type="float">
            <text:p>2.63630008697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73646736145" calcext:value-type="float">
            <text:p>1.83736467361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275433540344" calcext:value-type="float">
            <text:p>1.87275433540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9984192848206" calcext:value-type="float">
            <text:p>1.99984192848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0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234496116638" calcext:value-type="float">
            <text:p>2.63234496116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0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2534966468811" calcext:value-type="float">
            <text:p>2.72534966468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9555649757385" calcext:value-type="float">
            <text:p>2.09555649757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4035320281982" calcext:value-type="float">
            <text:p>2.140353202819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6230249404907" calcext:value-type="float">
            <text:p>2.162302494049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9239430427551" calcext:value-type="float">
            <text:p>2.892394304275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91306185722351" calcext:value-type="float">
            <text:p>2.913061857223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6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6008806228638" calcext:value-type="float">
            <text:p>1.66008806228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9140243530273" calcext:value-type="float">
            <text:p>1.691402435302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952006816864" calcext:value-type="float">
            <text:p>1.6952006816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1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372043609619" calcext:value-type="float">
            <text:p>2.343720436096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0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5646414756775" calcext:value-type="float">
            <text:p>2.356464147567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7617921829224" calcext:value-type="float">
            <text:p>1.376179218292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216896057129" calcext:value-type="float">
            <text:p>1.432168960571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0943670272827" calcext:value-type="float">
            <text:p>1.409436702728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45428943634" calcext:value-type="float">
            <text:p>1.43454289436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098307609558" calcext:value-type="float">
            <text:p>1.420983076095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010139465332" calcext:value-type="float">
            <text:p>0.0018010139465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972373962402" calcext:value-type="float">
            <text:p>0.002429723739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1180305480957" calcext:value-type="float">
            <text:p>0.00361180305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8950042724609" calcext:value-type="float">
            <text:p>0.0020895004272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566604614258" calcext:value-type="float">
            <text:p>0.0034756660461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718566894531" calcext:value-type="float">
            <text:p>0.0017871856689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0223617553711" calcext:value-type="float">
            <text:p>0.0027022361755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325469970703" calcext:value-type="float">
            <text:p>0.0034532546997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3779678344727" calcext:value-type="float">
            <text:p>0.0022377967834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644603729248" calcext:value-type="float">
            <text:p>0.0034644603729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3428993225098" calcext:value-type="float">
            <text:p>0.0019342899322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1790237426758" calcext:value-type="float">
            <text:p>0.003017902374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6895408630371" calcext:value-type="float">
            <text:p>0.0039689540863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860237121582" calcext:value-type="float">
            <text:p>0.0026860237121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7072563171387" calcext:value-type="float">
            <text:p>0.0038707256317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172164916992" calcext:value-type="float">
            <text:p>0.001971721649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1824645996094" calcext:value-type="float">
            <text:p>0.0022182464599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062614440918" calcext:value-type="float">
            <text:p>0.0016906261444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0737571716309" calcext:value-type="float">
            <text:p>0.0035073757171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266544342041" calcext:value-type="float">
            <text:p>0.0033266544342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357620239258" calcext:value-type="float">
            <text:p>0.0015835762023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2836265563965" calcext:value-type="float">
            <text:p>0.002128362655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0179862976074" calcext:value-type="float">
            <text:p>0.0015017986297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583061218262" calcext:value-type="float">
            <text:p>0.0016658306121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49161529541" calcext:value-type="float">
            <text:p>0.0020449161529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3524360656738" calcext:value-type="float">
            <text:p>0.0019352436065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61572265625" calcext:value-type="float">
            <text:p>0.0018615722656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8183784484863" calcext:value-type="float">
            <text:p>0.0018818378448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815895080566" calcext:value-type="float">
            <text:p>0.0019781589508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974639892578" calcext:value-type="float">
            <text:p>0.0019197463989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977691650391" calcext:value-type="float">
            <text:p>0.0116977691650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481117248535" calcext:value-type="float">
            <text:p>0.011248111724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892555236816" calcext:value-type="float">
            <text:p>0.0113892555236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291282653809" calcext:value-type="float">
            <text:p>0.0218291282653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088626861572" calcext:value-type="float">
            <text:p>0.0218088626861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706256866455" calcext:value-type="float">
            <text:p>0.0111706256866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9063854217529" calcext:value-type="float">
            <text:p>0.0119063854217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219520568848" calcext:value-type="float">
            <text:p>0.0116219520568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3410129547119" calcext:value-type="float">
            <text:p>0.0223410129547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7059383392334" calcext:value-type="float">
            <text:p>0.0207059383392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939907073975" calcext:value-type="float">
            <text:p>0.0111939907073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465454101563" calcext:value-type="float">
            <text:p>0.0111465454101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494396209717" calcext:value-type="float">
            <text:p>0.0113494396209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85580253601074" calcext:value-type="float">
            <text:p>0.018558025360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67863368988037" calcext:value-type="float">
            <text:p>0.0167863368988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803646087646" calcext:value-type="float">
            <text:p>0.0116803646087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918306350708" calcext:value-type="float">
            <text:p>0.011918306350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20325088500977" calcext:value-type="float">
            <text:p>0.0120325088500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217783451080322" calcext:value-type="float">
            <text:p>0.0217783451080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21772193908691" calcext:value-type="float">
            <text:p>0.0221772193908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73148727417" calcext:value-type="float">
            <text:p>0.0105731487274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814933776856" calcext:value-type="float">
            <text:p>0.0105814933776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19986534118652" calcext:value-type="float">
            <text:p>0.0119986534118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9113826751709" calcext:value-type="float">
            <text:p>0.0219113826751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4050540924072" calcext:value-type="float">
            <text:p>0.0204050540924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7290744781494" calcext:value-type="float">
            <text:p>0.0107290744781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0969924926758" calcext:value-type="float">
            <text:p>0.009609699249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43636894226074" calcext:value-type="float">
            <text:p>0.0094363689422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4300975799561" calcext:value-type="float">
            <text:p>0.0104300975799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32359695434571" calcext:value-type="float">
            <text:p>0.0093235969543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8891372680664" calcext:value-type="float">
            <text:p>0.0228891372680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84366512298584" calcext:value-type="float">
            <text:p>0.0384366512298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8480281829834" calcext:value-type="float">
            <text:p>0.038480281829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9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3099479675293" calcext:value-type="float">
            <text:p>0.0463099479675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9516773223877" calcext:value-type="float">
            <text:p>0.0449516773223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123241424561" calcext:value-type="float">
            <text:p>0.0247123241424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800682067871" calcext:value-type="float">
            <text:p>0.0249800682067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687629699707" calcext:value-type="float">
            <text:p>0.0243687629699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15546894073486" calcext:value-type="float">
            <text:p>0.0415546894073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8480281829834" calcext:value-type="float">
            <text:p>0.038480281829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6477851867676" calcext:value-type="float">
            <text:p>0.0236477851867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2196788787842" calcext:value-type="float">
            <text:p>0.0252196788787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2205600738525" calcext:value-type="float">
            <text:p>0.0262205600738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4756488800049" calcext:value-type="float">
            <text:p>0.0464756488800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1935997009277" calcext:value-type="float">
            <text:p>0.0461935997009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2711772918701" calcext:value-type="float">
            <text:p>0.025271177291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0371227264404" calcext:value-type="float">
            <text:p>0.024037122726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0823497772217" calcext:value-type="float">
            <text:p>0.0250823497772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4809875488281" calcext:value-type="float">
            <text:p>0.0484809875488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6755161285401" calcext:value-type="float">
            <text:p>0.04567551612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6528644561768" calcext:value-type="float">
            <text:p>0.0226528644561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0654735565186" calcext:value-type="float">
            <text:p>0.0210654735565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545303344727" calcext:value-type="float">
            <text:p>0.0233545303344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6038131713867" calcext:value-type="float">
            <text:p>0.0316038131713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491756439209" calcext:value-type="float">
            <text:p>0.0314917564392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991539001465" calcext:value-type="float">
            <text:p>0.0221991539001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7282772064209" calcext:value-type="float">
            <text:p>0.0217282772064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4637050628662" calcext:value-type="float">
            <text:p>0.0204637050628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864151000977" calcext:value-type="float">
            <text:p>0.0222864151000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0518112182617" calcext:value-type="float">
            <text:p>0.0220518112182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090465545654" calcext:value-type="float">
            <text:p>0.1400904655456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670848846436" calcext:value-type="float">
            <text:p>0.1396708488464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106077194214" calcext:value-type="float">
            <text:p>0.1451060771942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9385862350464" calcext:value-type="float">
            <text:p>0.2193858623504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1638679504395" calcext:value-type="float">
            <text:p>0.2216386795043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050411224365" calcext:value-type="float">
            <text:p>0.1400504112243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428491592407" calcext:value-type="float">
            <text:p>0.1444284915924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878791809082" calcext:value-type="float">
            <text:p>0.1458787918090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105627059936" calcext:value-type="float">
            <text:p>0.2171056270599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734502792358" calcext:value-type="float">
            <text:p>0.2187345027923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01021194458" calcext:value-type="float">
            <text:p>0.142010211944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35117149353" calcext:value-type="float">
            <text:p>0.14535117149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957138061523" calcext:value-type="float">
            <text:p>0.143957138061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2876319885254" calcext:value-type="float">
            <text:p>0.2128763198852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36741065979" calcext:value-type="float">
            <text:p>0.217367410659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1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396615982056" calcext:value-type="float">
            <text:p>0.1433966159820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985935211182" calcext:value-type="float">
            <text:p>0.1479859352111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3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3534650802612" calcext:value-type="float">
            <text:p>0.1535346508026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4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6723680496216" calcext:value-type="float">
            <text:p>0.2167236804962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068174362183" calcext:value-type="float">
            <text:p>0.2140681743621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587080001831" calcext:value-type="float">
            <text:p>0.1275870800018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873970031738" calcext:value-type="float">
            <text:p>0.1268739700317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453876495361" calcext:value-type="float">
            <text:p>0.1264538764953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0994739532471" calcext:value-type="float">
            <text:p>0.1909947395324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9394950866699" calcext:value-type="float">
            <text:p>0.1893949508666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895219802856" calcext:value-type="float">
            <text:p>0.1198952198028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797872543335" calcext:value-type="float">
            <text:p>0.1207978725433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525909423828" calcext:value-type="float">
            <text:p>0.1195259094238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81241607666" calcext:value-type="float">
            <text:p>0.120812416076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6932392120361" calcext:value-type="float">
            <text:p>0.1169323921203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784010887146" calcext:value-type="float">
            <text:p>0.307840108871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29944896698" calcext:value-type="float">
            <text:p>0.30299448966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3980331420898" calcext:value-type="float">
            <text:p>0.3239803314208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2117929458618" calcext:value-type="float">
            <text:p>0.4421179294586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114198684692" calcext:value-type="float">
            <text:p>0.4541141986846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2089929580688" calcext:value-type="float">
            <text:p>0.3020899295806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6303977966309" calcext:value-type="float">
            <text:p>0.3063039779663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375162124634" calcext:value-type="float">
            <text:p>0.3143751621246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3938474655151" calcext:value-type="float">
            <text:p>0.4639384746551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642017364502" calcext:value-type="float">
            <text:p>0.466420173645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052032470703" calcext:value-type="float">
            <text:p>0.3150520324707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746690750122" calcext:value-type="float">
            <text:p>0.3137466907501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360473632812" calcext:value-type="float">
            <text:p>0.3163604736328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643964767456" calcext:value-type="float">
            <text:p>0.4546439647674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0415840148926" calcext:value-type="float">
            <text:p>0.4604158401489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0059070587158" calcext:value-type="float">
            <text:p>0.3100590705871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340497970581" calcext:value-type="float">
            <text:p>0.3123404979705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3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568468093872" calcext:value-type="float">
            <text:p>0.3185684680938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833517074585" calcext:value-type="float">
            <text:p>0.448335170745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1108455657959" calcext:value-type="float">
            <text:p>0.4511084556579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0867586135864" calcext:value-type="float">
            <text:p>0.270867586135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5936603546143" calcext:value-type="float">
            <text:p>0.2759366035461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4278402328491" calcext:value-type="float">
            <text:p>0.2742784023284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6086692810059" calcext:value-type="float">
            <text:p>0.3960866928100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1196956634522" calcext:value-type="float">
            <text:p>0.4011969566345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945465087891" calcext:value-type="float">
            <text:p>0.2589454650878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944988250732" calcext:value-type="float">
            <text:p>0.2589449882507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2055158615112" calcext:value-type="float">
            <text:p>0.2620551586151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9204626083374" calcext:value-type="float">
            <text:p>0.2592046260833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9024391174316" calcext:value-type="float">
            <text:p>0.2490243911743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213996887207" calcext:value-type="float">
            <text:p>1.82139968872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853382110596" calcext:value-type="float">
            <text:p>1.898533821105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2261385917664" calcext:value-type="float">
            <text:p>1.922613859176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4384269714355" calcext:value-type="float">
            <text:p>2.643842697143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5748834609985" calcext:value-type="float">
            <text:p>2.657488346099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897089958191" calcext:value-type="float">
            <text:p>1.838970899581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005138397217" calcext:value-type="float">
            <text:p>1.870051383972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129376411438" calcext:value-type="float">
            <text:p>1.9129376411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7392358779907" calcext:value-type="float">
            <text:p>2.573923587799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19317817688" calcext:value-type="float">
            <text:p>2.63193178176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360098838806" calcext:value-type="float">
            <text:p>1.843600988388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517023086548" calcext:value-type="float">
            <text:p>1.875170230865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606954574585" calcext:value-type="float">
            <text:p>1.876069545745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894463539124" calcext:value-type="float">
            <text:p>2.628944635391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0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8260550498962" calcext:value-type="float">
            <text:p>2.682605504989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2762508392334" calcext:value-type="float">
            <text:p>2.027625083923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5666923522949" calcext:value-type="float">
            <text:p>2.056669235229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5711984634399" calcext:value-type="float">
            <text:p>2.057119846343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1239032745361" calcext:value-type="float">
            <text:p>2.812390327453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5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5077142715454" calcext:value-type="float">
            <text:p>2.850771427154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1848344802856" calcext:value-type="float">
            <text:p>1.718483448028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5591039657593" calcext:value-type="float">
            <text:p>1.755910396575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6430463790894" calcext:value-type="float">
            <text:p>1.764304637908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8328838348389" calcext:value-type="float">
            <text:p>2.383288383483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0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8783144950867" calcext:value-type="float">
            <text:p>2.387831449508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0809869766235" calcext:value-type="float">
            <text:p>1.408098697662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5262241363525" calcext:value-type="float">
            <text:p>1.452622413635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616003036499" calcext:value-type="float">
            <text:p>1.46160030364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5879292488098" calcext:value-type="float">
            <text:p>1.458792924880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7410364151" calcext:value-type="float">
            <text:p>1.4274103641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689292907715" calcext:value-type="float">
            <text:p>0.001746892929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137908935547" calcext:value-type="float">
            <text:p>0.0024213790893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320640563965" calcext:value-type="float">
            <text:p>0.003593206405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298957824707" calcext:value-type="float">
            <text:p>0.0020298957824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587730407715" calcext:value-type="float">
            <text:p>0.003455877304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993804931641" calcext:value-type="float">
            <text:p>0.0017099380493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6088714599609" calcext:value-type="float">
            <text:p>0.0027608871459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4848327636719" calcext:value-type="float">
            <text:p>0.0041484832763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2008438110352" calcext:value-type="float">
            <text:p>0.0025200843811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412487983703613" calcext:value-type="float">
            <text:p>0.0041248798370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514099121094" calcext:value-type="float">
            <text:p>0.0020351409912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8851356506348" calcext:value-type="float">
            <text:p>0.0018885135650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076473236084" calcext:value-type="float">
            <text:p>0.0037076473236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309028625488" calcext:value-type="float">
            <text:p>0.0021030902862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2937965393066" calcext:value-type="float">
            <text:p>0.0032293796539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980674743652" calcext:value-type="float">
            <text:p>0.002139806747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9331207275391" calcext:value-type="float">
            <text:p>0.0027933120727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511985778809" calcext:value-type="float">
            <text:p>0.0021951198577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903114318848" calcext:value-type="float">
            <text:p>0.0019190311431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661224365234" calcext:value-type="float">
            <text:p>0.0020666122436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923034667969" calcext:value-type="float">
            <text:p>0.001539230346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304504394531" calcext:value-type="float">
            <text:p>0.0015430450439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2076950073242" calcext:value-type="float">
            <text:p>0.0016207695007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1235237121582" calcext:value-type="float">
            <text:p>0.0026123523712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0036506652832" calcext:value-type="float">
            <text:p>0.0022003650665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7138061523437" calcext:value-type="float">
            <text:p>0.0020713806152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255912780762" calcext:value-type="float">
            <text:p>0.0020625591278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833549499512" calcext:value-type="float">
            <text:p>0.0021083354949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232070922852" calcext:value-type="float">
            <text:p>0.002062320709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0080871582031" calcext:value-type="float">
            <text:p>0.00200080871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669799804688" calcext:value-type="float">
            <text:p>0.0114669799804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048885345459" calcext:value-type="float">
            <text:p>0.0115048885345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0756254196167" calcext:value-type="float">
            <text:p>0.0107562541961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4550495147705" calcext:value-type="float">
            <text:p>0.0214550495147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816135406494" calcext:value-type="float">
            <text:p>0.0220816135406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048885345459" calcext:value-type="float">
            <text:p>0.0115048885345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699436187744" calcext:value-type="float">
            <text:p>0.0113699436187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20518207550049" calcext:value-type="float">
            <text:p>0.0120518207550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214869976043701" calcext:value-type="float">
            <text:p>0.02148699760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878625869751" calcext:value-type="float">
            <text:p>0.0198786258697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171173095703" calcext:value-type="float">
            <text:p>0.011217117309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933448791504" calcext:value-type="float">
            <text:p>0.010893344879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655162811279" calcext:value-type="float">
            <text:p>0.0112655162811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33821868896484" calcext:value-type="float">
            <text:p>0.0233821868896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1107730865479" calcext:value-type="float">
            <text:p>0.0211107730865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707614898682" calcext:value-type="float">
            <text:p>0.0112707614898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20673179626465" calcext:value-type="float">
            <text:p>0.0120673179626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19193649292" calcext:value-type="float">
            <text:p>0.011519193649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209155082702637" calcext:value-type="float">
            <text:p>0.0209155082702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188367366790772" calcext:value-type="float">
            <text:p>0.018836736679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444358825684" calcext:value-type="float">
            <text:p>0.0106444358825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788677215576" calcext:value-type="float">
            <text:p>0.0112788677215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748176574707" calcext:value-type="float">
            <text:p>0.0105748176574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1900005340576" calcext:value-type="float">
            <text:p>0.0201900005340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6125507354736" calcext:value-type="float">
            <text:p>0.0196125507354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495452880859" calcext:value-type="float">
            <text:p>0.0105495452880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543800354004" calcext:value-type="float">
            <text:p>0.01095438003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941989898682" calcext:value-type="float">
            <text:p>0.0102941989898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6647605895996" calcext:value-type="float">
            <text:p>0.009866476058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44614410400391" calcext:value-type="float">
            <text:p>0.0094461441040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247550964356" calcext:value-type="float">
            <text:p>0.0249247550964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1517295837402" calcext:value-type="float">
            <text:p>0.025151729583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306491851807" calcext:value-type="float">
            <text:p>0.0245306491851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6226806640625" calcext:value-type="float">
            <text:p>0.0476226806640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5695858001709" calcext:value-type="float">
            <text:p>0.0465695858001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7720012664795" calcext:value-type="float">
            <text:p>0.023772001266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208408355713" calcext:value-type="float">
            <text:p>0.0243208408355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49755859375" calcext:value-type="float">
            <text:p>0.0247497558593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8141307830811" calcext:value-type="float">
            <text:p>0.0478141307830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623872756958" calcext:value-type="float">
            <text:p>0.047623872756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2125988006592" calcext:value-type="float">
            <text:p>0.0242125988006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574184417725" calcext:value-type="float">
            <text:p>0.024957418441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166488647461" calcext:value-type="float">
            <text:p>0.0249166488647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600341796875" calcext:value-type="float">
            <text:p>0.0466003417968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9424724578857" calcext:value-type="float">
            <text:p>0.0469424724578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815559387207" calcext:value-type="float">
            <text:p>0.0248155593872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671604156494" calcext:value-type="float">
            <text:p>0.0247671604156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758129119873" calcext:value-type="float">
            <text:p>0.0244758129119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0546016693115" calcext:value-type="float">
            <text:p>0.0460546016693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9176979064941" calcext:value-type="float">
            <text:p>0.0499176979064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9067802429199" calcext:value-type="float">
            <text:p>0.022906780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306251525879" calcext:value-type="float">
            <text:p>0.0222306251525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6569900512695" calcext:value-type="float">
            <text:p>0.021656990051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7629947662354" calcext:value-type="float">
            <text:p>0.0427629947662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3716773986816" calcext:value-type="float">
            <text:p>0.0433716773986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6204395294189" calcext:value-type="float">
            <text:p>0.0226204395294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903656005859" calcext:value-type="float">
            <text:p>0.0223903656005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8193531036377" calcext:value-type="float">
            <text:p>0.021819353103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1435298919678" calcext:value-type="float">
            <text:p>0.0231435298919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0685005187988" calcext:value-type="float">
            <text:p>0.0220685005187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714168548584" calcext:value-type="float">
            <text:p>0.1407141685485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436763763428" calcext:value-type="float">
            <text:p>0.1454367637634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762826919556" calcext:value-type="float">
            <text:p>0.1437628269195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9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115381240845" calcext:value-type="float">
            <text:p>0.2141153812408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864233016968" calcext:value-type="float">
            <text:p>0.2118642330169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983198165894" calcext:value-type="float">
            <text:p>0.1429831981658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97890663147" calcext:value-type="float">
            <text:p>0.142978906631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958713531494" calcext:value-type="float">
            <text:p>0.1419587135314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924356460571" calcext:value-type="float">
            <text:p>0.2179243564605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212894439697" calcext:value-type="float">
            <text:p>0.2142128944396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24648475647" calcext:value-type="float">
            <text:p>0.142246484756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609710693359" calcext:value-type="float">
            <text:p>0.1476097106933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1226043701172" calcext:value-type="float">
            <text:p>0.1512260437011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8513250350952" calcext:value-type="float">
            <text:p>0.2185132503509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694976806641" calcext:value-type="float">
            <text:p>0.2146949768066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019292831421" calcext:value-type="float">
            <text:p>0.1450192928314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673969268799" calcext:value-type="float">
            <text:p>0.1426739692687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8428192138672" calcext:value-type="float">
            <text:p>0.1584281921386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5549459457397" calcext:value-type="float">
            <text:p>0.2255494594573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4445104598999" calcext:value-type="float">
            <text:p>0.2244451045989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271869659424" calcext:value-type="float">
            <text:p>0.1242718696594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448392868042" calcext:value-type="float">
            <text:p>0.1264483928680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3535385131836" calcext:value-type="float">
            <text:p>0.1335353851318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0180778503418" calcext:value-type="float">
            <text:p>0.1901807785034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89617872238159" calcext:value-type="float">
            <text:p>0.1896178722381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467496871948" calcext:value-type="float">
            <text:p>0.1194674968719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3395204544067" calcext:value-type="float">
            <text:p>0.1233952045440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128372192383" calcext:value-type="float">
            <text:p>0.1171283721923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475271224976" calcext:value-type="float">
            <text:p>0.1174752712249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130300521851" calcext:value-type="float">
            <text:p>0.1201303005218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8787822723389" calcext:value-type="float">
            <text:p>0.3087878227233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849283218384" calcext:value-type="float">
            <text:p>0.3128492832183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8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237926483154" calcext:value-type="float">
            <text:p>0.3162379264831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0068950653076" calcext:value-type="float">
            <text:p>0.4500689506530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2874412536621" calcext:value-type="float">
            <text:p>0.4628744125366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4823637008667" calcext:value-type="float">
            <text:p>0.3048236370086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6316137313843" calcext:value-type="float">
            <text:p>0.3063161373138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782381057739" calcext:value-type="float">
            <text:p>0.3147823810577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7288751602173" calcext:value-type="float">
            <text:p>0.4472887516021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1373815536499" calcext:value-type="float">
            <text:p>0.4513738155364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570602416992" calcext:value-type="float">
            <text:p>0.3055706024169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826965332031" calcext:value-type="float">
            <text:p>0.3148269653320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8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3427438735962" calcext:value-type="float">
            <text:p>0.3234274387359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8954830169678" calcext:value-type="float">
            <text:p>0.4389548301696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0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2496757507324" calcext:value-type="float">
            <text:p>0.4624967575073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9718618392944" calcext:value-type="float">
            <text:p>0.2997186183929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13334274292" calcext:value-type="float">
            <text:p>0.3051333427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3248386383057" calcext:value-type="float">
            <text:p>0.3232483863830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7760105133057" calcext:value-type="float">
            <text:p>0.4477601051330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5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1926708221436" calcext:value-type="float">
            <text:p>0.4519267082214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4126777648926" calcext:value-type="float">
            <text:p>0.2641267776489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6302824020386" calcext:value-type="float">
            <text:p>0.2663028240203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5101909637451" calcext:value-type="float">
            <text:p>0.2651019096374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1322374343872" calcext:value-type="float">
            <text:p>0.3913223743438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0294065475464" calcext:value-type="float">
            <text:p>0.4002940654754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50208568573" calcext:value-type="float">
            <text:p>0.25502085685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6672391891479" calcext:value-type="float">
            <text:p>0.2466723918914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405574798584" calcext:value-type="float">
            <text:p>0.244055747985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4101514816284" calcext:value-type="float">
            <text:p>0.2541015148162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346851348877" calcext:value-type="float">
            <text:p>0.253468513488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670114517212" calcext:value-type="float">
            <text:p>1.846701145172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286116600037" calcext:value-type="float">
            <text:p>1.852861166000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013314247131" calcext:value-type="float">
            <text:p>1.890133142471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23998260498" calcext:value-type="float">
            <text:p>2.60239982604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721349716187" calcext:value-type="float">
            <text:p>2.607213497161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1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749531745911" calcext:value-type="float">
            <text:p>1.847495317459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154842376709" calcext:value-type="float">
            <text:p>1.861548423767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901235580444" calcext:value-type="float">
            <text:p>1.869012355804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409520149231" calcext:value-type="float">
            <text:p>2.624095201492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5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903164863586" calcext:value-type="float">
            <text:p>2.639031648635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3248605728149" calcext:value-type="float">
            <text:p>1.932486057281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6720886230469" calcext:value-type="float">
            <text:p>1.967208862304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9603414535522" calcext:value-type="float">
            <text:p>1.996034145355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1048474311829" calcext:value-type="float">
            <text:p>2.710484743118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4872922897339" calcext:value-type="float">
            <text:p>2.748729228973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5235362052917" calcext:value-type="float">
            <text:p>2.052353620529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7862329483032" calcext:value-type="float">
            <text:p>2.078623294830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9477591514587" calcext:value-type="float">
            <text:p>2.094775915145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5946393013" calcext:value-type="float">
            <text:p>2.859463930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5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98952412605286" calcext:value-type="float">
            <text:p>2.989524126052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7551817893982" calcext:value-type="float">
            <text:p>1.775518178939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872679233551" calcext:value-type="float">
            <text:p>1.78726792335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9620981216431" calcext:value-type="float">
            <text:p>1.796209812164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7299575805664" calcext:value-type="float">
            <text:p>2.472995758056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5733132362366" calcext:value-type="float">
            <text:p>2.557331323623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8939061164856" calcext:value-type="float">
            <text:p>1.489390611648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334358215332" calcext:value-type="float">
            <text:p>1.53343582153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9176087379456" calcext:value-type="float">
            <text:p>1.591760873794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5492148399353" calcext:value-type="float">
            <text:p>1.45492148399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469473361969" calcext:value-type="float">
            <text:p>1.44694733619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731544494629" calcext:value-type="float">
            <text:p>0.0017073154449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3445892333984" calcext:value-type="float">
            <text:p>0.002234458923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0001792907715" calcext:value-type="float">
            <text:p>0.003700017929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400466918945" calcext:value-type="float">
            <text:p>0.0033040046691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7192077636719" calcext:value-type="float">
            <text:p>0.0031719207763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279754638672" calcext:value-type="float">
            <text:p>0.0020627975463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026798248291" calcext:value-type="float">
            <text:p>0.0025026798248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8904762268066" calcext:value-type="float">
            <text:p>0.0043890476226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199928283691" calcext:value-type="float">
            <text:p>0.0023519992828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3636016845703" calcext:value-type="float">
            <text:p>0.0036363601684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639533996582" calcext:value-type="float">
            <text:p>0.0025639533996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373893737793" calcext:value-type="float">
            <text:p>0.0019373893737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8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817253112793" calcext:value-type="float">
            <text:p>0.0019881725311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8060340881348" calcext:value-type="float">
            <text:p>0.0037806034088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5948677062988" calcext:value-type="float">
            <text:p>0.003659486770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743766784668" calcext:value-type="float">
            <text:p>0.0017974376678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1078910827637" calcext:value-type="float">
            <text:p>0.0018107891082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6562538146973" calcext:value-type="float">
            <text:p>0.001865625381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4899635314941" calcext:value-type="float">
            <text:p>0.0036489963531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703182220459" calcext:value-type="float">
            <text:p>0.0035703182220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050994873047" calcext:value-type="float">
            <text:p>0.001780509948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4559516906738" calcext:value-type="float">
            <text:p>0.0025455951690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6602668762207" calcext:value-type="float">
            <text:p>0.0035660266876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956832885742" calcext:value-type="float">
            <text:p>0.0021395683288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8390808105469" calcext:value-type="float">
            <text:p>0.0035839080810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110145568848" calcext:value-type="float">
            <text:p>0.0020411014556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237503051758" calcext:value-type="float">
            <text:p>0.0021023750305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9385833740234" calcext:value-type="float">
            <text:p>0.0024938583374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191780090332" calcext:value-type="float">
            <text:p>0.0022919178009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0036506652832" calcext:value-type="float">
            <text:p>0.0022003650665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954544067383" calcext:value-type="float">
            <text:p>0.0113954544067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989643096924" calcext:value-type="float">
            <text:p>0.0109989643096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187530517578" calcext:value-type="float">
            <text:p>0.0110187530517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980644226074" calcext:value-type="float">
            <text:p>0.0220980644226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6221809387207" calcext:value-type="float">
            <text:p>0.0216221809387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330913543701" calcext:value-type="float">
            <text:p>0.01123309135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010074615479" calcext:value-type="float">
            <text:p>0.0111010074615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479064941406" calcext:value-type="float">
            <text:p>0.0114479064941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169689178467" calcext:value-type="float">
            <text:p>0.0218169689178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213379859924316" calcext:value-type="float">
            <text:p>0.0213379859924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9896659851074" calcext:value-type="float">
            <text:p>0.010989665985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1442527771" calcext:value-type="float">
            <text:p>0.011514425277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27129554748535" calcext:value-type="float">
            <text:p>0.012712955474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6342678070068" calcext:value-type="float">
            <text:p>0.0226342678070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13236808776856" calcext:value-type="float">
            <text:p>0.0213236808776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247798919678" calcext:value-type="float">
            <text:p>0.0114247798919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30167007446289" calcext:value-type="float">
            <text:p>0.0130167007446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257335662842" calcext:value-type="float">
            <text:p>0.0114257335662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23970365524292" calcext:value-type="float">
            <text:p>0.0239703655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22790241241455" calcext:value-type="float">
            <text:p>0.0222790241241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213092803955" calcext:value-type="float">
            <text:p>0.0106213092803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816654205322" calcext:value-type="float">
            <text:p>0.0101816654205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057064056396" calcext:value-type="float">
            <text:p>0.011405706405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819274902344" calcext:value-type="float">
            <text:p>0.0203819274902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9093818664551" calcext:value-type="float">
            <text:p>0.0199093818664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752281188965" calcext:value-type="float">
            <text:p>0.0101752281188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718872070313" calcext:value-type="float">
            <text:p>0.0108718872070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155872344971" calcext:value-type="float">
            <text:p>0.0106155872344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679397583008" calcext:value-type="float">
            <text:p>0.0100679397583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4287261962891" calcext:value-type="float">
            <text:p>0.0098428726196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7932205200195" calcext:value-type="float">
            <text:p>0.023793220520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3031253814697" calcext:value-type="float">
            <text:p>0.025303125381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668556213379" calcext:value-type="float">
            <text:p>0.0243668556213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9076633453369" calcext:value-type="float">
            <text:p>0.0469076633453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4836826324463" calcext:value-type="float">
            <text:p>0.0474836826324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9759426116943" calcext:value-type="float">
            <text:p>0.0259759426116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040126800537" calcext:value-type="float">
            <text:p>0.0249040126800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6764888763428" calcext:value-type="float">
            <text:p>0.0256764888763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42249870300293" calcext:value-type="float">
            <text:p>0.0342249870300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58822345733643" calcext:value-type="float">
            <text:p>0.0358822345733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015621185303" calcext:value-type="float">
            <text:p>0.024501562118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888565063477" calcext:value-type="float">
            <text:p>0.0247888565063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3689289093018" calcext:value-type="float">
            <text:p>0.0253689289093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9476451873779" calcext:value-type="float">
            <text:p>0.0479476451873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2724437713623" calcext:value-type="float">
            <text:p>0.0472724437713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614051818848" calcext:value-type="float">
            <text:p>0.0245614051818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84395980835" calcext:value-type="float">
            <text:p>0.0244843959808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0879993438721" calcext:value-type="float">
            <text:p>0.0260879993438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0005016326904" calcext:value-type="float">
            <text:p>0.049000501632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7993488311768" calcext:value-type="float">
            <text:p>0.0477993488311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0625400543213" calcext:value-type="float">
            <text:p>0.0220625400543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034454345703" calcext:value-type="float">
            <text:p>0.022203445434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2498645782471" calcext:value-type="float">
            <text:p>0.0232498645782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0751781463623" calcext:value-type="float">
            <text:p>0.0450751781463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8645610809326" calcext:value-type="float">
            <text:p>0.0428645610809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9653377532959" calcext:value-type="float">
            <text:p>0.0209653377532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3732719421387" calcext:value-type="float">
            <text:p>0.0213732719421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14412689209" calcext:value-type="float">
            <text:p>0.0222144126892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658182144165" calcext:value-type="float">
            <text:p>0.0216581821441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5396881103516" calcext:value-type="float">
            <text:p>0.0215396881103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726514816284" calcext:value-type="float">
            <text:p>0.1447265148162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584251403809" calcext:value-type="float">
            <text:p>0.1435842514038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39361000061" calcext:value-type="float">
            <text:p>0.145393610000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4172115325928" calcext:value-type="float">
            <text:p>0.2241721153259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231432199478149" calcext:value-type="float">
            <text:p>0.2314321994781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110431671143" calcext:value-type="float">
            <text:p>0.1541104316711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406309127808" calcext:value-type="float">
            <text:p>0.1544063091278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2856101989746" calcext:value-type="float">
            <text:p>0.1628561019897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1438646316528" calcext:value-type="float">
            <text:p>0.2214386463165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5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230121374130249" calcext:value-type="float">
            <text:p>0.2301213741302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238637924194" calcext:value-type="float">
            <text:p>0.1452386379241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389940261841" calcext:value-type="float">
            <text:p>0.1433899402618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096323013306" calcext:value-type="float">
            <text:p>0.1480963230133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4165678024292" calcext:value-type="float">
            <text:p>0.2241656780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0363855361938" calcext:value-type="float">
            <text:p>0.2203638553619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624181747437" calcext:value-type="float">
            <text:p>0.148624181747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595851898193" calcext:value-type="float">
            <text:p>0.1545958518981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6436443328857" calcext:value-type="float">
            <text:p>0.1564364433288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9869136810303" calcext:value-type="float">
            <text:p>0.2198691368103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5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5964784622192" calcext:value-type="float">
            <text:p>0.2259647846221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4733209609985" calcext:value-type="float">
            <text:p>0.1247332096099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997947692871" calcext:value-type="float">
            <text:p>0.1269979476928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645658493042" calcext:value-type="float">
            <text:p>0.1286456584930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3344116210938" calcext:value-type="float">
            <text:p>0.1933441162109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0829744338989" calcext:value-type="float">
            <text:p>0.2008297443389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1467590332031" calcext:value-type="float">
            <text:p>0.1214675903320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37585067749" calcext:value-type="float">
            <text:p>0.117375850677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5256299972534" calcext:value-type="float">
            <text:p>0.1252562999725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3221158981323" calcext:value-type="float">
            <text:p>0.123221158981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3828887939453" calcext:value-type="float">
            <text:p>0.1238288879394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532705307007" calcext:value-type="float">
            <text:p>0.3185327053070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529533386231" calcext:value-type="float">
            <text:p>0.3195295333862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3444128036499" calcext:value-type="float">
            <text:p>0.3234441280364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9797849655151" calcext:value-type="float">
            <text:p>0.4697978496551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76669311523438" calcext:value-type="float">
            <text:p>0.476669311523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179119110107" calcext:value-type="float">
            <text:p>0.305179119110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3585748672485" calcext:value-type="float">
            <text:p>0.3235857486724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2947254180908" calcext:value-type="float">
            <text:p>0.3329472541809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8210716247559" calcext:value-type="float">
            <text:p>0.4482107162475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5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5940008163452" calcext:value-type="float">
            <text:p>0.4559400081634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874794006348" calcext:value-type="float">
            <text:p>0.3128747940063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5467109680176" calcext:value-type="float">
            <text:p>0.3254671096801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0147981643677" calcext:value-type="float">
            <text:p>0.3301479816436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07368850708" calcext:value-type="float">
            <text:p>0.45707368850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9154367446899" calcext:value-type="float">
            <text:p>0.4591543674468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0140371322632" calcext:value-type="float">
            <text:p>0.3101403713226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797473907471" calcext:value-type="float">
            <text:p>0.3137974739074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478469848633" calcext:value-type="float">
            <text:p>0.3134784698486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3812351226807" calcext:value-type="float">
            <text:p>0.4638123512268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77209091186523" calcext:value-type="float">
            <text:p>0.4772090911865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98655128479" calcext:value-type="float">
            <text:p>0.26986551284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7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9660472869873" calcext:value-type="float">
            <text:p>0.2696604728698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1059036254883" calcext:value-type="float">
            <text:p>0.2710590362548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5999917984009" calcext:value-type="float">
            <text:p>0.3859999179840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0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3917798995972" calcext:value-type="float">
            <text:p>0.3939177989959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35214471817017" calcext:value-type="float">
            <text:p>0.2352144718170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5248546600342" calcext:value-type="float">
            <text:p>0.2552485466003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4942893981934" calcext:value-type="float">
            <text:p>0.2549428939819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838653564453" calcext:value-type="float">
            <text:p>0.2588386535644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1145849227905" calcext:value-type="float">
            <text:p>0.2411458492279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885641098022" calcext:value-type="float">
            <text:p>1.888856410980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477228164673" calcext:value-type="float">
            <text:p>1.904772281646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6416068077087" calcext:value-type="float">
            <text:p>1.964160680770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3584041595459" calcext:value-type="float">
            <text:p>2.635840415954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4614024162292" calcext:value-type="float">
            <text:p>2.74614024162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7620029449463" calcext:value-type="float">
            <text:p>1.776200294494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2733311653137" calcext:value-type="float">
            <text:p>1.927333116531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4509387016296" calcext:value-type="float">
            <text:p>1.945093870162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4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702345848083" calcext:value-type="float">
            <text:p>2.627023458480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8003296852112" calcext:value-type="float">
            <text:p>2.680032968521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237788200378" calcext:value-type="float">
            <text:p>1.862377882003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4162368774414" calcext:value-type="float">
            <text:p>1.941623687744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5623731613159" calcext:value-type="float">
            <text:p>1.956237316131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770295143127" calcext:value-type="float">
            <text:p>2.627702951431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5057134628296" calcext:value-type="float">
            <text:p>2.650571346282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0021624565125" calcext:value-type="float">
            <text:p>2.00021624565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9915409088135" calcext:value-type="float">
            <text:p>1.999154090881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4065728187561" calcext:value-type="float">
            <text:p>2.040657281875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9234266281128" calcext:value-type="float">
            <text:p>2.792342662811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6074900627136" calcext:value-type="float">
            <text:p>2.860749006271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6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7777299880981" calcext:value-type="float">
            <text:p>1.677772998809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0796966552734" calcext:value-type="float">
            <text:p>1.707969665527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9694757461548" calcext:value-type="float">
            <text:p>1.696947574615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8818621635437" calcext:value-type="float">
            <text:p>2.388186216354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0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2122101783752" calcext:value-type="float">
            <text:p>2.421221017837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358111381531" calcext:value-type="float">
            <text:p>1.433581113815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8329815864563" calcext:value-type="float">
            <text:p>1.383298158645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885306358337" calcext:value-type="float">
            <text:p>1.398853063583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066576957703" calcext:value-type="float">
            <text:p>1.390665769577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3139600753784" calcext:value-type="float">
            <text:p>1.431396007537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764892578125" calcext:value-type="float">
            <text:p>0.0017776489257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154510498047" calcext:value-type="float">
            <text:p>0.001841545104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9617004394531" calcext:value-type="float">
            <text:p>0.0034961700439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21250915527" calcext:value-type="float">
            <text:p>0.0021932125091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4409217834473" calcext:value-type="float">
            <text:p>0.0035440921783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899795532227" calcext:value-type="float">
            <text:p>0.0017189979553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3309783935547" calcext:value-type="float">
            <text:p>0.0019330978393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1031227111816" calcext:value-type="float">
            <text:p>0.0018103122711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710418701172" calcext:value-type="float">
            <text:p>0.0017271041870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4055824279785" calcext:value-type="float">
            <text:p>0.0016405582427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732902526855" calcext:value-type="float">
            <text:p>0.0017173290252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1153450012207" calcext:value-type="float">
            <text:p>0.0027115345001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5042686462402" calcext:value-type="float">
            <text:p>0.003650426864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4222412109375" calcext:value-type="float">
            <text:p>0.0023422241210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119041442871" calcext:value-type="float">
            <text:p>0.0035111904144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29273223877" calcext:value-type="float">
            <text:p>0.0019829273223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545486450195" calcext:value-type="float">
            <text:p>0.0019154548645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718566894531" calcext:value-type="float">
            <text:p>0.0017871856689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3749198913574" calcext:value-type="float">
            <text:p>0.0018374919891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008743286133" calcext:value-type="float">
            <text:p>0.0018200874328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893005371094" calcext:value-type="float">
            <text:p>0.0016689300537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463851928711" calcext:value-type="float">
            <text:p>0.0016646385192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518325805664" calcext:value-type="float">
            <text:p>0.0017151832580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9355354309082" calcext:value-type="float">
            <text:p>0.0020935535430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819816589355" calcext:value-type="float">
            <text:p>0.0023581981658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011306762695" calcext:value-type="float">
            <text:p>0.0021901130676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1824645996094" calcext:value-type="float">
            <text:p>0.0022182464599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0584869384766" calcext:value-type="float">
            <text:p>0.0022058486938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590301513672" calcext:value-type="float">
            <text:p>0.0022459030151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605239868164" calcext:value-type="float">
            <text:p>0.0023560523986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869075775146" calcext:value-type="float">
            <text:p>0.0108869075775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692314147949" calcext:value-type="float">
            <text:p>0.0106692314147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568668365479" calcext:value-type="float">
            <text:p>0.0108568668365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5733051300049" calcext:value-type="float">
            <text:p>0.0215733051300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5244293212891" calcext:value-type="float">
            <text:p>0.0215244293212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681720733643" calcext:value-type="float">
            <text:p>0.0114681720733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938217163086" calcext:value-type="float">
            <text:p>0.0108938217163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758014678955" calcext:value-type="float">
            <text:p>0.0114758014678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08385848999" calcext:value-type="float">
            <text:p>0.0218083858489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3696022033691" calcext:value-type="float">
            <text:p>0.0193696022033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899375915527" calcext:value-type="float">
            <text:p>0.0111899375915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5856590271" calcext:value-type="float">
            <text:p>0.011758565902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385749816895" calcext:value-type="float">
            <text:p>0.011238574981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1233367919922" calcext:value-type="float">
            <text:p>0.0221233367919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1177597045898" calcext:value-type="float">
            <text:p>0.020117759704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44942855835" calcext:value-type="float">
            <text:p>0.0115449428558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497444152832" calcext:value-type="float">
            <text:p>0.0117497444152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973617553711" calcext:value-type="float">
            <text:p>0.0113973617553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215096473693848" calcext:value-type="float">
            <text:p>0.021509647369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4360485076904" calcext:value-type="float">
            <text:p>0.020436048507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7498168945313" calcext:value-type="float">
            <text:p>0.0107498168945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57141494751" calcext:value-type="float">
            <text:p>0.0103571414947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4048843383789" calcext:value-type="float">
            <text:p>0.0098404884338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9345817565918" calcext:value-type="float">
            <text:p>0.0209345817565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976631164551" calcext:value-type="float">
            <text:p>0.0203976631164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595951080322" calcext:value-type="float">
            <text:p>0.0100595951080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0257987976074" calcext:value-type="float">
            <text:p>0.0098025798797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014209747314" calcext:value-type="float">
            <text:p>0.0100014209747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3020324707031" calcext:value-type="float">
            <text:p>0.009630203247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963115692139" calcext:value-type="float">
            <text:p>0.0100963115692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9692459106445" calcext:value-type="float">
            <text:p>0.0229692459106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525053024292" calcext:value-type="float">
            <text:p>0.0425250530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94341945648193" calcext:value-type="float">
            <text:p>0.0394341945648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6030368804932" calcext:value-type="float">
            <text:p>0.0456030368804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7324981689453" calcext:value-type="float">
            <text:p>0.0457324981689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312618255615" calcext:value-type="float">
            <text:p>0.0246312618255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8699188232422" calcext:value-type="float">
            <text:p>0.0248699188232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9574909210205" calcext:value-type="float">
            <text:p>0.0239574909210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980619430542" calcext:value-type="float">
            <text:p>0.046980619430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5030670166016" calcext:value-type="float">
            <text:p>0.0465030670166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111270904541" calcext:value-type="float">
            <text:p>0.0241112709045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270397186279" calcext:value-type="float">
            <text:p>0.0243270397186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8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6166458129883" calcext:value-type="float">
            <text:p>0.0256166458129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0676422119141" calcext:value-type="float">
            <text:p>0.0470676422119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5312004089356" calcext:value-type="float">
            <text:p>0.0465312004089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287223815918" calcext:value-type="float">
            <text:p>0.0242872238159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4295597076416" calcext:value-type="float">
            <text:p>0.0244295597076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025821685791" calcext:value-type="float">
            <text:p>0.0249025821685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1193065643311" calcext:value-type="float">
            <text:p>0.0481193065643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3264923095703" calcext:value-type="float">
            <text:p>0.048326492309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7162837982178" calcext:value-type="float">
            <text:p>0.0227162837982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90604019165" calcext:value-type="float">
            <text:p>0.0223906040191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9525566101074" calcext:value-type="float">
            <text:p>0.022952556610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8190231323242" calcext:value-type="float">
            <text:p>0.0428190231323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3624000549316" calcext:value-type="float">
            <text:p>0.0463624000549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472620010376" calcext:value-type="float">
            <text:p>0.0224726200103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989154815674" calcext:value-type="float">
            <text:p>0.0221989154815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4390029907227" calcext:value-type="float">
            <text:p>0.0224390029907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8332538604736" calcext:value-type="float">
            <text:p>0.0208332538604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7819938659668" calcext:value-type="float">
            <text:p>0.0207819938659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524003982544" calcext:value-type="float">
            <text:p>0.1425240039825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53609085083" calcext:value-type="float">
            <text:p>0.143536090850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076326370239" calcext:value-type="float">
            <text:p>0.1410763263702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2285985946655" calcext:value-type="float">
            <text:p>0.2222859859466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2751140594482" calcext:value-type="float">
            <text:p>0.2227511405944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959739685059" calcext:value-type="float">
            <text:p>0.1409597396850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275665283203" calcext:value-type="float">
            <text:p>0.1442756652832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6960973739624" calcext:value-type="float">
            <text:p>0.146960973739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323043823242" calcext:value-type="float">
            <text:p>0.2143230438232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3698863983154" calcext:value-type="float">
            <text:p>0.2136988639831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917943954468" calcext:value-type="float">
            <text:p>0.1419179439544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136688232422" calcext:value-type="float">
            <text:p>0.1471366882324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8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123264312744" calcext:value-type="float">
            <text:p>0.1481232643127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288162231445" calcext:value-type="float">
            <text:p>0.2152881622314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1042633056641" calcext:value-type="float">
            <text:p>0.2210426330566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287181854248" calcext:value-type="float">
            <text:p>0.143287181854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487142562866" calcext:value-type="float">
            <text:p>0.1444871425628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95849609375" calcext:value-type="float">
            <text:p>0.144958496093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74289894104" calcext:value-type="float">
            <text:p>0.214742898941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078187942505" calcext:value-type="float">
            <text:p>0.2140781879425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918315887451" calcext:value-type="float">
            <text:p>0.1269183158874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090143203735" calcext:value-type="float">
            <text:p>0.1280901432037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59280204773" calcext:value-type="float">
            <text:p>0.12759280204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9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935154914856" calcext:value-type="float">
            <text:p>0.199351549148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6142435073853" calcext:value-type="float">
            <text:p>0.1961424350738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194911956787" calcext:value-type="float">
            <text:p>0.1201949119567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2875928878784" calcext:value-type="float">
            <text:p>0.1228759288787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574785232544" calcext:value-type="float">
            <text:p>0.1195747852325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6935253143311" calcext:value-type="float">
            <text:p>0.1169352531433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1039390563965" calcext:value-type="float">
            <text:p>0.1210393905639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8744668960571" calcext:value-type="float">
            <text:p>0.3087446689605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7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8861494064331" calcext:value-type="float">
            <text:p>0.3088614940643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081596374512" calcext:value-type="float">
            <text:p>0.3150815963745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9592113494873" calcext:value-type="float">
            <text:p>0.4495921134948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6129779815674" calcext:value-type="float">
            <text:p>0.4661297798156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7456254959106" calcext:value-type="float">
            <text:p>0.3074562549591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0595989227295" calcext:value-type="float">
            <text:p>0.3105959892272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576553344727" calcext:value-type="float">
            <text:p>0.3155765533447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1015472412109" calcext:value-type="float">
            <text:p>0.4510154724121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2799072265625" calcext:value-type="float">
            <text:p>0.4627990722656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157112121582" calcext:value-type="float">
            <text:p>0.31157112121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5868606567383" calcext:value-type="float">
            <text:p>0.3258686065673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8172445297241" calcext:value-type="float">
            <text:p>0.3281724452972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399347305298" calcext:value-type="float">
            <text:p>0.4543993473052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7007884979248" calcext:value-type="float">
            <text:p>0.457007884979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947916030884" calcext:value-type="float">
            <text:p>0.3139479160308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406820297241" calcext:value-type="float">
            <text:p>0.3184068202972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3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6617002487183" calcext:value-type="float">
            <text:p>0.3266170024871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555034637451" calcext:value-type="float">
            <text:p>0.45455503463745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0068464279175" calcext:value-type="float">
            <text:p>0.4600684642791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5352964401245" calcext:value-type="float">
            <text:p>0.2653529644012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5396118164062" calcext:value-type="float">
            <text:p>0.2653961181640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1184673309326" calcext:value-type="float">
            <text:p>0.2811846733093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2205953598022" calcext:value-type="float">
            <text:p>0.3922059535980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1592741012573" calcext:value-type="float">
            <text:p>0.3915927410125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123159408569" calcext:value-type="float">
            <text:p>0.2581231594085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9623537063599" calcext:value-type="float">
            <text:p>0.2496235370635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1458168029785" calcext:value-type="float">
            <text:p>0.2514581680297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501964569092" calcext:value-type="float">
            <text:p>0.2525019645690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650502204895" calcext:value-type="float">
            <text:p>0.246505022048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2434344291687" calcext:value-type="float">
            <text:p>1.824343442916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601665496826" calcext:value-type="float">
            <text:p>1.836016654968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839010238647" calcext:value-type="float">
            <text:p>1.848390102386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882465839386" calcext:value-type="float">
            <text:p>2.58824658393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438203811645" calcext:value-type="float">
            <text:p>2.604382038116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392093658447" calcext:value-type="float">
            <text:p>1.853920936584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940766334534" calcext:value-type="float">
            <text:p>1.859407663345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680530548096" calcext:value-type="float">
            <text:p>1.876805305480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7647218704224" calcext:value-type="float">
            <text:p>2.676472187042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8575549125671" calcext:value-type="float">
            <text:p>2.685755491256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7646079063416" calcext:value-type="float">
            <text:p>1.876460790634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7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4607424736023" calcext:value-type="float">
            <text:p>1.946074247360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8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5363736152649" calcext:value-type="float">
            <text:p>1.953637361526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7842555046082" calcext:value-type="float">
            <text:p>2.678425550460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1200585365295" calcext:value-type="float">
            <text:p>2.712005853652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4892835617065" calcext:value-type="float">
            <text:p>1.948928356170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0053095817566" calcext:value-type="float">
            <text:p>2.000530958175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3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7185864448547" calcext:value-type="float">
            <text:p>2.071858644485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0486998558044" calcext:value-type="float">
            <text:p>2.704869985580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5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1695365905762" calcext:value-type="float">
            <text:p>2.816953659057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1005177497864" calcext:value-type="float">
            <text:p>1.71005177497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4812483787537" calcext:value-type="float">
            <text:p>1.748124837875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8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601854801178" calcext:value-type="float">
            <text:p>1.76018548011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1083717346191" calcext:value-type="float">
            <text:p>2.410837173461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43349838256836" calcext:value-type="float">
            <text:p>2.433498382568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4452238082886" calcext:value-type="float">
            <text:p>1.444522380828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461204528809" calcext:value-type="float">
            <text:p>1.424612045288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9059948921204" calcext:value-type="float">
            <text:p>1.390599489212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4441246986389" calcext:value-type="float">
            <text:p>1.444412469863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6076989173889" calcext:value-type="float">
            <text:p>1.460769891738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552375793457" calcext:value-type="float">
            <text:p>0.0017552375793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637535095215" calcext:value-type="float">
            <text:p>0.0017163753509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836418151855" calcext:value-type="float">
            <text:p>0.0017783641815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557746887207" calcext:value-type="float">
            <text:p>0.0035557746887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0989570617676" calcext:value-type="float">
            <text:p>0.0036098957061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451477050781" calcext:value-type="float">
            <text:p>0.0019245147705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843208312988" calcext:value-type="float">
            <text:p>0.001828432083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70287322998" calcext:value-type="float">
            <text:p>0.0018470287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8738174438477" calcext:value-type="float">
            <text:p>0.003687381744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2133979797363" calcext:value-type="float">
            <text:p>0.003621339797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5155563354492" calcext:value-type="float">
            <text:p>0.0025515556335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8588790893555" calcext:value-type="float">
            <text:p>0.0025858879089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252872467041" calcext:value-type="float">
            <text:p>0.0044252872467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040771484375" calcext:value-type="float">
            <text:p>0.002304077148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7116622924805" calcext:value-type="float">
            <text:p>0.004371166229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8398361206055" calcext:value-type="float">
            <text:p>0.0018839836120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104560852051" calcext:value-type="float">
            <text:p>0.0023510456085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839134216309" calcext:value-type="float">
            <text:p>0.0017983913421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409980773926" calcext:value-type="float">
            <text:p>0.0017940998077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354751586914" calcext:value-type="float">
            <text:p>0.0019135475158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374671936035" calcext:value-type="float">
            <text:p>0.001533746719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4621086120605" calcext:value-type="float">
            <text:p>0.001946210861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992446899414" calcext:value-type="float">
            <text:p>0.0016999244689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821479797363" calcext:value-type="float">
            <text:p>0.001668214797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050842285156" calcext:value-type="float">
            <text:p>0.0021305084228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2444534301758" calcext:value-type="float">
            <text:p>0.0022244453430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6126441955566" calcext:value-type="float">
            <text:p>0.0021612644195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751953125" calcext:value-type="float">
            <text:p>0.0020751953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683708190918" calcext:value-type="float">
            <text:p>0.0020568370819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6293334960937" calcext:value-type="float">
            <text:p>0.0021629333496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784240722656" calcext:value-type="float">
            <text:p>0.0114784240722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204551696777" calcext:value-type="float">
            <text:p>0.0112204551696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593173980713" calcext:value-type="float">
            <text:p>0.0112593173980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18372344970703" calcext:value-type="float">
            <text:p>0.021837234497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21664905548096" calcext:value-type="float">
            <text:p>0.02216649055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282897949219" calcext:value-type="float">
            <text:p>0.0110282897949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2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110210418701" calcext:value-type="float">
            <text:p>0.011111021041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611850738525" calcext:value-type="float">
            <text:p>0.0203611850738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30157375335693" calcext:value-type="float">
            <text:p>0.0230157375335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228071212768555" calcext:value-type="float">
            <text:p>0.0228071212768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8973255157471" calcext:value-type="float">
            <text:p>0.0118973255157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1782169342041" calcext:value-type="float">
            <text:p>0.0117821693420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917423248291" calcext:value-type="float">
            <text:p>0.0112917423248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222887992858887" calcext:value-type="float">
            <text:p>0.0222887992858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8791027069092" calcext:value-type="float">
            <text:p>0.0198791027069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8241310119629" calcext:value-type="float">
            <text:p>0.0118241310119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678310394287" calcext:value-type="float">
            <text:p>0.0115678310394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429328918457" calcext:value-type="float">
            <text:p>0.0116429328918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220413208007812" calcext:value-type="float">
            <text:p>0.0220413208007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217788219451904" calcext:value-type="float">
            <text:p>0.021778821945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0781917572021" calcext:value-type="float">
            <text:p>0.0100781917572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04029178619385" calcext:value-type="float">
            <text:p>0.0104029178619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0970506668090821" calcext:value-type="float">
            <text:p>0.0097050666809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172798156738" calcext:value-type="float">
            <text:p>0.0208172798156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3214416503906" calcext:value-type="float">
            <text:p>0.0193214416503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0992870330810547" calcext:value-type="float">
            <text:p>0.0099287033081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02610588073731" calcext:value-type="float">
            <text:p>0.0102610588073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76037979125977" calcext:value-type="float">
            <text:p>0.009760379791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4525680541992" calcext:value-type="float">
            <text:p>0.00984525680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0983881950378418" calcext:value-type="float">
            <text:p>0.0098388195037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857238769531" calcext:value-type="float">
            <text:p>0.0245857238769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2720584869385" calcext:value-type="float">
            <text:p>0.0262720584869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1786708831787" calcext:value-type="float">
            <text:p>0.0251786708831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6912727355957" calcext:value-type="float">
            <text:p>0.0486912727355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8745231628418" calcext:value-type="float">
            <text:p>0.0468745231628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9994525909424" calcext:value-type="float">
            <text:p>0.0239994525909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592565536499" calcext:value-type="float">
            <text:p>0.0255925655364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8179435729981" calcext:value-type="float">
            <text:p>0.0248179435729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9625930786133" calcext:value-type="float">
            <text:p>0.0489625930786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4379787445068" calcext:value-type="float">
            <text:p>0.0464379787445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2002735137939" calcext:value-type="float">
            <text:p>0.0232002735137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9679088592529" calcext:value-type="float">
            <text:p>0.0249679088592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7260799407959" calcext:value-type="float">
            <text:p>0.0257260799407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9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1604804992676" calcext:value-type="float">
            <text:p>0.049160480499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4404354095459" calcext:value-type="float">
            <text:p>0.0454404354095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2769718170166" calcext:value-type="float">
            <text:p>0.0242769718170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5863666534424" calcext:value-type="float">
            <text:p>0.0255863666534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7621536254883" calcext:value-type="float">
            <text:p>0.0247621536254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0801334381104" calcext:value-type="float">
            <text:p>0.049080133438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4341640472412" calcext:value-type="float">
            <text:p>0.0464341640472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941802978516" calcext:value-type="float">
            <text:p>0.0223941802978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9612121582031" calcext:value-type="float">
            <text:p>0.0219612121582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2811698913574" calcext:value-type="float">
            <text:p>0.0222811698913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522834777832" calcext:value-type="float">
            <text:p>0.0435228347778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1673526763916" calcext:value-type="float">
            <text:p>0.0431673526763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1362113952637" calcext:value-type="float">
            <text:p>0.0221362113952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3991870880127" calcext:value-type="float">
            <text:p>0.0223991870880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144760131836" calcext:value-type="float">
            <text:p>0.0233144760131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6391086578369" calcext:value-type="float">
            <text:p>0.0216391086578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3799476623535" calcext:value-type="float">
            <text:p>0.0213799476623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1246318817139" calcext:value-type="float">
            <text:p>0.1412463188171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7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0487909317017" calcext:value-type="float">
            <text:p>0.1404879093170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8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9622440338135" calcext:value-type="float">
            <text:p>0.1496224403381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09086894989014" calcext:value-type="float">
            <text:p>0.2090868949890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07513999939" calcext:value-type="float">
            <text:p>0.210075139999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878034591675" calcext:value-type="float">
            <text:p>0.1398780345916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49102973938" calcext:value-type="float">
            <text:p>0.143491029739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763708114624" calcext:value-type="float">
            <text:p>0.144763708114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0012674331665" calcext:value-type="float">
            <text:p>0.2100126743316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7406272888184" calcext:value-type="float">
            <text:p>0.2174062728881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6682472229" calcext:value-type="float">
            <text:p>0.1426682472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422199249268" calcext:value-type="float">
            <text:p>0.142422199249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256757736206" calcext:value-type="float">
            <text:p>0.1452567577362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9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116024017334" calcext:value-type="float">
            <text:p>0.2151160240173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543342590332" calcext:value-type="float">
            <text:p>0.2145433425903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184734344482" calcext:value-type="float">
            <text:p>0.1421847343444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231081008911" calcext:value-type="float">
            <text:p>0.1442310810089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390510559082" calcext:value-type="float">
            <text:p>0.1453905105590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3173856735229" calcext:value-type="float">
            <text:p>0.223173856735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9450950622559" calcext:value-type="float">
            <text:p>0.2194509506225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5613689422607" calcext:value-type="float">
            <text:p>0.1256136894226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599405288696" calcext:value-type="float">
            <text:p>0.1285994052886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7132177352905" calcext:value-type="float">
            <text:p>0.1271321773529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4012403488159" calcext:value-type="float">
            <text:p>0.1940124034881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0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6890115737915" calcext:value-type="float">
            <text:p>0.1968901157379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1268272399902" calcext:value-type="float">
            <text:p>0.1212682723999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639801025391" calcext:value-type="float">
            <text:p>0.1206398010253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5732431411743" calcext:value-type="float">
            <text:p>0.1157324314117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0447635650635" calcext:value-type="float">
            <text:p>0.1204476356506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570970535278" calcext:value-type="float">
            <text:p>0.1195709705352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9055099487305" calcext:value-type="float">
            <text:p>0.2990550994873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7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590879440308" calcext:value-type="float">
            <text:p>0.3185908794403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2931051254272" calcext:value-type="float">
            <text:p>0.3229310512542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9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9200372695923" calcext:value-type="float">
            <text:p>0.4692003726959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0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75064754486084" calcext:value-type="float">
            <text:p>0.4750647544860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95692205429077" calcext:value-type="float">
            <text:p>0.2956922054290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2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182043075561" calcext:value-type="float">
            <text:p>0.3141820430755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3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103168487549" calcext:value-type="float">
            <text:p>0.3201031684875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493635177612" calcext:value-type="float">
            <text:p>0.4364936351776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5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3931102752686" calcext:value-type="float">
            <text:p>0.4439311027526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0949563980103" calcext:value-type="float">
            <text:p>0.3109495639801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9123258590698" calcext:value-type="float">
            <text:p>0.3291232585906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38816642761231" calcext:value-type="float">
            <text:p>0.3388166427612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01406288147" calcext:value-type="float">
            <text:p>0.454014062881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9899892807007" calcext:value-type="float">
            <text:p>0.4698998928070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6734561920166" calcext:value-type="float">
            <text:p>0.30673456192016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2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996429443359" calcext:value-type="float">
            <text:p>0.3189964294433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6008796691895" calcext:value-type="float">
            <text:p>0.3260087966918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4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189538955689" calcext:value-type="float">
            <text:p>0.4541895389556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5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2853908538818" calcext:value-type="float">
            <text:p>0.4628539085388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3865480422974" calcext:value-type="float">
            <text:p>0.253865480422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7624616622925" calcext:value-type="float">
            <text:p>0.2676246166229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5108337402344" calcext:value-type="float">
            <text:p>0.275108337402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9560699462891" calcext:value-type="float">
            <text:p>0.3895606994628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2236948013306" calcext:value-type="float">
            <text:p>0.3922369480133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671718597412" calcext:value-type="float">
            <text:p>0.2526717185974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7337808609009" calcext:value-type="float">
            <text:p>0.2573378086090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065279006958" calcext:value-type="float">
            <text:p>0.25065279006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4218578338623" calcext:value-type="float">
            <text:p>0.2542185783386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984335899353" calcext:value-type="float">
            <text:p>0.249843358993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009838104248" calcext:value-type="float">
            <text:p>1.840098381042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332871437073" calcext:value-type="float">
            <text:p>1.843328714370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5562324523926" calcext:value-type="float">
            <text:p>1.855623245239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6998419761658" calcext:value-type="float">
            <text:p>2.569984197616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4132380485535" calcext:value-type="float">
            <text:p>2.641323804855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672425270081" calcext:value-type="float">
            <text:p>1.866724252700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342499732971" calcext:value-type="float">
            <text:p>1.883424997329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9481735229492" calcext:value-type="float">
            <text:p>1.894817352294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9390497207642" calcext:value-type="float">
            <text:p>2.593904972076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5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0209193229675" calcext:value-type="float">
            <text:p>2.7020919322967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946752548218" calcext:value-type="float">
            <text:p>1.839467525482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716624259949" calcext:value-type="float">
            <text:p>1.907166242599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8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0724802017212" calcext:value-type="float">
            <text:p>1.907248020172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1318612098694" calcext:value-type="float">
            <text:p>2.613186120986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0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5142321586609" calcext:value-type="float">
            <text:p>2.651423215866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1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8889827728271" calcext:value-type="float">
            <text:p>1.988898277282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389711856842" calcext:value-type="float">
            <text:p>2.03897118568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05336713790894" calcext:value-type="float">
            <text:p>2.053367137908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79613542556763" calcext:value-type="float">
            <text:p>2.796135425567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5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84418892860413" calcext:value-type="float">
            <text:p>2.844188928604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4089417457581" calcext:value-type="float">
            <text:p>1.640894174575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9781565666199" calcext:value-type="float">
            <text:p>1.697815656661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0848655700684" calcext:value-type="float">
            <text:p>1.708486557006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6211848258972" calcext:value-type="float">
            <text:p>2.362118482589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8113570213318" calcext:value-type="float">
            <text:p>2.381135702133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58177280426" calcext:value-type="float">
            <text:p>1.42581772804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0942325592041" calcext:value-type="float">
            <text:p>1.509423255920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5214250087738" calcext:value-type="float">
            <text:p>1.52142500877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948627471924" calcext:value-type="float">
            <text:p>1.429486274719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5212912559509" calcext:value-type="float">
            <text:p>1.452129125595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94612121582" calcext:value-type="float">
            <text:p>0.0017094612121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867805480957" calcext:value-type="float">
            <text:p>0.00165867805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8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425674438477" calcext:value-type="float">
            <text:p>0.001734256744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1484222412109" calcext:value-type="float">
            <text:p>0.0018148422241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717208862305" calcext:value-type="float">
            <text:p>0.0017771720886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70287322998" calcext:value-type="float">
            <text:p>0.0018470287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3725357055664" calcext:value-type="float">
            <text:p>0.0018372535705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707702636719" calcext:value-type="float">
            <text:p>0.0017070770263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909301757813" calcext:value-type="float">
            <text:p>0.0017890930175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4784660339355" calcext:value-type="float">
            <text:p>0.0017478466033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241729736328" calcext:value-type="float">
            <text:p>0.0017824172973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30842590332" calcext:value-type="float">
            <text:p>0.0019230842590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825439453125" calcext:value-type="float">
            <text:p>0.0039825439453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501571655273" calcext:value-type="float">
            <text:p>0.00264501571655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8526916503906" calcext:value-type="float">
            <text:p>0.0038852691650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4133987426758" calcext:value-type="float">
            <text:p>0.0020413398742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3691253662109" calcext:value-type="float">
            <text:p>0.0019369125366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046165466309" calcext:value-type="float">
            <text:p>0.0019204616546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2556190490723" calcext:value-type="float">
            <text:p>0.0039255619049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5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1980667114258" calcext:value-type="float">
            <text:p>0.0037198066711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71524810791" calcext:value-type="float">
            <text:p>0.0015871524810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9811973571777" calcext:value-type="float">
            <text:p>0.0015981197357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8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226791381836" calcext:value-type="float">
            <text:p>0.0016722679138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4538688659668" calcext:value-type="float">
            <text:p>0.0034453868865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4811210632324" calcext:value-type="float">
            <text:p>0.0033481121063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375122070312" calcext:value-type="float">
            <text:p>0.0020637512207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6003913879395" calcext:value-type="float">
            <text:p>0.0019600391387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3398208618164" calcext:value-type="float">
            <text:p>0.0022339820861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77424621582" calcext:value-type="float">
            <text:p>0.0021977424621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875801086426" calcext:value-type="float">
            <text:p>0.00206875801086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594200134277" calcext:value-type="float">
            <text:p>0.01115942001342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5265846252441" calcext:value-type="float">
            <text:p>0.0115265846252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503238677979" calcext:value-type="float">
            <text:p>0.0116503238677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0224342346191406" calcext:value-type="float">
            <text:p>0.0224342346191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21632194519043" calcext:value-type="float">
            <text:p>0.0216321945190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106906890869141" calcext:value-type="float">
            <text:p>0.0106906890869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2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6357803344727" calcext:value-type="float">
            <text:p>0.0116357803344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8935108184814" calcext:value-type="float">
            <text:p>0.0118935108184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226912498474121" calcext:value-type="float">
            <text:p>0.0226912498474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209860801696777" calcext:value-type="float">
            <text:p>0.0209860801696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060836791992" calcext:value-type="float">
            <text:p>0.0108060836791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0.01210618019104" calcext:value-type="float">
            <text:p>0.012106180191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597610473633" calcext:value-type="float">
            <text:p>0.0110597610473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214376449584961" calcext:value-type="float">
            <text:p>0.0214376449584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0.0194475650787354" calcext:value-type="float">
            <text:p>0.0194475650787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4212036132813" calcext:value-type="float">
            <text:p>0.0114212036132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2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551616668701" calcext:value-type="float">
            <text:p>0.011355161666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3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0.0119097232818604" calcext:value-type="float">
            <text:p>0.011909723281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4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0.0217247009277344" calcext:value-type="float">
            <text:p>0.0217247009277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0.0190105438232422" calcext:value-type="float">
            <text:p>0.0190105438232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0.0110406875610352" calcext:value-type="float">
            <text:p>0.01104068756103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05063915252686" calcext:value-type="float">
            <text:p>0.0105063915252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0.0108950138092041" calcext:value-type="float">
            <text:p>0.0108950138092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9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0.0203168392181397" calcext:value-type="float">
            <text:p>0.020316839218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float" office:value="0.0183482170104981" calcext:value-type="float">
            <text:p>0.0183482170104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0.00966930389404297" calcext:value-type="float">
            <text:p>0.0096693038940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office:value-type="float" office:value="0.0111086368560791" calcext:value-type="float">
            <text:p>0.0111086368560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0.00957846641540527" calcext:value-type="float">
            <text:p>0.0095784664154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03929042816162" calcext:value-type="float">
            <text:p>0.0103929042816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0.0101292133331299" calcext:value-type="float">
            <text:p>0.010129213333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3951549530029" calcext:value-type="float">
            <text:p>0.0253951549530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6951580047607" calcext:value-type="float">
            <text:p>0.0246951580047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8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8973369598389" calcext:value-type="float">
            <text:p>0.0248973369598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0860004425049" calcext:value-type="float">
            <text:p>0.0470860004425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0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6843376159668" calcext:value-type="float">
            <text:p>0.0456843376159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1909027099609" calcext:value-type="float">
            <text:p>0.0241909027099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918895721436" calcext:value-type="float">
            <text:p>0.0243918895721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3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5423316955566" calcext:value-type="float">
            <text:p>0.0245423316955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4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4962043762207" calcext:value-type="float">
            <text:p>0.0424962043762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01926040649414" calcext:value-type="float">
            <text:p>0.0401926040649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2837200164795" calcext:value-type="float">
            <text:p>0.023283720016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7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937969207764" calcext:value-type="float">
            <text:p>0.0243937969207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8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5799036026001" calcext:value-type="float">
            <text:p>0.0257990360260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66241836547852" calcext:value-type="float">
            <text:p>0.0466241836547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70278263092041" calcext:value-type="float">
            <text:p>0.04702782630920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3778228759766" calcext:value-type="float">
            <text:p>0.0243778228759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160623550415" calcext:value-type="float">
            <text:p>0.0241606235504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69753932952881" calcext:value-type="float">
            <text:p>0.0269753932952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59816455841065" calcext:value-type="float">
            <text:p>0.045981645584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47890758514404" calcext:value-type="float">
            <text:p>0.044789075851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6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8587646484375" calcext:value-type="float">
            <text:p>0.0208587646484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0203399658203" calcext:value-type="float">
            <text:p>0.022020339965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8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33323574066162" calcext:value-type="float">
            <text:p>0.0233323574066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34427261352539" calcext:value-type="float">
            <text:p>0.0434427261352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651891708374" calcext:value-type="float">
            <text:p>0.0426518917083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7521190643311" calcext:value-type="float">
            <text:p>0.0217521190643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5965042114258" calcext:value-type="float">
            <text:p>0.0205965042114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4130878448486" calcext:value-type="float">
            <text:p>0.0214130878448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02822685241699" calcext:value-type="float">
            <text:p>0.0202822685241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3389396667481" calcext:value-type="float">
            <text:p>0.0213389396667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39320135116577" calcext:value-type="float">
            <text:p>0.1393201351165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2896890640259" calcext:value-type="float">
            <text:p>0.1428968906402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4111633300781" calcext:value-type="float">
            <text:p>0.1441116333007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3556289672852" calcext:value-type="float">
            <text:p>0.2135562896728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6433525085449" calcext:value-type="float">
            <text:p>0.2164335250854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825717926025" calcext:value-type="float">
            <text:p>0.1478257179260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7699356079102" calcext:value-type="float">
            <text:p>0.1476993560791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3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1655435562134" calcext:value-type="float">
            <text:p>0.1516554355621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4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9614267349243" calcext:value-type="float">
            <text:p>0.2196142673492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5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0.229437828063965" calcext:value-type="float">
            <text:p>0.2294378280639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6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970727920532" calcext:value-type="float">
            <text:p>0.1439707279205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6557331085205" calcext:value-type="float">
            <text:p>0.1465573310852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8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8591756820679" calcext:value-type="float">
            <text:p>0.1485917568206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9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5615510940552" calcext:value-type="float">
            <text:p>0.2156155109405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4400768280029" calcext:value-type="float">
            <text:p>0.2144007682800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3179893493652" calcext:value-type="float">
            <text:p>0.14317989349365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2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529299736023" calcext:value-type="float">
            <text:p>0.145292997360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46797657012939" calcext:value-type="float">
            <text:p>0.1467976570129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3096618652344" calcext:value-type="float">
            <text:p>0.213096618652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0.211842775344849" calcext:value-type="float">
            <text:p>0.2118427753448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695050239563" calcext:value-type="float">
            <text:p>0.126950502395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7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234386444092" calcext:value-type="float">
            <text:p>0.1282343864440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8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866735458374" calcext:value-type="float">
            <text:p>0.128667354583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9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0450429916382" calcext:value-type="float">
            <text:p>0.1904504299163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193671941757202" calcext:value-type="float">
            <text:p>0.1936719417572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6661071777344" calcext:value-type="float">
            <text:p>0.1166610717773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2726678848267" calcext:value-type="float">
            <text:p>0.1227266788482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967222213745" calcext:value-type="float">
            <text:p>0.1199672222137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7717742919922" calcext:value-type="float">
            <text:p>0.1177177429199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0.123277902603149" calcext:value-type="float">
            <text:p>0.1232779026031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823278427124" calcext:value-type="float">
            <text:p>0.308232784271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7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54243850708" calcext:value-type="float">
            <text:p>0.31254243850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58790397644" calcext:value-type="float">
            <text:p>0.313587903976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9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2846298217773" calcext:value-type="float">
            <text:p>0.44284629821777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0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44900035858154" calcext:value-type="float">
            <text:p>0.4449000358581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1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2257061004639" calcext:value-type="float">
            <text:p>0.30225706100463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2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1961164474487" calcext:value-type="float">
            <text:p>0.32196116447448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3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5235366821289" calcext:value-type="float">
            <text:p>0.3252353668212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4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8840627670288" calcext:value-type="float">
            <text:p>0.4388406276702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36516046524048" calcext:value-type="float">
            <text:p>0.4365160465240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6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4664373397827" calcext:value-type="float">
            <text:p>0.3046643733978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7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266975402832" calcext:value-type="float">
            <text:p>0.3126697540283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8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228684425354" calcext:value-type="float">
            <text:p>0.322286844253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9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22962474823" calcext:value-type="float">
            <text:p>0.462296247482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0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77936267852783" calcext:value-type="float">
            <text:p>0.4779362678527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3567399978638" calcext:value-type="float">
            <text:p>0.3135673999786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1820259094238" calcext:value-type="float">
            <text:p>0.3218202590942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3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6924324035645" calcext:value-type="float">
            <text:p>0.3269243240356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4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54074621200561" calcext:value-type="float">
            <text:p>0.4540746212005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5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66166019439697" calcext:value-type="float">
            <text:p>0.4661660194396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6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64183759689331" calcext:value-type="float">
            <text:p>0.2641837596893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7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2285223007202" calcext:value-type="float">
            <text:p>0.2722852230072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78014898300171" calcext:value-type="float">
            <text:p>0.2780148983001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9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9358282089233" calcext:value-type="float">
            <text:p>0.3893582820892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0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91474008560181" calcext:value-type="float">
            <text:p>0.39147400856018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2832889556885" calcext:value-type="float">
            <text:p>0.2528328895568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58081912994385" calcext:value-type="float">
            <text:p>0.2580819129943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7343778610229" calcext:value-type="float">
            <text:p>0.2473437786102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8579740524292" calcext:value-type="float">
            <text:p>0.2485797405242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47138261795044" calcext:value-type="float">
            <text:p>0.2471382617950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3319020271301" calcext:value-type="float">
            <text:p>1.833190202713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7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554527282715" calcext:value-type="float">
            <text:p>1.865545272827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8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6895370483398" calcext:value-type="float">
            <text:p>1.868953704833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9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57700443267822" calcext:value-type="float">
            <text:p>2.577004432678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0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758352279663" calcext:value-type="float">
            <text:p>2.6075835227966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2578372955322" calcext:value-type="float">
            <text:p>1.8257837295532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2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472131729126" calcext:value-type="float">
            <text:p>1.844721317291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3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869094848633" calcext:value-type="float">
            <text:p>1.888690948486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4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0974645614624" calcext:value-type="float">
            <text:p>2.609746456146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5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2214779853821" calcext:value-type="float">
            <text:p>2.622147798538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6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691452980042" calcext:value-type="float">
            <text:p>1.846914529800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7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4691143035889" calcext:value-type="float">
            <text:p>1.846911430358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8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005781173706" calcext:value-type="float">
            <text:p>1.8800578117370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9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4032196998596" calcext:value-type="float">
            <text:p>2.640321969985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0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6878032684326" calcext:value-type="float">
            <text:p>2.668780326843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1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88517355918884" calcext:value-type="float">
            <text:p>1.885173559188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2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2028665542603" calcext:value-type="float">
            <text:p>1.920286655426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3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92529630661011" calcext:value-type="float">
            <text:p>1.925296306610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4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6795754432678" calcext:value-type="float">
            <text:p>2.667957544326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5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68392705917358" calcext:value-type="float">
            <text:p>2.683927059173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6]; 10) 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5363907814026" calcext:value-type="float">
            <text:p>1.653639078140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7]; 10) 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7516398429871" calcext:value-type="float">
            <text:p>1.6751639842987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8]; 10) 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706378698349" calcext:value-type="float">
            <text:p>1.7063786983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9]; 10) 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073925018311" calcext:value-type="float">
            <text:p>2.340739250183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0]; 10) 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305906295776" calcext:value-type="float">
            <text:p>2.343059062957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1]; 10) 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1427731513977" calcext:value-type="float">
            <text:p>1.4142773151397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2]; 10) 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2131733894348" calcext:value-type="float">
            <text:p>1.421317338943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3]; 10) 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0052318572998" calcext:value-type="float">
            <text:p>1.4005231857299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4]; 10) 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4510889053345" calcext:value-type="float">
            <text:p>1.445108890533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5]; 10) 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47816586494446" calcext:value-type="float">
            <text:p>1.47816586494446</text:p>
          </table:table-cell>
        </table:table-row>
      </table:table>
      <table:table table:name="Pivot Table_data_1" table:style-name="ta1">
        <table:table-column table:style-name="co6" table:default-cell-style-name="ce3"/>
        <table:table-column table:style-name="co5" table:default-cell-style-name="ce8"/>
        <table:table-column table:style-name="co7" table:default-cell-style-name="ce8"/>
        <table:table-column table:style-name="co8" table:default-cell-style-name="ce14"/>
        <table:table-row table:style-name="ro1">
          <table:table-cell table:style-name="ce1" office:value-type="string" calcext:value-type="string">
            <text:p>Algorithme</text:p>
          </table:table-cell>
          <table:table-cell table:style-name="ce6" office:value-type="string" calcext:value-type="string">
            <text:p>serie</text:p>
          </table:table-cell>
          <table:table-cell table:style-name="ce6" office:value-type="string" calcext:value-type="string">
            <text:p>taille de l’argument</text:p>
          </table:table-cell>
          <table:table-cell table:style-name="ce12" office:value-type="string" calcext:value-type="string">
            <text:p>Average - temps de traitement</text:p>
          </table:table-cell>
        </table:table-row>
        <table:table-row table:style-name="ro1">
          <table:table-cell table:style-name="ce2" office:value-type="string" calcext:value-type="string">
            <text:p>Counti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0396227836608887" calcext:value-type="float">
            <text:p>0.000396227836609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0169312953948975" calcext:value-type="float">
            <text:p>0.00169312953949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399422645568848" calcext:value-type="float">
            <text:p>0.003994226455688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174911499023438" calcext:value-type="float">
            <text:p>0.017491149902344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313703536987305" calcext:value-type="float">
            <text:p>0.03137035369873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0.164207363128662" calcext:value-type="float">
            <text:p>0.164207363128662</text:p>
          </table:table-cell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4.24027850627899" calcext:value-type="float">
            <text:p>4.24027850627899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2.0887128591538" calcext:value-type="float">
            <text:p>22.0887128591538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10000" calcext:value-type="float">
            <text:p>10000</text:p>
          </table:table-cell>
          <table:table-cell table:style-name="ce15" office:value-type="float" office:value="36.1645568013191" calcext:value-type="float">
            <text:p>36.1645568013191</text:p>
          </table:table-cell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0458383560180664" calcext:value-type="float">
            <text:p>0.000458383560181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024446964263916" calcext:value-type="float">
            <text:p>0.00244469642639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494241714477539" calcext:value-type="float">
            <text:p>0.004942417144775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235146045684815" calcext:value-type="float">
            <text:p>0.02351460456848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429356813430786" calcext:value-type="float">
            <text:p>0.042935681343079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0.220418572425842" calcext:value-type="float">
            <text:p>0.220418572425842</text:p>
          </table:table-cell>
        </table:table-row>
        <table:table-row table:style-name="ro1">
          <table:table-cell table:style-name="ce2" office:value-type="string" calcext:value-type="string">
            <text:p>QuickShor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09603309631348" calcext:value-type="float">
            <text:p>0.002096033096313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24639749526978" calcext:value-type="float">
            <text:p>0.012463974952698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14214706420898" calcext:value-type="float">
            <text:p>0.03142147064209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68316721916199" calcext:value-type="float">
            <text:p>0.16831672191619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51098227500915" calcext:value-type="float">
            <text:p>0.351098227500915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12304921150207" calcext:value-type="float">
            <text:p>2.12304921150207</text:p>
          </table:table-cell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34253406524658" calcext:value-type="float">
            <text:p>0.002342534065247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33939504623413" calcext:value-type="float">
            <text:p>0.013393950462341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15398693084717" calcext:value-type="float">
            <text:p>0.031539869308472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63265061378479" calcext:value-type="float">
            <text:p>0.16326506137847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5402193069458" calcext:value-type="float">
            <text:p>0.35402193069458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10170683860779" calcext:value-type="float">
            <text:p>2.10170683860779</text:p>
          </table:table-cell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20992565155029" calcext:value-type="float">
            <text:p>0.0022099256515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76076650619507" calcext:value-type="float">
            <text:p>0.017607665061951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53217124938965" calcext:value-type="float">
            <text:p>0.035321712493897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202124166488648" calcext:value-type="float">
            <text:p>0.20212416648864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443056726455689" calcext:value-type="float">
            <text:p>0.443056726455689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64721503257751" calcext:value-type="float">
            <text:p>2.64721503257751</text:p>
          </table:table-cell>
        </table:table-row>
        <table:table-row table:style-name="ro1">
          <table:table-cell table:style-name="ce2" office:value-type="string" calcext:value-type="string">
            <text:p>QuickSortRandomSeui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4805212020874" calcext:value-type="float">
            <text:p>0.002480521202087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54976201057434" calcext:value-type="float">
            <text:p>0.01549762010574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38657093048096" calcext:value-type="float">
            <text:p>0.03386570930481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73675050735474" calcext:value-type="float">
            <text:p>0.173675050735474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68833594322205" calcext:value-type="float">
            <text:p>0.368833594322205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18185943841934" calcext:value-type="float">
            <text:p>2.18185943841934</text:p>
          </table:table-cell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52664089202881" calcext:value-type="float">
            <text:p>0.002526640892029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53573203086853" calcext:value-type="float">
            <text:p>0.015357320308685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34080696105957" calcext:value-type="float">
            <text:p>0.033408069610596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74787814617157" calcext:value-type="float">
            <text:p>0.17478781461715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73587257862091" calcext:value-type="float">
            <text:p>0.37358725786209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26072074174881" calcext:value-type="float">
            <text:p>2.26072074174881</text:p>
          </table:table-cell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12427854537964" calcext:value-type="float">
            <text:p>0.00212427854538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2190363407135" calcext:value-type="float">
            <text:p>0.012190363407135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60721325874329" calcext:value-type="float">
            <text:p>0.026072132587433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3713271856308" calcext:value-type="float">
            <text:p>0.1371327185630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286511058807373" calcext:value-type="float">
            <text:p>0.28651105880737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1.70154764652252" calcext:value-type="float">
            <text:p>1.70154764652252</text:p>
          </table:table-cell>
        </table:table-row>
        <table:table-row table:style-name="ro1">
          <table:table-cell table:style-name="ce2" office:value-type="string" calcext:value-type="string">
            <text:p>QuickSortSeui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13451385498047" calcext:value-type="float">
            <text:p>0.00213451385498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32284164428711" calcext:value-type="float">
            <text:p>0.013228416442871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95389413833618" calcext:value-type="float">
            <text:p>0.029538941383362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57225942611694" calcext:value-type="float">
            <text:p>0.157225942611694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30981302261352" calcext:value-type="float">
            <text:p>0.330981302261352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01855733394623" calcext:value-type="float">
            <text:p>2.01855733394623</text:p>
          </table:table-cell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61225700378418" calcext:value-type="float">
            <text:p>0.002612257003784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41207456588745" calcext:value-type="float">
            <text:p>0.014120745658875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00095796585083" calcext:value-type="float">
            <text:p>0.030009579658508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56179714202881" calcext:value-type="float">
            <text:p>0.15617971420288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335072994232178" calcext:value-type="float">
            <text:p>0.335072994232178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02357306480408" calcext:value-type="float">
            <text:p>2.02357306480408</text:p>
          </table:table-cell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0.00274109840393066" calcext:value-type="float">
            <text:p>0.002741098403931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17050576210022" calcext:value-type="float">
            <text:p>0.01705057621002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368595123291016" calcext:value-type="float">
            <text:p>0.036859512329102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98775124549866" calcext:value-type="float">
            <text:p>0.198775124549866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432749152183533" calcext:value-type="float">
            <text:p>0.4327491521835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500000" calcext:value-type="float">
            <text:p>500000</text:p>
          </table:table-cell>
          <table:table-cell table:style-name="ce15" office:value-type="float" office:value="2.61577742099762" calcext:value-type="float">
            <text:p>2.6157774209976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0.592230466194451" calcext:value-type="float">
            <text:p>0.592230466194451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_1'.A1:'Pivot Table_data_1'.D71" table:buttons="'Pivot Table_data_1'.A1 'Pivot Table_data_1'.B1 'Pivot Table_data_1'.C1" table:show-filter-button="false" table:drill-down-on-double-click="false">
          <table:source-cell-range table:cell-range-address="data.A1:data.E23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lgorithme" table:orientation="row" table:used-hierarchy="0" table:function="auto">
            <table:data-pilot-level table:show-empty="false" calcext:repeat-item-labels="false">
              <table:data-pilot-members>
                <table:data-pilot-member table:name="Counting" table:display="true" table:show-details="true"/>
                <table:data-pilot-member table:name="QuickShort" table:display="true" table:show-details="true"/>
                <table:data-pilot-member table:name="QuickSortRandomSeuil" table:display="true" table:show-details="true"/>
                <table:data-pilot-member table:name="QuickSort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i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ille de l’argument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50000" table:display="true" table:show-details="true"/>
                <table:data-pilot-member table:name="100000" table:display="true" table:show-details="true"/>
                <table:data-pilot-member table:name="5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de traitement" table:orientation="data" table:used-hierarchy="0" table:function="average">
            <table:data-pilot-level table:show-empty="false" calcext:repeat-item-labels="false">
              <table:data-pilot-members>
                <table:data-pilot-member table:name="0.000262975692749" table:display="true" table:show-details="true"/>
                <table:data-pilot-member table:name="0.00026798248291" table:display="true" table:show-details="true"/>
                <table:data-pilot-member table:name="0.000304698944092" table:display="true" table:show-details="true"/>
                <table:data-pilot-member table:name="0.000306367874146" table:display="true" table:show-details="true"/>
                <table:data-pilot-member table:name="0.000398397445679" table:display="true" table:show-details="true"/>
                <table:data-pilot-member table:name="0.000405073165894" table:display="true" table:show-details="true"/>
                <table:data-pilot-member table:name="0.000405788421631" table:display="true" table:show-details="true"/>
                <table:data-pilot-member table:name="0.000407457351685" table:display="true" table:show-details="true"/>
                <table:data-pilot-member table:name="0.000409841537476" table:display="true" table:show-details="true"/>
                <table:data-pilot-member table:name="0.00041651725769" table:display="true" table:show-details="true"/>
                <table:data-pilot-member table:name="0.000419855117798" table:display="true" table:show-details="true"/>
                <table:data-pilot-member table:name="0.000427961349487" table:display="true" table:show-details="true"/>
                <table:data-pilot-member table:name="0.000433206558228" table:display="true" table:show-details="true"/>
                <table:data-pilot-member table:name="0.000463247299194" table:display="true" table:show-details="true"/>
                <table:data-pilot-member table:name="0.000468969345093" table:display="true" table:show-details="true"/>
                <table:data-pilot-member table:name="0.000478267669678" table:display="true" table:show-details="true"/>
                <table:data-pilot-member table:name="0.000482082366943" table:display="true" table:show-details="true"/>
                <table:data-pilot-member table:name="0.000509977340698" table:display="true" table:show-details="true"/>
                <table:data-pilot-member table:name="0.000529766082764" table:display="true" table:show-details="true"/>
                <table:data-pilot-member table:name="0.000747680664063" table:display="true" table:show-details="true"/>
                <table:data-pilot-member table:name="0.00127387046814" table:display="true" table:show-details="true"/>
                <table:data-pilot-member table:name="0.001302480697632" table:display="true" table:show-details="true"/>
                <table:data-pilot-member table:name="0.001311540603638" table:display="true" table:show-details="true"/>
                <table:data-pilot-member table:name="0.001358985900879" table:display="true" table:show-details="true"/>
                <table:data-pilot-member table:name="0.00145435333252" table:display="true" table:show-details="true"/>
                <table:data-pilot-member table:name="0.00147533416748" table:display="true" table:show-details="true"/>
                <table:data-pilot-member table:name="0.001484394073486" table:display="true" table:show-details="true"/>
                <table:data-pilot-member table:name="0.001501798629761" table:display="true" table:show-details="true"/>
                <table:data-pilot-member table:name="0.001510143280029" table:display="true" table:show-details="true"/>
                <table:data-pilot-member table:name="0.001520395278931" table:display="true" table:show-details="true"/>
                <table:data-pilot-member table:name="0.001529455184937" table:display="true" table:show-details="true"/>
                <table:data-pilot-member table:name="0.00153374671936" table:display="true" table:show-details="true"/>
                <table:data-pilot-member table:name="0.00153923034668" table:display="true" table:show-details="true"/>
                <table:data-pilot-member table:name="0.001543045043945" table:display="true" table:show-details="true"/>
                <table:data-pilot-member table:name="0.001556634902954" table:display="true" table:show-details="true"/>
                <table:data-pilot-member table:name="0.001581430435181" table:display="true" table:show-details="true"/>
                <table:data-pilot-member table:name="0.001583576202393" table:display="true" table:show-details="true"/>
                <table:data-pilot-member table:name="0.001587152481079" table:display="true" table:show-details="true"/>
                <table:data-pilot-member table:name="0.001598119735718" table:display="true" table:show-details="true"/>
                <table:data-pilot-member table:name="0.001604557037354" table:display="true" table:show-details="true"/>
                <table:data-pilot-member table:name="0.001613855361938" table:display="true" table:show-details="true"/>
                <table:data-pilot-member table:name="0.001618385314941" table:display="true" table:show-details="true"/>
                <table:data-pilot-member table:name="0.001620769500732" table:display="true" table:show-details="true"/>
                <table:data-pilot-member table:name="0.001627922058105" table:display="true" table:show-details="true"/>
                <table:data-pilot-member table:name="0.001636266708374" table:display="true" table:show-details="true"/>
                <table:data-pilot-member table:name="0.001640558242798" table:display="true" table:show-details="true"/>
                <table:data-pilot-member table:name="0.001650810241699" table:display="true" table:show-details="true"/>
                <table:data-pilot-member table:name="0.00165867805481" table:display="true" table:show-details="true"/>
                <table:data-pilot-member table:name="0.001663446426392" table:display="true" table:show-details="true"/>
                <table:data-pilot-member table:name="0.001664638519287" table:display="true" table:show-details="true"/>
                <table:data-pilot-member table:name="0.001665830612183" table:display="true" table:show-details="true"/>
                <table:data-pilot-member table:name="0.001668214797974" table:display="true" table:show-details="true"/>
                <table:data-pilot-member table:name="0.001668930053711" table:display="true" table:show-details="true"/>
                <table:data-pilot-member table:name="0.00166916847229" table:display="true" table:show-details="true"/>
                <table:data-pilot-member table:name="0.001670837402344" table:display="true" table:show-details="true"/>
                <table:data-pilot-member table:name="0.00167179107666" table:display="true" table:show-details="true"/>
                <table:data-pilot-member table:name="0.001672267913818" table:display="true" table:show-details="true"/>
                <table:data-pilot-member table:name="0.001679182052612" table:display="true" table:show-details="true"/>
                <table:data-pilot-member table:name="0.001681089401245" table:display="true" table:show-details="true"/>
                <table:data-pilot-member table:name="0.001684188842773" table:display="true" table:show-details="true"/>
                <table:data-pilot-member table:name="0.001684904098511" table:display="true" table:show-details="true"/>
                <table:data-pilot-member table:name="0.001690626144409" table:display="true" table:show-details="true"/>
                <table:data-pilot-member table:name="0.001699924468994" table:display="true" table:show-details="true"/>
                <table:data-pilot-member table:name="0.001700162887573" table:display="true" table:show-details="true"/>
                <table:data-pilot-member table:name="0.001700401306152" table:display="true" table:show-details="true"/>
                <table:data-pilot-member table:name="0.00170111656189" table:display="true" table:show-details="true"/>
                <table:data-pilot-member table:name="0.001702547073364" table:display="true" table:show-details="true"/>
                <table:data-pilot-member table:name="0.001707077026367" table:display="true" table:show-details="true"/>
                <table:data-pilot-member table:name="0.001707315444946" table:display="true" table:show-details="true"/>
                <table:data-pilot-member table:name="0.001708507537842" table:display="true" table:show-details="true"/>
                <table:data-pilot-member table:name="0.001709461212158" table:display="true" table:show-details="true"/>
                <table:data-pilot-member table:name="0.001709938049316" table:display="true" table:show-details="true"/>
                <table:data-pilot-member table:name="0.001712322235107" table:display="true" table:show-details="true"/>
                <table:data-pilot-member table:name="0.001715183258057" table:display="true" table:show-details="true"/>
                <table:data-pilot-member table:name="0.001715421676636" table:display="true" table:show-details="true"/>
                <table:data-pilot-member table:name="0.001715660095215" table:display="true" table:show-details="true"/>
                <table:data-pilot-member table:name="0.001716375350952" table:display="true" table:show-details="true"/>
                <table:data-pilot-member table:name="0.001717329025269" table:display="true" table:show-details="true"/>
                <table:data-pilot-member table:name="0.001718997955322" table:display="true" table:show-details="true"/>
                <table:data-pilot-member table:name="0.001723766326904" table:display="true" table:show-details="true"/>
                <table:data-pilot-member table:name="0.001727104187012" table:display="true" table:show-details="true"/>
                <table:data-pilot-member table:name="0.00173020362854" table:display="true" table:show-details="true"/>
                <table:data-pilot-member table:name="0.001734018325806" table:display="true" table:show-details="true"/>
                <table:data-pilot-member table:name="0.001734256744385" table:display="true" table:show-details="true"/>
                <table:data-pilot-member table:name="0.001734972000122" table:display="true" table:show-details="true"/>
                <table:data-pilot-member table:name="0.001736879348755" table:display="true" table:show-details="true"/>
                <table:data-pilot-member table:name="0.001744270324707" table:display="true" table:show-details="true"/>
                <table:data-pilot-member table:name="0.001744985580444" table:display="true" table:show-details="true"/>
                <table:data-pilot-member table:name="0.00174617767334" table:display="true" table:show-details="true"/>
                <table:data-pilot-member table:name="0.001746892929077" table:display="true" table:show-details="true"/>
                <table:data-pilot-member table:name="0.001747846603394" table:display="true" table:show-details="true"/>
                <table:data-pilot-member table:name="0.001749753952026" table:display="true" table:show-details="true"/>
                <table:data-pilot-member table:name="0.001752138137817" table:display="true" table:show-details="true"/>
                <table:data-pilot-member table:name="0.001755237579346" table:display="true" table:show-details="true"/>
                <table:data-pilot-member table:name="0.001755475997925" table:display="true" table:show-details="true"/>
                <table:data-pilot-member table:name="0.001758337020874" table:display="true" table:show-details="true"/>
                <table:data-pilot-member table:name="0.001764535903931" table:display="true" table:show-details="true"/>
                <table:data-pilot-member table:name="0.001767158508301" table:display="true" table:show-details="true"/>
                <table:data-pilot-member table:name="0.00177001953125" table:display="true" table:show-details="true"/>
                <table:data-pilot-member table:name="0.001770257949829" table:display="true" table:show-details="true"/>
                <table:data-pilot-member table:name="0.001777172088623" table:display="true" table:show-details="true"/>
                <table:data-pilot-member table:name="0.001777648925781" table:display="true" table:show-details="true"/>
                <table:data-pilot-member table:name="0.001778364181519" table:display="true" table:show-details="true"/>
                <table:data-pilot-member table:name="0.00178050994873" table:display="true" table:show-details="true"/>
                <table:data-pilot-member table:name="0.001782417297363" table:display="true" table:show-details="true"/>
                <table:data-pilot-member table:name="0.001787185668945" table:display="true" table:show-details="true"/>
                <table:data-pilot-member table:name="0.001788139343262" table:display="true" table:show-details="true"/>
                <table:data-pilot-member table:name="0.001789093017578" table:display="true" table:show-details="true"/>
                <table:data-pilot-member table:name="0.001791000366211" table:display="true" table:show-details="true"/>
                <table:data-pilot-member table:name="0.001792430877686" table:display="true" table:show-details="true"/>
                <table:data-pilot-member table:name="0.001794099807739" table:display="true" table:show-details="true"/>
                <table:data-pilot-member table:name="0.001796722412109" table:display="true" table:show-details="true"/>
                <table:data-pilot-member table:name="0.001797437667847" table:display="true" table:show-details="true"/>
                <table:data-pilot-member table:name="0.001798391342163" table:display="true" table:show-details="true"/>
                <table:data-pilot-member table:name="0.001801013946533" table:display="true" table:show-details="true"/>
                <table:data-pilot-member table:name="0.001803636550903" table:display="true" table:show-details="true"/>
                <table:data-pilot-member table:name="0.001806735992432" table:display="true" table:show-details="true"/>
                <table:data-pilot-member table:name="0.001810312271118" table:display="true" table:show-details="true"/>
                <table:data-pilot-member table:name="0.001810789108276" table:display="true" table:show-details="true"/>
                <table:data-pilot-member table:name="0.001811265945435" table:display="true" table:show-details="true"/>
                <table:data-pilot-member table:name="0.001814842224121" table:display="true" table:show-details="true"/>
                <table:data-pilot-member table:name="0.001818418502808" table:display="true" table:show-details="true"/>
                <table:data-pilot-member table:name="0.001820087432861" table:display="true" table:show-details="true"/>
                <table:data-pilot-member table:name="0.001821994781494" table:display="true" table:show-details="true"/>
                <table:data-pilot-member table:name="0.001826524734497" table:display="true" table:show-details="true"/>
                <table:data-pilot-member table:name="0.00182843208313" table:display="true" table:show-details="true"/>
                <table:data-pilot-member table:name="0.001828670501709" table:display="true" table:show-details="true"/>
                <table:data-pilot-member table:name="0.001834392547607" table:display="true" table:show-details="true"/>
                <table:data-pilot-member table:name="0.001837253570557" table:display="true" table:show-details="true"/>
                <table:data-pilot-member table:name="0.001837491989136" table:display="true" table:show-details="true"/>
                <table:data-pilot-member table:name="0.00184154510498" table:display="true" table:show-details="true"/>
                <table:data-pilot-member table:name="0.0018470287323" table:display="true" table:show-details="true"/>
                <table:data-pilot-member table:name="0.00184965133667" table:display="true" table:show-details="true"/>
                <table:data-pilot-member table:name="0.001851081848145" table:display="true" table:show-details="true"/>
                <table:data-pilot-member table:name="0.001861572265625" table:display="true" table:show-details="true"/>
                <table:data-pilot-member table:name="0.001863718032837" table:display="true" table:show-details="true"/>
                <table:data-pilot-member table:name="0.001865386962891" table:display="true" table:show-details="true"/>
                <table:data-pilot-member table:name="0.00186562538147" table:display="true" table:show-details="true"/>
                <table:data-pilot-member table:name="0.001869916915894" table:display="true" table:show-details="true"/>
                <table:data-pilot-member table:name="0.001871109008789" table:display="true" table:show-details="true"/>
                <table:data-pilot-member table:name="0.001874446868896" table:display="true" table:show-details="true"/>
                <table:data-pilot-member table:name="0.001875162124634" table:display="true" table:show-details="true"/>
                <table:data-pilot-member table:name="0.001881837844849" table:display="true" table:show-details="true"/>
                <table:data-pilot-member table:name="0.001883745193481" table:display="true" table:show-details="true"/>
                <table:data-pilot-member table:name="0.001883983612061" table:display="true" table:show-details="true"/>
                <table:data-pilot-member table:name="0.00188422203064" table:display="true" table:show-details="true"/>
                <table:data-pilot-member table:name="0.001888513565063" table:display="true" table:show-details="true"/>
                <table:data-pilot-member table:name="0.001893520355225" table:display="true" table:show-details="true"/>
                <table:data-pilot-member table:name="0.001894950866699" table:display="true" table:show-details="true"/>
                <table:data-pilot-member table:name="0.001901388168335" table:display="true" table:show-details="true"/>
                <table:data-pilot-member table:name="0.001904010772705" table:display="true" table:show-details="true"/>
                <table:data-pilot-member table:name="0.001909017562866" table:display="true" table:show-details="true"/>
                <table:data-pilot-member table:name="0.001909732818604" table:display="true" table:show-details="true"/>
                <table:data-pilot-member table:name="0.001910924911499" table:display="true" table:show-details="true"/>
                <table:data-pilot-member table:name="0.001913547515869" table:display="true" table:show-details="true"/>
                <table:data-pilot-member table:name="0.001915454864502" table:display="true" table:show-details="true"/>
                <table:data-pilot-member table:name="0.001918315887451" table:display="true" table:show-details="true"/>
                <table:data-pilot-member table:name="0.001919031143188" table:display="true" table:show-details="true"/>
                <table:data-pilot-member table:name="0.001919746398926" table:display="true" table:show-details="true"/>
                <table:data-pilot-member table:name="0.001920461654663" table:display="true" table:show-details="true"/>
                <table:data-pilot-member table:name="0.001920938491821" table:display="true" table:show-details="true"/>
                <table:data-pilot-member table:name="0.001923084259033" table:display="true" table:show-details="true"/>
                <table:data-pilot-member table:name="0.001923322677612" table:display="true" table:show-details="true"/>
                <table:data-pilot-member table:name="0.001924514770508" table:display="true" table:show-details="true"/>
                <table:data-pilot-member table:name="0.001925468444824" table:display="true" table:show-details="true"/>
                <table:data-pilot-member table:name="0.001929521560669" table:display="true" table:show-details="true"/>
                <table:data-pilot-member table:name="0.001933097839355" table:display="true" table:show-details="true"/>
                <table:data-pilot-member table:name="0.001934289932251" table:display="true" table:show-details="true"/>
                <table:data-pilot-member table:name="0.001935243606567" table:display="true" table:show-details="true"/>
                <table:data-pilot-member table:name="0.001936912536621" table:display="true" table:show-details="true"/>
                <table:data-pilot-member table:name="0.001937389373779" table:display="true" table:show-details="true"/>
                <table:data-pilot-member table:name="0.001942157745361" table:display="true" table:show-details="true"/>
                <table:data-pilot-member table:name="0.001946210861206" table:display="true" table:show-details="true"/>
                <table:data-pilot-member table:name="0.001948356628418" table:display="true" table:show-details="true"/>
                <table:data-pilot-member table:name="0.001953363418579" table:display="true" table:show-details="true"/>
                <table:data-pilot-member table:name="0.00195837020874" table:display="true" table:show-details="true"/>
                <table:data-pilot-member table:name="0.001960039138794" table:display="true" table:show-details="true"/>
                <table:data-pilot-member table:name="0.001969575881958" table:display="true" table:show-details="true"/>
                <table:data-pilot-member table:name="0.001970767974854" table:display="true" table:show-details="true"/>
                <table:data-pilot-member table:name="0.00197172164917" table:display="true" table:show-details="true"/>
                <table:data-pilot-member table:name="0.001973628997803" table:display="true" table:show-details="true"/>
                <table:data-pilot-member table:name="0.001978158950806" table:display="true" table:show-details="true"/>
                <table:data-pilot-member table:name="0.001978874206543" table:display="true" table:show-details="true"/>
                <table:data-pilot-member table:name="0.001982927322388" table:display="true" table:show-details="true"/>
                <table:data-pilot-member table:name="0.001988172531128" table:display="true" table:show-details="true"/>
                <table:data-pilot-member table:name="0.001994609832764" table:display="true" table:show-details="true"/>
                <table:data-pilot-member table:name="0.00200080871582" table:display="true" table:show-details="true"/>
                <table:data-pilot-member table:name="0.002003908157349" table:display="true" table:show-details="true"/>
                <table:data-pilot-member table:name="0.002029895782471" table:display="true" table:show-details="true"/>
                <table:data-pilot-member table:name="0.002033948898315" table:display="true" table:show-details="true"/>
                <table:data-pilot-member table:name="0.002035140991211" table:display="true" table:show-details="true"/>
                <table:data-pilot-member table:name="0.002041101455688" table:display="true" table:show-details="true"/>
                <table:data-pilot-member table:name="0.002041339874268" table:display="true" table:show-details="true"/>
                <table:data-pilot-member table:name="0.002043008804321" table:display="true" table:show-details="true"/>
                <table:data-pilot-member table:name="0.002044916152954" table:display="true" table:show-details="true"/>
                <table:data-pilot-member table:name="0.00204610824585" table:display="true" table:show-details="true"/>
                <table:data-pilot-member table:name="0.002056837081909" table:display="true" table:show-details="true"/>
                <table:data-pilot-member table:name="0.002062320709229" table:display="true" table:show-details="true"/>
                <table:data-pilot-member table:name="0.002062559127808" table:display="true" table:show-details="true"/>
                <table:data-pilot-member table:name="0.002062797546387" table:display="true" table:show-details="true"/>
                <table:data-pilot-member table:name="0.002063751220703" table:display="true" table:show-details="true"/>
                <table:data-pilot-member table:name="0.002066612243652" table:display="true" table:show-details="true"/>
                <table:data-pilot-member table:name="0.002068758010864" table:display="true" table:show-details="true"/>
                <table:data-pilot-member table:name="0.002069234848022" table:display="true" table:show-details="true"/>
                <table:data-pilot-member table:name="0.002071380615234" table:display="true" table:show-details="true"/>
                <table:data-pilot-member table:name="0.0020751953125" table:display="true" table:show-details="true"/>
                <table:data-pilot-member table:name="0.002079486846924" table:display="true" table:show-details="true"/>
                <table:data-pilot-member table:name="0.002089500427246" table:display="true" table:show-details="true"/>
                <table:data-pilot-member table:name="0.002093553543091" table:display="true" table:show-details="true"/>
                <table:data-pilot-member table:name="0.002094984054565" table:display="true" table:show-details="true"/>
                <table:data-pilot-member table:name="0.002102375030518" table:display="true" table:show-details="true"/>
                <table:data-pilot-member table:name="0.002103090286255" table:display="true" table:show-details="true"/>
                <table:data-pilot-member table:name="0.002108335494995" table:display="true" table:show-details="true"/>
                <table:data-pilot-member table:name="0.002108812332153" table:display="true" table:show-details="true"/>
                <table:data-pilot-member table:name="0.002109289169312" table:display="true" table:show-details="true"/>
                <table:data-pilot-member table:name="0.002110719680786" table:display="true" table:show-details="true"/>
                <table:data-pilot-member table:name="0.002118110656738" table:display="true" table:show-details="true"/>
                <table:data-pilot-member table:name="0.00212550163269" table:display="true" table:show-details="true"/>
                <table:data-pilot-member table:name="0.002127408981323" table:display="true" table:show-details="true"/>
                <table:data-pilot-member table:name="0.00212836265564" table:display="true" table:show-details="true"/>
                <table:data-pilot-member table:name="0.002130508422852" table:display="true" table:show-details="true"/>
                <table:data-pilot-member table:name="0.002139568328857" table:display="true" table:show-details="true"/>
                <table:data-pilot-member table:name="0.002139806747437" table:display="true" table:show-details="true"/>
                <table:data-pilot-member table:name="0.002144813537598" table:display="true" table:show-details="true"/>
                <table:data-pilot-member table:name="0.002152442932129" table:display="true" table:show-details="true"/>
                <table:data-pilot-member table:name="0.002159833908081" table:display="true" table:show-details="true"/>
                <table:data-pilot-member table:name="0.002161264419556" table:display="true" table:show-details="true"/>
                <table:data-pilot-member table:name="0.002162933349609" table:display="true" table:show-details="true"/>
                <table:data-pilot-member table:name="0.002174854278564" table:display="true" table:show-details="true"/>
                <table:data-pilot-member table:name="0.00217866897583" table:display="true" table:show-details="true"/>
                <table:data-pilot-member table:name="0.002186059951782" table:display="true" table:show-details="true"/>
                <table:data-pilot-member table:name="0.002190113067627" table:display="true" table:show-details="true"/>
                <table:data-pilot-member table:name="0.002193212509155" table:display="true" table:show-details="true"/>
                <table:data-pilot-member table:name="0.002195119857788" table:display="true" table:show-details="true"/>
                <table:data-pilot-member table:name="0.002195596694946" table:display="true" table:show-details="true"/>
                <table:data-pilot-member table:name="0.002197742462158" table:display="true" table:show-details="true"/>
                <table:data-pilot-member table:name="0.002197980880737" table:display="true" table:show-details="true"/>
                <table:data-pilot-member table:name="0.002200365066528" table:display="true" table:show-details="true"/>
                <table:data-pilot-member table:name="0.002205848693848" table:display="true" table:show-details="true"/>
                <table:data-pilot-member table:name="0.002218008041382" table:display="true" table:show-details="true"/>
                <table:data-pilot-member table:name="0.002218246459961" table:display="true" table:show-details="true"/>
                <table:data-pilot-member table:name="0.00221848487854" table:display="true" table:show-details="true"/>
                <table:data-pilot-member table:name="0.002220153808594" table:display="true" table:show-details="true"/>
                <table:data-pilot-member table:name="0.002224445343018" table:display="true" table:show-details="true"/>
                <table:data-pilot-member table:name="0.002233982086182" table:display="true" table:show-details="true"/>
                <table:data-pilot-member table:name="0.00223445892334" table:display="true" table:show-details="true"/>
                <table:data-pilot-member table:name="0.002237796783447" table:display="true" table:show-details="true"/>
                <table:data-pilot-member table:name="0.002244472503662" table:display="true" table:show-details="true"/>
                <table:data-pilot-member table:name="0.002245903015137" table:display="true" table:show-details="true"/>
                <table:data-pilot-member table:name="0.002249002456665" table:display="true" table:show-details="true"/>
                <table:data-pilot-member table:name="0.00225043296814" table:display="true" table:show-details="true"/>
                <table:data-pilot-member table:name="0.002265930175781" table:display="true" table:show-details="true"/>
                <table:data-pilot-member table:name="0.002273082733154" table:display="true" table:show-details="true"/>
                <table:data-pilot-member table:name="0.002282619476318" table:display="true" table:show-details="true"/>
                <table:data-pilot-member table:name="0.002291679382324" table:display="true" table:show-details="true"/>
                <table:data-pilot-member table:name="0.002291917800903" table:display="true" table:show-details="true"/>
                <table:data-pilot-member table:name="0.002296686172485" table:display="true" table:show-details="true"/>
                <table:data-pilot-member table:name="0.002304077148438" table:display="true" table:show-details="true"/>
                <table:data-pilot-member table:name="0.002304553985596" table:display="true" table:show-details="true"/>
                <table:data-pilot-member table:name="0.002307891845703" table:display="true" table:show-details="true"/>
                <table:data-pilot-member table:name="0.002326726913452" table:display="true" table:show-details="true"/>
                <table:data-pilot-member table:name="0.002330780029297" table:display="true" table:show-details="true"/>
                <table:data-pilot-member table:name="0.002340078353882" table:display="true" table:show-details="true"/>
                <table:data-pilot-member table:name="0.002342224121094" table:display="true" table:show-details="true"/>
                <table:data-pilot-member table:name="0.002351045608521" table:display="true" table:show-details="true"/>
                <table:data-pilot-member table:name="0.002351999282837" table:display="true" table:show-details="true"/>
                <table:data-pilot-member table:name="0.002355575561523" table:display="true" table:show-details="true"/>
                <table:data-pilot-member table:name="0.002356052398682" table:display="true" table:show-details="true"/>
                <table:data-pilot-member table:name="0.002358198165894" table:display="true" table:show-details="true"/>
                <table:data-pilot-member table:name="0.00239086151123" table:display="true" table:show-details="true"/>
                <table:data-pilot-member table:name="0.002415418624878" table:display="true" table:show-details="true"/>
                <table:data-pilot-member table:name="0.002421379089355" table:display="true" table:show-details="true"/>
                <table:data-pilot-member table:name="0.002429723739624" table:display="true" table:show-details="true"/>
                <table:data-pilot-member table:name="0.002478837966919" table:display="true" table:show-details="true"/>
                <table:data-pilot-member table:name="0.002493858337402" table:display="true" table:show-details="true"/>
                <table:data-pilot-member table:name="0.002502679824829" table:display="true" table:show-details="true"/>
                <table:data-pilot-member table:name="0.002516269683838" table:display="true" table:show-details="true"/>
                <table:data-pilot-member table:name="0.002520084381104" table:display="true" table:show-details="true"/>
                <table:data-pilot-member table:name="0.002532243728638" table:display="true" table:show-details="true"/>
                <table:data-pilot-member table:name="0.002545595169067" table:display="true" table:show-details="true"/>
                <table:data-pilot-member table:name="0.002551555633545" table:display="true" table:show-details="true"/>
                <table:data-pilot-member table:name="0.002557039260864" table:display="true" table:show-details="true"/>
                <table:data-pilot-member table:name="0.002557992935181" table:display="true" table:show-details="true"/>
                <table:data-pilot-member table:name="0.002559185028076" table:display="true" table:show-details="true"/>
                <table:data-pilot-member table:name="0.002563953399658" table:display="true" table:show-details="true"/>
                <table:data-pilot-member table:name="0.002569437026978" table:display="true" table:show-details="true"/>
                <table:data-pilot-member table:name="0.002585887908936" table:display="true" table:show-details="true"/>
                <table:data-pilot-member table:name="0.002587795257568" table:display="true" table:show-details="true"/>
                <table:data-pilot-member table:name="0.002612352371216" table:display="true" table:show-details="true"/>
                <table:data-pilot-member table:name="0.002645015716553" table:display="true" table:show-details="true"/>
                <table:data-pilot-member table:name="0.002678632736206" table:display="true" table:show-details="true"/>
                <table:data-pilot-member table:name="0.002679109573364" table:display="true" table:show-details="true"/>
                <table:data-pilot-member table:name="0.002686023712158" table:display="true" table:show-details="true"/>
                <table:data-pilot-member table:name="0.002702236175537" table:display="true" table:show-details="true"/>
                <table:data-pilot-member table:name="0.002711534500122" table:display="true" table:show-details="true"/>
                <table:data-pilot-member table:name="0.002749681472778" table:display="true" table:show-details="true"/>
                <table:data-pilot-member table:name="0.002760887145996" table:display="true" table:show-details="true"/>
                <table:data-pilot-member table:name="0.002793312072754" table:display="true" table:show-details="true"/>
                <table:data-pilot-member table:name="0.002894639968872" table:display="true" table:show-details="true"/>
                <table:data-pilot-member table:name="0.002899408340454" table:display="true" table:show-details="true"/>
                <table:data-pilot-member table:name="0.002929449081421" table:display="true" table:show-details="true"/>
                <table:data-pilot-member table:name="0.002947330474854" table:display="true" table:show-details="true"/>
                <table:data-pilot-member table:name="0.00296688079834" table:display="true" table:show-details="true"/>
                <table:data-pilot-member table:name="0.002983808517456" table:display="true" table:show-details="true"/>
                <table:data-pilot-member table:name="0.00299859046936" table:display="true" table:show-details="true"/>
                <table:data-pilot-member table:name="0.003016233444214" table:display="true" table:show-details="true"/>
                <table:data-pilot-member table:name="0.003017902374268" table:display="true" table:show-details="true"/>
                <table:data-pilot-member table:name="0.003025054931641" table:display="true" table:show-details="true"/>
                <table:data-pilot-member table:name="0.003060817718506" table:display="true" table:show-details="true"/>
                <table:data-pilot-member table:name="0.003071784973145" table:display="true" table:show-details="true"/>
                <table:data-pilot-member table:name="0.003085136413574" table:display="true" table:show-details="true"/>
                <table:data-pilot-member table:name="0.003131866455078" table:display="true" table:show-details="true"/>
                <table:data-pilot-member table:name="0.003159523010254" table:display="true" table:show-details="true"/>
                <table:data-pilot-member table:name="0.003171920776367" table:display="true" table:show-details="true"/>
                <table:data-pilot-member table:name="0.003182888031006" table:display="true" table:show-details="true"/>
                <table:data-pilot-member table:name="0.003228664398193" table:display="true" table:show-details="true"/>
                <table:data-pilot-member table:name="0.003229379653931" table:display="true" table:show-details="true"/>
                <table:data-pilot-member table:name="0.003304004669189" table:display="true" table:show-details="true"/>
                <table:data-pilot-member table:name="0.003319501876831" table:display="true" table:show-details="true"/>
                <table:data-pilot-member table:name="0.003326654434204" table:display="true" table:show-details="true"/>
                <table:data-pilot-member table:name="0.003337621688843" table:display="true" table:show-details="true"/>
                <table:data-pilot-member table:name="0.003348112106323" table:display="true" table:show-details="true"/>
                <table:data-pilot-member table:name="0.003350973129272" table:display="true" table:show-details="true"/>
                <table:data-pilot-member table:name="0.003352165222168" table:display="true" table:show-details="true"/>
                <table:data-pilot-member table:name="0.003363609313965" table:display="true" table:show-details="true"/>
                <table:data-pilot-member table:name="0.00341796875" table:display="true" table:show-details="true"/>
                <table:data-pilot-member table:name="0.003424167633057" table:display="true" table:show-details="true"/>
                <table:data-pilot-member table:name="0.003441095352173" table:display="true" table:show-details="true"/>
                <table:data-pilot-member table:name="0.003445386886597" table:display="true" table:show-details="true"/>
                <table:data-pilot-member table:name="0.003453254699707" table:display="true" table:show-details="true"/>
                <table:data-pilot-member table:name="0.003455877304077" table:display="true" table:show-details="true"/>
                <table:data-pilot-member table:name="0.003464460372925" table:display="true" table:show-details="true"/>
                <table:data-pilot-member table:name="0.003470420837402" table:display="true" table:show-details="true"/>
                <table:data-pilot-member table:name="0.003475666046143" table:display="true" table:show-details="true"/>
                <table:data-pilot-member table:name="0.003496170043945" table:display="true" table:show-details="true"/>
                <table:data-pilot-member table:name="0.003507375717163" table:display="true" table:show-details="true"/>
                <table:data-pilot-member table:name="0.003511190414429" table:display="true" table:show-details="true"/>
                <table:data-pilot-member table:name="0.003512620925903" table:display="true" table:show-details="true"/>
                <table:data-pilot-member table:name="0.003544092178345" table:display="true" table:show-details="true"/>
                <table:data-pilot-member table:name="0.003549575805664" table:display="true" table:show-details="true"/>
                <table:data-pilot-member table:name="0.003555774688721" table:display="true" table:show-details="true"/>
                <table:data-pilot-member table:name="0.003557205200195" table:display="true" table:show-details="true"/>
                <table:data-pilot-member table:name="0.003566026687622" table:display="true" table:show-details="true"/>
                <table:data-pilot-member table:name="0.003570318222046" table:display="true" table:show-details="true"/>
                <table:data-pilot-member table:name="0.003583908081055" table:display="true" table:show-details="true"/>
                <table:data-pilot-member table:name="0.003586530685425" table:display="true" table:show-details="true"/>
                <table:data-pilot-member table:name="0.00359320640564" table:display="true" table:show-details="true"/>
                <table:data-pilot-member table:name="0.003594160079956" table:display="true" table:show-details="true"/>
                <table:data-pilot-member table:name="0.003597259521484" table:display="true" table:show-details="true"/>
                <table:data-pilot-member table:name="0.003609895706177" table:display="true" table:show-details="true"/>
                <table:data-pilot-member table:name="0.00361180305481" table:display="true" table:show-details="true"/>
                <table:data-pilot-member table:name="0.003621339797974" table:display="true" table:show-details="true"/>
                <table:data-pilot-member table:name="0.003634691238403" table:display="true" table:show-details="true"/>
                <table:data-pilot-member table:name="0.003636360168457" table:display="true" table:show-details="true"/>
                <table:data-pilot-member table:name="0.003641128540039" table:display="true" table:show-details="true"/>
                <table:data-pilot-member table:name="0.003648996353149" table:display="true" table:show-details="true"/>
                <table:data-pilot-member table:name="0.003650426864624" table:display="true" table:show-details="true"/>
                <table:data-pilot-member table:name="0.00365948677063" table:display="true" table:show-details="true"/>
                <table:data-pilot-member table:name="0.003667831420898" table:display="true" table:show-details="true"/>
                <table:data-pilot-member table:name="0.003673791885376" table:display="true" table:show-details="true"/>
                <table:data-pilot-member table:name="0.003687381744385" table:display="true" table:show-details="true"/>
                <table:data-pilot-member table:name="0.003696441650391" table:display="true" table:show-details="true"/>
                <table:data-pilot-member table:name="0.00369668006897" table:display="true" table:show-details="true"/>
                <table:data-pilot-member table:name="0.003700017929077" table:display="true" table:show-details="true"/>
                <table:data-pilot-member table:name="0.003707647323608" table:display="true" table:show-details="true"/>
                <table:data-pilot-member table:name="0.003712892532349" table:display="true" table:show-details="true"/>
                <table:data-pilot-member table:name="0.003719806671143" table:display="true" table:show-details="true"/>
                <table:data-pilot-member table:name="0.003723621368408" table:display="true" table:show-details="true"/>
                <table:data-pilot-member table:name="0.00373387336731" table:display="true" table:show-details="true"/>
                <table:data-pilot-member table:name="0.003753662109375" table:display="true" table:show-details="true"/>
                <table:data-pilot-member table:name="0.003774404525757" table:display="true" table:show-details="true"/>
                <table:data-pilot-member table:name="0.003775119781494" table:display="true" table:show-details="true"/>
                <table:data-pilot-member table:name="0.003780603408813" table:display="true" table:show-details="true"/>
                <table:data-pilot-member table:name="0.003802537918091" table:display="true" table:show-details="true"/>
                <table:data-pilot-member table:name="0.003809452056885" table:display="true" table:show-details="true"/>
                <table:data-pilot-member table:name="0.003859519958496" table:display="true" table:show-details="true"/>
                <table:data-pilot-member table:name="0.003870725631714" table:display="true" table:show-details="true"/>
                <table:data-pilot-member table:name="0.003882884979248" table:display="true" table:show-details="true"/>
                <table:data-pilot-member table:name="0.003885269165039" table:display="true" table:show-details="true"/>
                <table:data-pilot-member table:name="0.003925561904907" table:display="true" table:show-details="true"/>
                <table:data-pilot-member table:name="0.003939628601074" table:display="true" table:show-details="true"/>
                <table:data-pilot-member table:name="0.003968954086304" table:display="true" table:show-details="true"/>
                <table:data-pilot-member table:name="0.003970623016357" table:display="true" table:show-details="true"/>
                <table:data-pilot-member table:name="0.003982543945313" table:display="true" table:show-details="true"/>
                <table:data-pilot-member table:name="0.004016399383545" table:display="true" table:show-details="true"/>
                <table:data-pilot-member table:name="0.004086494445801" table:display="true" table:show-details="true"/>
                <table:data-pilot-member table:name="0.004114389419556" table:display="true" table:show-details="true"/>
                <table:data-pilot-member table:name="0.004124879837036" table:display="true" table:show-details="true"/>
                <table:data-pilot-member table:name="0.004138231277466" table:display="true" table:show-details="true"/>
                <table:data-pilot-member table:name="0.004148483276367" table:display="true" table:show-details="true"/>
                <table:data-pilot-member table:name="0.004151344299316" table:display="true" table:show-details="true"/>
                <table:data-pilot-member table:name="0.004259586334229" table:display="true" table:show-details="true"/>
                <table:data-pilot-member table:name="0.004338502883911" table:display="true" table:show-details="true"/>
                <table:data-pilot-member table:name="0.00433874130249" table:display="true" table:show-details="true"/>
                <table:data-pilot-member table:name="0.004352807998657" table:display="true" table:show-details="true"/>
                <table:data-pilot-member table:name="0.004370450973511" table:display="true" table:show-details="true"/>
                <table:data-pilot-member table:name="0.004371166229248" table:display="true" table:show-details="true"/>
                <table:data-pilot-member table:name="0.004389047622681" table:display="true" table:show-details="true"/>
                <table:data-pilot-member table:name="0.004425287246704" table:display="true" table:show-details="true"/>
                <table:data-pilot-member table:name="0.004877090454102" table:display="true" table:show-details="true"/>
                <table:data-pilot-member table:name="0.005384683609009" table:display="true" table:show-details="true"/>
                <table:data-pilot-member table:name="0.005393266677856" table:display="true" table:show-details="true"/>
                <table:data-pilot-member table:name="0.005442380905151" table:display="true" table:show-details="true"/>
                <table:data-pilot-member table:name="0.005453586578369" table:display="true" table:show-details="true"/>
                <table:data-pilot-member table:name="0.008683443069458" table:display="true" table:show-details="true"/>
                <table:data-pilot-member table:name="0.008714437484741" table:display="true" table:show-details="true"/>
                <table:data-pilot-member table:name="0.009323596954346" table:display="true" table:show-details="true"/>
                <table:data-pilot-member table:name="0.009379148483276" table:display="true" table:show-details="true"/>
                <table:data-pilot-member table:name="0.009397268295288" table:display="true" table:show-details="true"/>
                <table:data-pilot-member table:name="0.009436368942261" table:display="true" table:show-details="true"/>
                <table:data-pilot-member table:name="0.009446144104004" table:display="true" table:show-details="true"/>
                <table:data-pilot-member table:name="0.00951886177063" table:display="true" table:show-details="true"/>
                <table:data-pilot-member table:name="0.0095374584198" table:display="true" table:show-details="true"/>
                <table:data-pilot-member table:name="0.009578466415405" table:display="true" table:show-details="true"/>
                <table:data-pilot-member table:name="0.009609699249268" table:display="true" table:show-details="true"/>
                <table:data-pilot-member table:name="0.009610652923584" table:display="true" table:show-details="true"/>
                <table:data-pilot-member table:name="0.009611845016479" table:display="true" table:show-details="true"/>
                <table:data-pilot-member table:name="0.009622573852539" table:display="true" table:show-details="true"/>
                <table:data-pilot-member table:name="0.009629964828491" table:display="true" table:show-details="true"/>
                <table:data-pilot-member table:name="0.00963020324707" table:display="true" table:show-details="true"/>
                <table:data-pilot-member table:name="0.00964617729187" table:display="true" table:show-details="true"/>
                <table:data-pilot-member table:name="0.009669303894043" table:display="true" table:show-details="true"/>
                <table:data-pilot-member table:name="0.009705066680908" table:display="true" table:show-details="true"/>
                <table:data-pilot-member table:name="0.009738206863403" table:display="true" table:show-details="true"/>
                <table:data-pilot-member table:name="0.00976037979126" table:display="true" table:show-details="true"/>
                <table:data-pilot-member table:name="0.009765625" table:display="true" table:show-details="true"/>
                <table:data-pilot-member table:name="0.009781360626221" table:display="true" table:show-details="true"/>
                <table:data-pilot-member table:name="0.009802579879761" table:display="true" table:show-details="true"/>
                <table:data-pilot-member table:name="0.009838819503784" table:display="true" table:show-details="true"/>
                <table:data-pilot-member table:name="0.009840250015259" table:display="true" table:show-details="true"/>
                <table:data-pilot-member table:name="0.009840488433838" table:display="true" table:show-details="true"/>
                <table:data-pilot-member table:name="0.009842872619629" table:display="true" table:show-details="true"/>
                <table:data-pilot-member table:name="0.00984525680542" table:display="true" table:show-details="true"/>
                <table:data-pilot-member table:name="0.009849309921265" table:display="true" table:show-details="true"/>
                <table:data-pilot-member table:name="0.00986647605896" table:display="true" table:show-details="true"/>
                <table:data-pilot-member table:name="0.009868860244751" table:display="true" table:show-details="true"/>
                <table:data-pilot-member table:name="0.009921312332153" table:display="true" table:show-details="true"/>
                <table:data-pilot-member table:name="0.009926319122314" table:display="true" table:show-details="true"/>
                <table:data-pilot-member table:name="0.009928703308105" table:display="true" table:show-details="true"/>
                <table:data-pilot-member table:name="0.009941577911377" table:display="true" table:show-details="true"/>
                <table:data-pilot-member table:name="0.009952783584595" table:display="true" table:show-details="true"/>
                <table:data-pilot-member table:name="0.010001420974731" table:display="true" table:show-details="true"/>
                <table:data-pilot-member table:name="0.010021209716797" table:display="true" table:show-details="true"/>
                <table:data-pilot-member table:name="0.010021686553955" table:display="true" table:show-details="true"/>
                <table:data-pilot-member table:name="0.010035037994385" table:display="true" table:show-details="true"/>
                <table:data-pilot-member table:name="0.010050535202026" table:display="true" table:show-details="true"/>
                <table:data-pilot-member table:name="0.010059595108032" table:display="true" table:show-details="true"/>
                <table:data-pilot-member table:name="0.010066032409668" table:display="true" table:show-details="true"/>
                <table:data-pilot-member table:name="0.010067939758301" table:display="true" table:show-details="true"/>
                <table:data-pilot-member table:name="0.010069847106934" table:display="true" table:show-details="true"/>
                <table:data-pilot-member table:name="0.010078191757202" table:display="true" table:show-details="true"/>
                <table:data-pilot-member table:name="0.010084867477417" table:display="true" table:show-details="true"/>
                <table:data-pilot-member table:name="0.010085821151733" table:display="true" table:show-details="true"/>
                <table:data-pilot-member table:name="0.010096311569214" table:display="true" table:show-details="true"/>
                <table:data-pilot-member table:name="0.010104656219482" table:display="true" table:show-details="true"/>
                <table:data-pilot-member table:name="0.010111570358276" table:display="true" table:show-details="true"/>
                <table:data-pilot-member table:name="0.01012921333313" table:display="true" table:show-details="true"/>
                <table:data-pilot-member table:name="0.010162115097046" table:display="true" table:show-details="true"/>
                <table:data-pilot-member table:name="0.010175228118897" table:display="true" table:show-details="true"/>
                <table:data-pilot-member table:name="0.010181665420532" table:display="true" table:show-details="true"/>
                <table:data-pilot-member table:name="0.01019287109375" table:display="true" table:show-details="true"/>
                <table:data-pilot-member table:name="0.010208129882813" table:display="true" table:show-details="true"/>
                <table:data-pilot-member table:name="0.010257720947266" table:display="true" table:show-details="true"/>
                <table:data-pilot-member table:name="0.010261058807373" table:display="true" table:show-details="true"/>
                <table:data-pilot-member table:name="0.010294198989868" table:display="true" table:show-details="true"/>
                <table:data-pilot-member table:name="0.010295152664185" table:display="true" table:show-details="true"/>
                <table:data-pilot-member table:name="0.010297298431397" table:display="true" table:show-details="true"/>
                <table:data-pilot-member table:name="0.010323762893677" table:display="true" table:show-details="true"/>
                <table:data-pilot-member table:name="0.010336875915527" table:display="true" table:show-details="true"/>
                <table:data-pilot-member table:name="0.010351419448853" table:display="true" table:show-details="true"/>
                <table:data-pilot-member table:name="0.010357141494751" table:display="true" table:show-details="true"/>
                <table:data-pilot-member table:name="0.01035737991333" table:display="true" table:show-details="true"/>
                <table:data-pilot-member table:name="0.010382413864136" table:display="true" table:show-details="true"/>
                <table:data-pilot-member table:name="0.010392904281616" table:display="true" table:show-details="true"/>
                <table:data-pilot-member table:name="0.010393142700195" table:display="true" table:show-details="true"/>
                <table:data-pilot-member table:name="0.010402917861939" table:display="true" table:show-details="true"/>
                <table:data-pilot-member table:name="0.010430097579956" table:display="true" table:show-details="true"/>
                <table:data-pilot-member table:name="0.010465145111084" table:display="true" table:show-details="true"/>
                <table:data-pilot-member table:name="0.010506391525269" table:display="true" table:show-details="true"/>
                <table:data-pilot-member table:name="0.010549545288086" table:display="true" table:show-details="true"/>
                <table:data-pilot-member table:name="0.010549783706665" table:display="true" table:show-details="true"/>
                <table:data-pilot-member table:name="0.010573148727417" table:display="true" table:show-details="true"/>
                <table:data-pilot-member table:name="0.010574817657471" table:display="true" table:show-details="true"/>
                <table:data-pilot-member table:name="0.010581493377686" table:display="true" table:show-details="true"/>
                <table:data-pilot-member table:name="0.010589838027954" table:display="true" table:show-details="true"/>
                <table:data-pilot-member table:name="0.010615587234497" table:display="true" table:show-details="true"/>
                <table:data-pilot-member table:name="0.010621309280396" table:display="true" table:show-details="true"/>
                <table:data-pilot-member table:name="0.010644435882568" table:display="true" table:show-details="true"/>
                <table:data-pilot-member table:name="0.010669231414795" table:display="true" table:show-details="true"/>
                <table:data-pilot-member table:name="0.010677099227905" table:display="true" table:show-details="true"/>
                <table:data-pilot-member table:name="0.010690212249756" table:display="true" table:show-details="true"/>
                <table:data-pilot-member table:name="0.010690689086914" table:display="true" table:show-details="true"/>
                <table:data-pilot-member table:name="0.010729074478149" table:display="true" table:show-details="true"/>
                <table:data-pilot-member table:name="0.01073956489563" table:display="true" table:show-details="true"/>
                <table:data-pilot-member table:name="0.010749816894531" table:display="true" table:show-details="true"/>
                <table:data-pilot-member table:name="0.010756254196167" table:display="true" table:show-details="true"/>
                <table:data-pilot-member table:name="0.010773658752441" table:display="true" table:show-details="true"/>
                <table:data-pilot-member table:name="0.010806083679199" table:display="true" table:show-details="true"/>
                <table:data-pilot-member table:name="0.010812997817993" table:display="true" table:show-details="true"/>
                <table:data-pilot-member table:name="0.010852098464966" table:display="true" table:show-details="true"/>
                <table:data-pilot-member table:name="0.010856866836548" table:display="true" table:show-details="true"/>
                <table:data-pilot-member table:name="0.010869026184082" table:display="true" table:show-details="true"/>
                <table:data-pilot-member table:name="0.010871887207031" table:display="true" table:show-details="true"/>
                <table:data-pilot-member table:name="0.010886907577515" table:display="true" table:show-details="true"/>
                <table:data-pilot-member table:name="0.01089334487915" table:display="true" table:show-details="true"/>
                <table:data-pilot-member table:name="0.010893821716309" table:display="true" table:show-details="true"/>
                <table:data-pilot-member table:name="0.010895013809204" table:display="true" table:show-details="true"/>
                <table:data-pilot-member table:name="0.010896921157837" table:display="true" table:show-details="true"/>
                <table:data-pilot-member table:name="0.010908126831055" table:display="true" table:show-details="true"/>
                <table:data-pilot-member table:name="0.010947704315186" table:display="true" table:show-details="true"/>
                <table:data-pilot-member table:name="0.010953187942505" table:display="true" table:show-details="true"/>
                <table:data-pilot-member table:name="0.0109543800354" table:display="true" table:show-details="true"/>
                <table:data-pilot-member table:name="0.010963439941406" table:display="true" table:show-details="true"/>
                <table:data-pilot-member table:name="0.01098370552063" table:display="true" table:show-details="true"/>
                <table:data-pilot-member table:name="0.010988473892212" table:display="true" table:show-details="true"/>
                <table:data-pilot-member table:name="0.010989665985107" table:display="true" table:show-details="true"/>
                <table:data-pilot-member table:name="0.010991096496582" table:display="true" table:show-details="true"/>
                <table:data-pilot-member table:name="0.010998964309692" table:display="true" table:show-details="true"/>
                <table:data-pilot-member table:name="0.011016845703125" table:display="true" table:show-details="true"/>
                <table:data-pilot-member table:name="0.011018753051758" table:display="true" table:show-details="true"/>
                <table:data-pilot-member table:name="0.011028289794922" table:display="true" table:show-details="true"/>
                <table:data-pilot-member table:name="0.011040449142456" table:display="true" table:show-details="true"/>
                <table:data-pilot-member table:name="0.011040687561035" table:display="true" table:show-details="true"/>
                <table:data-pilot-member table:name="0.011046409606934" table:display="true" table:show-details="true"/>
                <table:data-pilot-member table:name="0.011054277420044" table:display="true" table:show-details="true"/>
                <table:data-pilot-member table:name="0.011059761047363" table:display="true" table:show-details="true"/>
                <table:data-pilot-member table:name="0.01107382774353" table:display="true" table:show-details="true"/>
                <table:data-pilot-member table:name="0.01107931137085" table:display="true" table:show-details="true"/>
                <table:data-pilot-member table:name="0.011101007461548" table:display="true" table:show-details="true"/>
                <table:data-pilot-member table:name="0.011105537414551" table:display="true" table:show-details="true"/>
                <table:data-pilot-member table:name="0.011108636856079" table:display="true" table:show-details="true"/>
                <table:data-pilot-member table:name="0.01111102104187" table:display="true" table:show-details="true"/>
                <table:data-pilot-member table:name="0.011117458343506" table:display="true" table:show-details="true"/>
                <table:data-pilot-member table:name="0.011123895645142" table:display="true" table:show-details="true"/>
                <table:data-pilot-member table:name="0.011144638061523" table:display="true" table:show-details="true"/>
                <table:data-pilot-member table:name="0.011146545410156" table:display="true" table:show-details="true"/>
                <table:data-pilot-member table:name="0.011157989501953" table:display="true" table:show-details="true"/>
                <table:data-pilot-member table:name="0.011159420013428" table:display="true" table:show-details="true"/>
                <table:data-pilot-member table:name="0.011166334152222" table:display="true" table:show-details="true"/>
                <table:data-pilot-member table:name="0.011170625686646" table:display="true" table:show-details="true"/>
                <table:data-pilot-member table:name="0.011189937591553" table:display="true" table:show-details="true"/>
                <table:data-pilot-member table:name="0.011192798614502" table:display="true" table:show-details="true"/>
                <table:data-pilot-member table:name="0.011193990707398" table:display="true" table:show-details="true"/>
                <table:data-pilot-member table:name="0.011205911636353" table:display="true" table:show-details="true"/>
                <table:data-pilot-member table:name="0.01121711730957" table:display="true" table:show-details="true"/>
                <table:data-pilot-member table:name="0.011220455169678" table:display="true" table:show-details="true"/>
                <table:data-pilot-member table:name="0.011226415634155" table:display="true" table:show-details="true"/>
                <table:data-pilot-member table:name="0.01123309135437" table:display="true" table:show-details="true"/>
                <table:data-pilot-member table:name="0.01123857498169" table:display="true" table:show-details="true"/>
                <table:data-pilot-member table:name="0.011245012283325" table:display="true" table:show-details="true"/>
                <table:data-pilot-member table:name="0.011246919631958" table:display="true" table:show-details="true"/>
                <table:data-pilot-member table:name="0.011248111724854" table:display="true" table:show-details="true"/>
                <table:data-pilot-member table:name="0.011252403259277" table:display="true" table:show-details="true"/>
                <table:data-pilot-member table:name="0.011258602142334" table:display="true" table:show-details="true"/>
                <table:data-pilot-member table:name="0.011259317398071" table:display="true" table:show-details="true"/>
                <table:data-pilot-member table:name="0.011265516281128" table:display="true" table:show-details="true"/>
                <table:data-pilot-member table:name="0.011270761489868" table:display="true" table:show-details="true"/>
                <table:data-pilot-member table:name="0.011273860931397" table:display="true" table:show-details="true"/>
                <table:data-pilot-member table:name="0.011278629302979" table:display="true" table:show-details="true"/>
                <table:data-pilot-member table:name="0.011278867721558" table:display="true" table:show-details="true"/>
                <table:data-pilot-member table:name="0.011291742324829" table:display="true" table:show-details="true"/>
                <table:data-pilot-member table:name="0.011305332183838" table:display="true" table:show-details="true"/>
                <table:data-pilot-member table:name="0.011309862136841" table:display="true" table:show-details="true"/>
                <table:data-pilot-member table:name="0.011319160461426" table:display="true" table:show-details="true"/>
                <table:data-pilot-member table:name="0.01134181022644" table:display="true" table:show-details="true"/>
                <table:data-pilot-member table:name="0.011344194412231" table:display="true" table:show-details="true"/>
                <table:data-pilot-member table:name="0.011346578598023" table:display="true" table:show-details="true"/>
                <table:data-pilot-member table:name="0.011349439620972" table:display="true" table:show-details="true"/>
                <table:data-pilot-member table:name="0.011352300643921" table:display="true" table:show-details="true"/>
                <table:data-pilot-member table:name="0.011353731155396" table:display="true" table:show-details="true"/>
                <table:data-pilot-member table:name="0.01135516166687" table:display="true" table:show-details="true"/>
                <table:data-pilot-member table:name="0.011369943618774" table:display="true" table:show-details="true"/>
                <table:data-pilot-member table:name="0.011387825012207" table:display="true" table:show-details="true"/>
                <table:data-pilot-member table:name="0.011389255523682" table:display="true" table:show-details="true"/>
                <table:data-pilot-member table:name="0.011395454406738" table:display="true" table:show-details="true"/>
                <table:data-pilot-member table:name="0.011397361755371" table:display="true" table:show-details="true"/>
                <table:data-pilot-member table:name="0.01140570640564" table:display="true" table:show-details="true"/>
                <table:data-pilot-member table:name="0.011421203613281" table:display="true" table:show-details="true"/>
                <table:data-pilot-member table:name="0.011424779891968" table:display="true" table:show-details="true"/>
                <table:data-pilot-member table:name="0.011425733566284" table:display="true" table:show-details="true"/>
                <table:data-pilot-member table:name="0.011446475982666" table:display="true" table:show-details="true"/>
                <table:data-pilot-member table:name="0.011447906494141" table:display="true" table:show-details="true"/>
                <table:data-pilot-member table:name="0.011457204818726" table:display="true" table:show-details="true"/>
                <table:data-pilot-member table:name="0.011466979980469" table:display="true" table:show-details="true"/>
                <table:data-pilot-member table:name="0.011468172073364" table:display="true" table:show-details="true"/>
                <table:data-pilot-member table:name="0.011475801467896" table:display="true" table:show-details="true"/>
                <table:data-pilot-member table:name="0.011478424072266" table:display="true" table:show-details="true"/>
                <table:data-pilot-member table:name="0.011483430862427" table:display="true" table:show-details="true"/>
                <table:data-pilot-member table:name="0.011497735977173" table:display="true" table:show-details="true"/>
                <table:data-pilot-member table:name="0.011504888534546" table:display="true" table:show-details="true"/>
                <table:data-pilot-member table:name="0.011507272720337" table:display="true" table:show-details="true"/>
                <table:data-pilot-member table:name="0.01151442527771" table:display="true" table:show-details="true"/>
                <table:data-pilot-member table:name="0.011519193649292" table:display="true" table:show-details="true"/>
                <table:data-pilot-member table:name="0.011523485183716" table:display="true" table:show-details="true"/>
                <table:data-pilot-member table:name="0.011526584625244" table:display="true" table:show-details="true"/>
                <table:data-pilot-member table:name="0.011529445648193" table:display="true" table:show-details="true"/>
                <table:data-pilot-member table:name="0.011532545089722" table:display="true" table:show-details="true"/>
                <table:data-pilot-member table:name="0.011544942855835" table:display="true" table:show-details="true"/>
                <table:data-pilot-member table:name="0.011567831039429" table:display="true" table:show-details="true"/>
                <table:data-pilot-member table:name="0.011583566665649" table:display="true" table:show-details="true"/>
                <table:data-pilot-member table:name="0.011621952056885" table:display="true" table:show-details="true"/>
                <table:data-pilot-member table:name="0.011635780334473" table:display="true" table:show-details="true"/>
                <table:data-pilot-member table:name="0.011642932891846" table:display="true" table:show-details="true"/>
                <table:data-pilot-member table:name="0.011650323867798" table:display="true" table:show-details="true"/>
                <table:data-pilot-member table:name="0.011680364608765" table:display="true" table:show-details="true"/>
                <table:data-pilot-member table:name="0.011697769165039" table:display="true" table:show-details="true"/>
                <table:data-pilot-member table:name="0.011700391769409" table:display="true" table:show-details="true"/>
                <table:data-pilot-member table:name="0.011725187301636" table:display="true" table:show-details="true"/>
                <table:data-pilot-member table:name="0.011738538742065" table:display="true" table:show-details="true"/>
                <table:data-pilot-member table:name="0.011749744415283" table:display="true" table:show-details="true"/>
                <table:data-pilot-member table:name="0.011749982833862" table:display="true" table:show-details="true"/>
                <table:data-pilot-member table:name="0.01175856590271" table:display="true" table:show-details="true"/>
                <table:data-pilot-member table:name="0.011782169342041" table:display="true" table:show-details="true"/>
                <table:data-pilot-member table:name="0.011814117431641" table:display="true" table:show-details="true"/>
                <table:data-pilot-member table:name="0.011820316314697" table:display="true" table:show-details="true"/>
                <table:data-pilot-member table:name="0.011824131011963" table:display="true" table:show-details="true"/>
                <table:data-pilot-member table:name="0.011893510818481" table:display="true" table:show-details="true"/>
                <table:data-pilot-member table:name="0.011897325515747" table:display="true" table:show-details="true"/>
                <table:data-pilot-member table:name="0.011906385421753" table:display="true" table:show-details="true"/>
                <table:data-pilot-member table:name="0.01190972328186" table:display="true" table:show-details="true"/>
                <table:data-pilot-member table:name="0.011918306350708" table:display="true" table:show-details="true"/>
                <table:data-pilot-member table:name="0.011998653411865" table:display="true" table:show-details="true"/>
                <table:data-pilot-member table:name="0.012032508850098" table:display="true" table:show-details="true"/>
                <table:data-pilot-member table:name="0.012051820755005" table:display="true" table:show-details="true"/>
                <table:data-pilot-member table:name="0.012067317962647" table:display="true" table:show-details="true"/>
                <table:data-pilot-member table:name="0.01210618019104" table:display="true" table:show-details="true"/>
                <table:data-pilot-member table:name="0.012122631072998" table:display="true" table:show-details="true"/>
                <table:data-pilot-member table:name="0.012168169021606" table:display="true" table:show-details="true"/>
                <table:data-pilot-member table:name="0.012341260910034" table:display="true" table:show-details="true"/>
                <table:data-pilot-member table:name="0.012406587600708" table:display="true" table:show-details="true"/>
                <table:data-pilot-member table:name="0.01250433921814" table:display="true" table:show-details="true"/>
                <table:data-pilot-member table:name="0.012528896331787" table:display="true" table:show-details="true"/>
                <table:data-pilot-member table:name="0.012600183486939" table:display="true" table:show-details="true"/>
                <table:data-pilot-member table:name="0.012692213058472" table:display="true" table:show-details="true"/>
                <table:data-pilot-member table:name="0.012712955474854" table:display="true" table:show-details="true"/>
                <table:data-pilot-member table:name="0.012925148010254" table:display="true" table:show-details="true"/>
                <table:data-pilot-member table:name="0.013016700744629" table:display="true" table:show-details="true"/>
                <table:data-pilot-member table:name="0.01304030418396" table:display="true" table:show-details="true"/>
                <table:data-pilot-member table:name="0.013102054595947" table:display="true" table:show-details="true"/>
                <table:data-pilot-member table:name="0.013132095336914" table:display="true" table:show-details="true"/>
                <table:data-pilot-member table:name="0.013592958450317" table:display="true" table:show-details="true"/>
                <table:data-pilot-member table:name="0.013781547546387" table:display="true" table:show-details="true"/>
                <table:data-pilot-member table:name="0.014037609100342" table:display="true" table:show-details="true"/>
                <table:data-pilot-member table:name="0.01412558555603" table:display="true" table:show-details="true"/>
                <table:data-pilot-member table:name="0.014162063598633" table:display="true" table:show-details="true"/>
                <table:data-pilot-member table:name="0.014274597167969" table:display="true" table:show-details="true"/>
                <table:data-pilot-member table:name="0.014378070831299" table:display="true" table:show-details="true"/>
                <table:data-pilot-member table:name="0.014498233795166" table:display="true" table:show-details="true"/>
                <table:data-pilot-member table:name="0.014899492263794" table:display="true" table:show-details="true"/>
                <table:data-pilot-member table:name="0.01490592956543" table:display="true" table:show-details="true"/>
                <table:data-pilot-member table:name="0.014973402023315" table:display="true" table:show-details="true"/>
                <table:data-pilot-member table:name="0.015567302703857" table:display="true" table:show-details="true"/>
                <table:data-pilot-member table:name="0.015738725662231" table:display="true" table:show-details="true"/>
                <table:data-pilot-member table:name="0.01636528968811" table:display="true" table:show-details="true"/>
                <table:data-pilot-member table:name="0.016786336898804" table:display="true" table:show-details="true"/>
                <table:data-pilot-member table:name="0.016804695129395" table:display="true" table:show-details="true"/>
                <table:data-pilot-member table:name="0.018211841583252" table:display="true" table:show-details="true"/>
                <table:data-pilot-member table:name="0.018276453018189" table:display="true" table:show-details="true"/>
                <table:data-pilot-member table:name="0.018348217010498" table:display="true" table:show-details="true"/>
                <table:data-pilot-member table:name="0.018536806106567" table:display="true" table:show-details="true"/>
                <table:data-pilot-member table:name="0.018558025360107" table:display="true" table:show-details="true"/>
                <table:data-pilot-member table:name="0.018836736679077" table:display="true" table:show-details="true"/>
                <table:data-pilot-member table:name="0.018994331359863" table:display="true" table:show-details="true"/>
                <table:data-pilot-member table:name="0.019010543823242" table:display="true" table:show-details="true"/>
                <table:data-pilot-member table:name="0.019121408462524" table:display="true" table:show-details="true"/>
                <table:data-pilot-member table:name="0.019143342971802" table:display="true" table:show-details="true"/>
                <table:data-pilot-member table:name="0.019189596176148" table:display="true" table:show-details="true"/>
                <table:data-pilot-member table:name="0.019207000732422" table:display="true" table:show-details="true"/>
                <table:data-pilot-member table:name="0.019262313842773" table:display="true" table:show-details="true"/>
                <table:data-pilot-member table:name="0.019321441650391" table:display="true" table:show-details="true"/>
                <table:data-pilot-member table:name="0.019369602203369" table:display="true" table:show-details="true"/>
                <table:data-pilot-member table:name="0.019447565078735" table:display="true" table:show-details="true"/>
                <table:data-pilot-member table:name="0.019612550735474" table:display="true" table:show-details="true"/>
                <table:data-pilot-member table:name="0.019671440124512" table:display="true" table:show-details="true"/>
                <table:data-pilot-member table:name="0.019675731658936" table:display="true" table:show-details="true"/>
                <table:data-pilot-member table:name="0.019743919372559" table:display="true" table:show-details="true"/>
                <table:data-pilot-member table:name="0.019779920578003" table:display="true" table:show-details="true"/>
                <table:data-pilot-member table:name="0.019827604293823" table:display="true" table:show-details="true"/>
                <table:data-pilot-member table:name="0.019875288009644" table:display="true" table:show-details="true"/>
                <table:data-pilot-member table:name="0.019878625869751" table:display="true" table:show-details="true"/>
                <table:data-pilot-member table:name="0.019879102706909" table:display="true" table:show-details="true"/>
                <table:data-pilot-member table:name="0.019909381866455" table:display="true" table:show-details="true"/>
                <table:data-pilot-member table:name="0.019922971725464" table:display="true" table:show-details="true"/>
                <table:data-pilot-member table:name="0.02001690864563" table:display="true" table:show-details="true"/>
                <table:data-pilot-member table:name="0.020059585571289" table:display="true" table:show-details="true"/>
                <table:data-pilot-member table:name="0.02011775970459" table:display="true" table:show-details="true"/>
                <table:data-pilot-member table:name="0.020162343978882" table:display="true" table:show-details="true"/>
                <table:data-pilot-member table:name="0.020190000534058" table:display="true" table:show-details="true"/>
                <table:data-pilot-member table:name="0.020218133926392" table:display="true" table:show-details="true"/>
                <table:data-pilot-member table:name="0.020275354385376" table:display="true" table:show-details="true"/>
                <table:data-pilot-member table:name="0.02028226852417" table:display="true" table:show-details="true"/>
                <table:data-pilot-member table:name="0.020306587219238" table:display="true" table:show-details="true"/>
                <table:data-pilot-member table:name="0.02031683921814" table:display="true" table:show-details="true"/>
                <table:data-pilot-member table:name="0.020321130752564" table:display="true" table:show-details="true"/>
                <table:data-pilot-member table:name="0.020361185073853" table:display="true" table:show-details="true"/>
                <table:data-pilot-member table:name="0.020366191864014" table:display="true" table:show-details="true"/>
                <table:data-pilot-member table:name="0.020381927490234" table:display="true" table:show-details="true"/>
                <table:data-pilot-member table:name="0.020397663116455" table:display="true" table:show-details="true"/>
                <table:data-pilot-member table:name="0.020405054092407" table:display="true" table:show-details="true"/>
                <table:data-pilot-member table:name="0.02043604850769" table:display="true" table:show-details="true"/>
                <table:data-pilot-member table:name="0.020463705062866" table:display="true" table:show-details="true"/>
                <table:data-pilot-member table:name="0.020527362823486" table:display="true" table:show-details="true"/>
                <table:data-pilot-member table:name="0.020530939102173" table:display="true" table:show-details="true"/>
                <table:data-pilot-member table:name="0.020564794540405" table:display="true" table:show-details="true"/>
                <table:data-pilot-member table:name="0.020596504211426" table:display="true" table:show-details="true"/>
                <table:data-pilot-member table:name="0.020646810531616" table:display="true" table:show-details="true"/>
                <table:data-pilot-member table:name="0.020658016204834" table:display="true" table:show-details="true"/>
                <table:data-pilot-member table:name="0.02067756652832" table:display="true" table:show-details="true"/>
                <table:data-pilot-member table:name="0.020705938339233" table:display="true" table:show-details="true"/>
                <table:data-pilot-member table:name="0.020749807357788" table:display="true" table:show-details="true"/>
                <table:data-pilot-member table:name="0.020781993865967" table:display="true" table:show-details="true"/>
                <table:data-pilot-member table:name="0.020800828933716" table:display="true" table:show-details="true"/>
                <table:data-pilot-member table:name="0.020817279815674" table:display="true" table:show-details="true"/>
                <table:data-pilot-member table:name="0.020833253860474" table:display="true" table:show-details="true"/>
                <table:data-pilot-member table:name="0.020834445953369" table:display="true" table:show-details="true"/>
                <table:data-pilot-member table:name="0.020851135253906" table:display="true" table:show-details="true"/>
                <table:data-pilot-member table:name="0.020858764648438" table:display="true" table:show-details="true"/>
                <table:data-pilot-member table:name="0.020879030227661" table:display="true" table:show-details="true"/>
                <table:data-pilot-member table:name="0.020888328552246" table:display="true" table:show-details="true"/>
                <table:data-pilot-member table:name="0.020915508270264" table:display="true" table:show-details="true"/>
                <table:data-pilot-member table:name="0.020922660827637" table:display="true" table:show-details="true"/>
                <table:data-pilot-member table:name="0.020934581756592" table:display="true" table:show-details="true"/>
                <table:data-pilot-member table:name="0.020965337753296" table:display="true" table:show-details="true"/>
                <table:data-pilot-member table:name="0.020969867706299" table:display="true" table:show-details="true"/>
                <table:data-pilot-member table:name="0.020977020263672" table:display="true" table:show-details="true"/>
                <table:data-pilot-member table:name="0.020986080169678" table:display="true" table:show-details="true"/>
                <table:data-pilot-member table:name="0.021037340164185" table:display="true" table:show-details="true"/>
                <table:data-pilot-member table:name="0.021040916442871" table:display="true" table:show-details="true"/>
                <table:data-pilot-member table:name="0.021056890487671" table:display="true" table:show-details="true"/>
                <table:data-pilot-member table:name="0.021065473556519" table:display="true" table:show-details="true"/>
                <table:data-pilot-member table:name="0.02109956741333" table:display="true" table:show-details="true"/>
                <table:data-pilot-member table:name="0.021110773086548" table:display="true" table:show-details="true"/>
                <table:data-pilot-member table:name="0.02112078666687" table:display="true" table:show-details="true"/>
                <table:data-pilot-member table:name="0.02116584777832" table:display="true" table:show-details="true"/>
                <table:data-pilot-member table:name="0.021240711212158" table:display="true" table:show-details="true"/>
                <table:data-pilot-member table:name="0.021241188049316" table:display="true" table:show-details="true"/>
                <table:data-pilot-member table:name="0.021281480789185" table:display="true" table:show-details="true"/>
                <table:data-pilot-member table:name="0.021310806274414" table:display="true" table:show-details="true"/>
                <table:data-pilot-member table:name="0.021323680877686" table:display="true" table:show-details="true"/>
                <table:data-pilot-member table:name="0.021337509155273" table:display="true" table:show-details="true"/>
                <table:data-pilot-member table:name="0.021337985992432" table:display="true" table:show-details="true"/>
                <table:data-pilot-member table:name="0.021338939666748" table:display="true" table:show-details="true"/>
                <table:data-pilot-member table:name="0.021343946456909" table:display="true" table:show-details="true"/>
                <table:data-pilot-member table:name="0.021373271942139" table:display="true" table:show-details="true"/>
                <table:data-pilot-member table:name="0.021377086639404" table:display="true" table:show-details="true"/>
                <table:data-pilot-member table:name="0.021379947662354" table:display="true" table:show-details="true"/>
                <table:data-pilot-member table:name="0.021408081054688" table:display="true" table:show-details="true"/>
                <table:data-pilot-member table:name="0.021413087844849" table:display="true" table:show-details="true"/>
                <table:data-pilot-member table:name="0.021437644958496" table:display="true" table:show-details="true"/>
                <table:data-pilot-member table:name="0.021445274353027" table:display="true" table:show-details="true"/>
                <table:data-pilot-member table:name="0.021455049514771" table:display="true" table:show-details="true"/>
                <table:data-pilot-member table:name="0.02148699760437" table:display="true" table:show-details="true"/>
                <table:data-pilot-member table:name="0.021509647369385" table:display="true" table:show-details="true"/>
                <table:data-pilot-member table:name="0.021524429321289" table:display="true" table:show-details="true"/>
                <table:data-pilot-member table:name="0.021539688110352" table:display="true" table:show-details="true"/>
                <table:data-pilot-member table:name="0.021554708480835" table:display="true" table:show-details="true"/>
                <table:data-pilot-member table:name="0.021558046340942" table:display="true" table:show-details="true"/>
                <table:data-pilot-member table:name="0.021567583084106" table:display="true" table:show-details="true"/>
                <table:data-pilot-member table:name="0.021573305130005" table:display="true" table:show-details="true"/>
                <table:data-pilot-member table:name="0.021575689315796" table:display="true" table:show-details="true"/>
                <table:data-pilot-member table:name="0.021622180938721" table:display="true" table:show-details="true"/>
                <table:data-pilot-member table:name="0.021630048751831" table:display="true" table:show-details="true"/>
                <table:data-pilot-member table:name="0.021632194519043" table:display="true" table:show-details="true"/>
                <table:data-pilot-member table:name="0.021639108657837" table:display="true" table:show-details="true"/>
                <table:data-pilot-member table:name="0.02165699005127" table:display="true" table:show-details="true"/>
                <table:data-pilot-member table:name="0.021658182144165" table:display="true" table:show-details="true"/>
                <table:data-pilot-member table:name="0.021674394607544" table:display="true" table:show-details="true"/>
                <table:data-pilot-member table:name="0.021698951721191" table:display="true" table:show-details="true"/>
                <table:data-pilot-member table:name="0.021724462509155" table:display="true" table:show-details="true"/>
                <table:data-pilot-member table:name="0.021724700927734" table:display="true" table:show-details="true"/>
                <table:data-pilot-member table:name="0.021728277206421" table:display="true" table:show-details="true"/>
                <table:data-pilot-member table:name="0.021742105484009" table:display="true" table:show-details="true"/>
                <table:data-pilot-member table:name="0.021752119064331" table:display="true" table:show-details="true"/>
                <table:data-pilot-member table:name="0.021759510040283" table:display="true" table:show-details="true"/>
                <table:data-pilot-member table:name="0.021778345108032" table:display="true" table:show-details="true"/>
                <table:data-pilot-member table:name="0.02177882194519" table:display="true" table:show-details="true"/>
                <table:data-pilot-member table:name="0.021808385848999" table:display="true" table:show-details="true"/>
                <table:data-pilot-member table:name="0.021808862686157" table:display="true" table:show-details="true"/>
                <table:data-pilot-member table:name="0.021816968917847" table:display="true" table:show-details="true"/>
                <table:data-pilot-member table:name="0.021819353103638" table:display="true" table:show-details="true"/>
                <table:data-pilot-member table:name="0.021829128265381" table:display="true" table:show-details="true"/>
                <table:data-pilot-member table:name="0.02183723449707" table:display="true" table:show-details="true"/>
                <table:data-pilot-member table:name="0.021861076354981" table:display="true" table:show-details="true"/>
                <table:data-pilot-member table:name="0.021869659423828" table:display="true" table:show-details="true"/>
                <table:data-pilot-member table:name="0.021884679794312" table:display="true" table:show-details="true"/>
                <table:data-pilot-member table:name="0.021890640258789" table:display="true" table:show-details="true"/>
                <table:data-pilot-member table:name="0.021911382675171" table:display="true" table:show-details="true"/>
                <table:data-pilot-member table:name="0.021926164627075" table:display="true" table:show-details="true"/>
                <table:data-pilot-member table:name="0.021934270858765" table:display="true" table:show-details="true"/>
                <table:data-pilot-member table:name="0.021961212158203" table:display="true" table:show-details="true"/>
                <table:data-pilot-member table:name="0.021986484527588" table:display="true" table:show-details="true"/>
                <table:data-pilot-member table:name="0.02202033996582" table:display="true" table:show-details="true"/>
                <table:data-pilot-member table:name="0.022041320800781" table:display="true" table:show-details="true"/>
                <table:data-pilot-member table:name="0.022051811218262" table:display="true" table:show-details="true"/>
                <table:data-pilot-member table:name="0.022060871124268" table:display="true" table:show-details="true"/>
                <table:data-pilot-member table:name="0.022062540054321" table:display="true" table:show-details="true"/>
                <table:data-pilot-member table:name="0.022068500518799" table:display="true" table:show-details="true"/>
                <table:data-pilot-member table:name="0.022077322006226" table:display="true" table:show-details="true"/>
                <table:data-pilot-member table:name="0.0220787525177" table:display="true" table:show-details="true"/>
                <table:data-pilot-member table:name="0.022081613540649" table:display="true" table:show-details="true"/>
                <table:data-pilot-member table:name="0.022098064422607" table:display="true" table:show-details="true"/>
                <table:data-pilot-member table:name="0.022103786468506" table:display="true" table:show-details="true"/>
                <table:data-pilot-member table:name="0.022123336791992" table:display="true" table:show-details="true"/>
                <table:data-pilot-member table:name="0.022136211395264" table:display="true" table:show-details="true"/>
                <table:data-pilot-member table:name="0.022140264511108" table:display="true" table:show-details="true"/>
                <table:data-pilot-member table:name="0.022155046463013" table:display="true" table:show-details="true"/>
                <table:data-pilot-member table:name="0.02216649055481" table:display="true" table:show-details="true"/>
                <table:data-pilot-member table:name="0.022177219390869" table:display="true" table:show-details="true"/>
                <table:data-pilot-member table:name="0.022178649902344" table:display="true" table:show-details="true"/>
                <table:data-pilot-member table:name="0.02219820022583" table:display="true" table:show-details="true"/>
                <table:data-pilot-member table:name="0.022198915481567" table:display="true" table:show-details="true"/>
                <table:data-pilot-member table:name="0.022199153900147" table:display="true" table:show-details="true"/>
                <table:data-pilot-member table:name="0.02220344543457" table:display="true" table:show-details="true"/>
                <table:data-pilot-member table:name="0.022214412689209" table:display="true" table:show-details="true"/>
                <table:data-pilot-member table:name="0.022217273712158" table:display="true" table:show-details="true"/>
                <table:data-pilot-member table:name="0.02222490310669" table:display="true" table:show-details="true"/>
                <table:data-pilot-member table:name="0.022230625152588" table:display="true" table:show-details="true"/>
                <table:data-pilot-member table:name="0.022279024124146" table:display="true" table:show-details="true"/>
                <table:data-pilot-member table:name="0.022281169891357" table:display="true" table:show-details="true"/>
                <table:data-pilot-member table:name="0.022286415100098" table:display="true" table:show-details="true"/>
                <table:data-pilot-member table:name="0.022288799285889" table:display="true" table:show-details="true"/>
                <table:data-pilot-member table:name="0.022300958633423" table:display="true" table:show-details="true"/>
                <table:data-pilot-member table:name="0.022319078445435" table:display="true" table:show-details="true"/>
                <table:data-pilot-member table:name="0.022339105606079" table:display="true" table:show-details="true"/>
                <table:data-pilot-member table:name="0.022341012954712" table:display="true" table:show-details="true"/>
                <table:data-pilot-member table:name="0.022377252578735" table:display="true" table:show-details="true"/>
                <table:data-pilot-member table:name="0.022390365600586" table:display="true" table:show-details="true"/>
                <table:data-pilot-member table:name="0.022390604019165" table:display="true" table:show-details="true"/>
                <table:data-pilot-member table:name="0.022394180297852" table:display="true" table:show-details="true"/>
                <table:data-pilot-member table:name="0.022399187088013" table:display="true" table:show-details="true"/>
                <table:data-pilot-member table:name="0.022423267364502" table:display="true" table:show-details="true"/>
                <table:data-pilot-member table:name="0.022434234619141" table:display="true" table:show-details="true"/>
                <table:data-pilot-member table:name="0.022439002990723" table:display="true" table:show-details="true"/>
                <table:data-pilot-member table:name="0.022457361221314" table:display="true" table:show-details="true"/>
                <table:data-pilot-member table:name="0.022459030151367" table:display="true" table:show-details="true"/>
                <table:data-pilot-member table:name="0.022467851638794" table:display="true" table:show-details="true"/>
                <table:data-pilot-member table:name="0.022468090057373" table:display="true" table:show-details="true"/>
                <table:data-pilot-member table:name="0.022472620010376" table:display="true" table:show-details="true"/>
                <table:data-pilot-member table:name="0.02251410484314" table:display="true" table:show-details="true"/>
                <table:data-pilot-member table:name="0.022602319717407" table:display="true" table:show-details="true"/>
                <table:data-pilot-member table:name="0.022620439529419" table:display="true" table:show-details="true"/>
                <table:data-pilot-member table:name="0.022634267807007" table:display="true" table:show-details="true"/>
                <table:data-pilot-member table:name="0.022652864456177" table:display="true" table:show-details="true"/>
                <table:data-pilot-member table:name="0.022661685943604" table:display="true" table:show-details="true"/>
                <table:data-pilot-member table:name="0.022688388824463" table:display="true" table:show-details="true"/>
                <table:data-pilot-member table:name="0.022691249847412" table:display="true" table:show-details="true"/>
                <table:data-pilot-member table:name="0.022716283798218" table:display="true" table:show-details="true"/>
                <table:data-pilot-member table:name="0.022742748260498" table:display="true" table:show-details="true"/>
                <table:data-pilot-member table:name="0.022791385650635" table:display="true" table:show-details="true"/>
                <table:data-pilot-member table:name="0.022807121276856" table:display="true" table:show-details="true"/>
                <table:data-pilot-member table:name="0.022807359695435" table:display="true" table:show-details="true"/>
                <table:data-pilot-member table:name="0.022807836532593" table:display="true" table:show-details="true"/>
                <table:data-pilot-member table:name="0.022824287414551" table:display="true" table:show-details="true"/>
                <table:data-pilot-member table:name="0.022851228713989" table:display="true" table:show-details="true"/>
                <table:data-pilot-member table:name="0.022889137268066" table:display="true" table:show-details="true"/>
                <table:data-pilot-member table:name="0.02290678024292" table:display="true" table:show-details="true"/>
                <table:data-pilot-member table:name="0.022926807403565" table:display="true" table:show-details="true"/>
                <table:data-pilot-member table:name="0.022952556610107" table:display="true" table:show-details="true"/>
                <table:data-pilot-member table:name="0.022969245910645" table:display="true" table:show-details="true"/>
                <table:data-pilot-member table:name="0.023008346557617" table:display="true" table:show-details="true"/>
                <table:data-pilot-member table:name="0.023015737533569" table:display="true" table:show-details="true"/>
                <table:data-pilot-member table:name="0.023021221160889" table:display="true" table:show-details="true"/>
                <table:data-pilot-member table:name="0.023066520690918" table:display="true" table:show-details="true"/>
                <table:data-pilot-member table:name="0.023096561431885" table:display="true" table:show-details="true"/>
                <table:data-pilot-member table:name="0.023143529891968" table:display="true" table:show-details="true"/>
                <table:data-pilot-member table:name="0.023148536682129" table:display="true" table:show-details="true"/>
                <table:data-pilot-member table:name="0.023200273513794" table:display="true" table:show-details="true"/>
                <table:data-pilot-member table:name="0.023249864578247" table:display="true" table:show-details="true"/>
                <table:data-pilot-member table:name="0.02328372001648" table:display="true" table:show-details="true"/>
                <table:data-pilot-member table:name="0.023314476013184" table:display="true" table:show-details="true"/>
                <table:data-pilot-member table:name="0.023332357406616" table:display="true" table:show-details="true"/>
                <table:data-pilot-member table:name="0.023354530334473" table:display="true" table:show-details="true"/>
                <table:data-pilot-member table:name="0.023361682891846" table:display="true" table:show-details="true"/>
                <table:data-pilot-member table:name="0.023380279541016" table:display="true" table:show-details="true"/>
                <table:data-pilot-member table:name="0.023382186889648" table:display="true" table:show-details="true"/>
                <table:data-pilot-member table:name="0.02338433265686" table:display="true" table:show-details="true"/>
                <table:data-pilot-member table:name="0.023538589477539" table:display="true" table:show-details="true"/>
                <table:data-pilot-member table:name="0.0235435962677" table:display="true" table:show-details="true"/>
                <table:data-pilot-member table:name="0.023647785186768" table:display="true" table:show-details="true"/>
                <table:data-pilot-member table:name="0.023770332336426" table:display="true" table:show-details="true"/>
                <table:data-pilot-member table:name="0.02377200126648" table:display="true" table:show-details="true"/>
                <table:data-pilot-member table:name="0.02379322052002" table:display="true" table:show-details="true"/>
                <table:data-pilot-member table:name="0.023822784423828" table:display="true" table:show-details="true"/>
                <table:data-pilot-member table:name="0.02392053604126" table:display="true" table:show-details="true"/>
                <table:data-pilot-member table:name="0.023957490921021" table:display="true" table:show-details="true"/>
                <table:data-pilot-member table:name="0.023970365524292" table:display="true" table:show-details="true"/>
                <table:data-pilot-member table:name="0.023994207382202" table:display="true" table:show-details="true"/>
                <table:data-pilot-member table:name="0.023999452590942" table:display="true" table:show-details="true"/>
                <table:data-pilot-member table:name="0.024013757705689" table:display="true" table:show-details="true"/>
                <table:data-pilot-member table:name="0.02403712272644" table:display="true" table:show-details="true"/>
                <table:data-pilot-member table:name="0.024050712585449" table:display="true" table:show-details="true"/>
                <table:data-pilot-member table:name="0.024095773696899" table:display="true" table:show-details="true"/>
                <table:data-pilot-member table:name="0.024111270904541" table:display="true" table:show-details="true"/>
                <table:data-pilot-member table:name="0.024138689041138" table:display="true" table:show-details="true"/>
                <table:data-pilot-member table:name="0.024155855178833" table:display="true" table:show-details="true"/>
                <table:data-pilot-member table:name="0.024160623550415" table:display="true" table:show-details="true"/>
                <table:data-pilot-member table:name="0.024190902709961" table:display="true" table:show-details="true"/>
                <table:data-pilot-member table:name="0.024212598800659" table:display="true" table:show-details="true"/>
                <table:data-pilot-member table:name="0.024231433868408" table:display="true" table:show-details="true"/>
                <table:data-pilot-member table:name="0.024276971817017" table:display="true" table:show-details="true"/>
                <table:data-pilot-member table:name="0.024287223815918" table:display="true" table:show-details="true"/>
                <table:data-pilot-member table:name="0.02429723739624" table:display="true" table:show-details="true"/>
                <table:data-pilot-member table:name="0.024320840835571" table:display="true" table:show-details="true"/>
                <table:data-pilot-member table:name="0.024327039718628" table:display="true" table:show-details="true"/>
                <table:data-pilot-member table:name="0.02434253692627" table:display="true" table:show-details="true"/>
                <table:data-pilot-member table:name="0.024364233016968" table:display="true" table:show-details="true"/>
                <table:data-pilot-member table:name="0.024366855621338" table:display="true" table:show-details="true"/>
                <table:data-pilot-member table:name="0.024368762969971" table:display="true" table:show-details="true"/>
                <table:data-pilot-member table:name="0.024377822875977" table:display="true" table:show-details="true"/>
                <table:data-pilot-member table:name="0.024391889572144" table:display="true" table:show-details="true"/>
                <table:data-pilot-member table:name="0.024393796920776" table:display="true" table:show-details="true"/>
                <table:data-pilot-member table:name="0.024399995803833" table:display="true" table:show-details="true"/>
                <table:data-pilot-member table:name="0.024417161941528" table:display="true" table:show-details="true"/>
                <table:data-pilot-member table:name="0.024423837661743" table:display="true" table:show-details="true"/>
                <table:data-pilot-member table:name="0.024429559707642" table:display="true" table:show-details="true"/>
                <table:data-pilot-member table:name="0.024438619613648" table:display="true" table:show-details="true"/>
                <table:data-pilot-member table:name="0.024475812911987" table:display="true" table:show-details="true"/>
                <table:data-pilot-member table:name="0.024484395980835" table:display="true" table:show-details="true"/>
                <table:data-pilot-member table:name="0.02450156211853" table:display="true" table:show-details="true"/>
                <table:data-pilot-member table:name="0.024519681930542" table:display="true" table:show-details="true"/>
                <table:data-pilot-member table:name="0.024530649185181" table:display="true" table:show-details="true"/>
                <table:data-pilot-member table:name="0.024542331695557" table:display="true" table:show-details="true"/>
                <table:data-pilot-member table:name="0.024561405181885" table:display="true" table:show-details="true"/>
                <table:data-pilot-member table:name="0.024571180343628" table:display="true" table:show-details="true"/>
                <table:data-pilot-member table:name="0.024585723876953" table:display="true" table:show-details="true"/>
                <table:data-pilot-member table:name="0.024617433547974" table:display="true" table:show-details="true"/>
                <table:data-pilot-member table:name="0.024621248245239" table:display="true" table:show-details="true"/>
                <table:data-pilot-member table:name="0.024631261825562" table:display="true" table:show-details="true"/>
                <table:data-pilot-member table:name="0.024676561355591" table:display="true" table:show-details="true"/>
                <table:data-pilot-member table:name="0.024695158004761" table:display="true" table:show-details="true"/>
                <table:data-pilot-member table:name="0.024696111679077" table:display="true" table:show-details="true"/>
                <table:data-pilot-member table:name="0.024706125259399" table:display="true" table:show-details="true"/>
                <table:data-pilot-member table:name="0.024712324142456" table:display="true" table:show-details="true"/>
                <table:data-pilot-member table:name="0.024742841720581" table:display="true" table:show-details="true"/>
                <table:data-pilot-member table:name="0.024748086929321" table:display="true" table:show-details="true"/>
                <table:data-pilot-member table:name="0.024749755859375" table:display="true" table:show-details="true"/>
                <table:data-pilot-member table:name="0.024762153625488" table:display="true" table:show-details="true"/>
                <table:data-pilot-member table:name="0.024767160415649" table:display="true" table:show-details="true"/>
                <table:data-pilot-member table:name="0.024782180786133" table:display="true" table:show-details="true"/>
                <table:data-pilot-member table:name="0.024788856506348" table:display="true" table:show-details="true"/>
                <table:data-pilot-member table:name="0.02479362487793" table:display="true" table:show-details="true"/>
                <table:data-pilot-member table:name="0.024815559387207" table:display="true" table:show-details="true"/>
                <table:data-pilot-member table:name="0.024817943572998" table:display="true" table:show-details="true"/>
                <table:data-pilot-member table:name="0.024869918823242" table:display="true" table:show-details="true"/>
                <table:data-pilot-member table:name="0.024897336959839" table:display="true" table:show-details="true"/>
                <table:data-pilot-member table:name="0.024902582168579" table:display="true" table:show-details="true"/>
                <table:data-pilot-member table:name="0.024904012680054" table:display="true" table:show-details="true"/>
                <table:data-pilot-member table:name="0.024916648864746" table:display="true" table:show-details="true"/>
                <table:data-pilot-member table:name="0.024921894073486" table:display="true" table:show-details="true"/>
                <table:data-pilot-member table:name="0.024924755096436" table:display="true" table:show-details="true"/>
                <table:data-pilot-member table:name="0.02495002746582" table:display="true" table:show-details="true"/>
                <table:data-pilot-member table:name="0.024955987930298" table:display="true" table:show-details="true"/>
                <table:data-pilot-member table:name="0.024957418441773" table:display="true" table:show-details="true"/>
                <table:data-pilot-member table:name="0.024967908859253" table:display="true" table:show-details="true"/>
                <table:data-pilot-member table:name="0.024980068206787" table:display="true" table:show-details="true"/>
                <table:data-pilot-member table:name="0.025006771087647" table:display="true" table:show-details="true"/>
                <table:data-pilot-member table:name="0.025018930435181" table:display="true" table:show-details="true"/>
                <table:data-pilot-member table:name="0.025060892105103" table:display="true" table:show-details="true"/>
                <table:data-pilot-member table:name="0.025082349777222" table:display="true" table:show-details="true"/>
                <table:data-pilot-member table:name="0.02508282661438" table:display="true" table:show-details="true"/>
                <table:data-pilot-member table:name="0.025087594985962" table:display="true" table:show-details="true"/>
                <table:data-pilot-member table:name="0.025105714797974" table:display="true" table:show-details="true"/>
                <table:data-pilot-member table:name="0.02515172958374" table:display="true" table:show-details="true"/>
                <table:data-pilot-member table:name="0.025178670883179" table:display="true" table:show-details="true"/>
                <table:data-pilot-member table:name="0.025190591812134" table:display="true" table:show-details="true"/>
                <table:data-pilot-member table:name="0.025219678878784" table:display="true" table:show-details="true"/>
                <table:data-pilot-member table:name="0.025237083435059" table:display="true" table:show-details="true"/>
                <table:data-pilot-member table:name="0.02527117729187" table:display="true" table:show-details="true"/>
                <table:data-pilot-member table:name="0.025297164916992" table:display="true" table:show-details="true"/>
                <table:data-pilot-member table:name="0.02530312538147" table:display="true" table:show-details="true"/>
                <table:data-pilot-member table:name="0.025304794311523" table:display="true" table:show-details="true"/>
                <table:data-pilot-member table:name="0.025332450866699" table:display="true" table:show-details="true"/>
                <table:data-pilot-member table:name="0.025368928909302" table:display="true" table:show-details="true"/>
                <table:data-pilot-member table:name="0.025395154953003" table:display="true" table:show-details="true"/>
                <table:data-pilot-member table:name="0.025521516799927" table:display="true" table:show-details="true"/>
                <table:data-pilot-member table:name="0.025586366653442" table:display="true" table:show-details="true"/>
                <table:data-pilot-member table:name="0.025592565536499" table:display="true" table:show-details="true"/>
                <table:data-pilot-member table:name="0.025607347488403" table:display="true" table:show-details="true"/>
                <table:data-pilot-member table:name="0.025616645812988" table:display="true" table:show-details="true"/>
                <table:data-pilot-member table:name="0.025676488876343" table:display="true" table:show-details="true"/>
                <table:data-pilot-member table:name="0.025726079940796" table:display="true" table:show-details="true"/>
                <table:data-pilot-member table:name="0.025799036026001" table:display="true" table:show-details="true"/>
                <table:data-pilot-member table:name="0.025814056396484" table:display="true" table:show-details="true"/>
                <table:data-pilot-member table:name="0.025975942611694" table:display="true" table:show-details="true"/>
                <table:data-pilot-member table:name="0.026087999343872" table:display="true" table:show-details="true"/>
                <table:data-pilot-member table:name="0.026220560073853" table:display="true" table:show-details="true"/>
                <table:data-pilot-member table:name="0.026272058486939" table:display="true" table:show-details="true"/>
                <table:data-pilot-member table:name="0.026411056518555" table:display="true" table:show-details="true"/>
                <table:data-pilot-member table:name="0.026592016220093" table:display="true" table:show-details="true"/>
                <table:data-pilot-member table:name="0.026620149612427" table:display="true" table:show-details="true"/>
                <table:data-pilot-member table:name="0.026697635650635" table:display="true" table:show-details="true"/>
                <table:data-pilot-member table:name="0.026975393295288" table:display="true" table:show-details="true"/>
                <table:data-pilot-member table:name="0.027021884918213" table:display="true" table:show-details="true"/>
                <table:data-pilot-member table:name="0.027045965194702" table:display="true" table:show-details="true"/>
                <table:data-pilot-member table:name="0.027255058288574" table:display="true" table:show-details="true"/>
                <table:data-pilot-member table:name="0.027440786361694" table:display="true" table:show-details="true"/>
                <table:data-pilot-member table:name="0.027461051940918" table:display="true" table:show-details="true"/>
                <table:data-pilot-member table:name="0.027522087097168" table:display="true" table:show-details="true"/>
                <table:data-pilot-member table:name="0.027667760848999" table:display="true" table:show-details="true"/>
                <table:data-pilot-member table:name="0.027878284454346" table:display="true" table:show-details="true"/>
                <table:data-pilot-member table:name="0.027918815612793" table:display="true" table:show-details="true"/>
                <table:data-pilot-member table:name="0.028015375137329" table:display="true" table:show-details="true"/>
                <table:data-pilot-member table:name="0.028040647506714" table:display="true" table:show-details="true"/>
                <table:data-pilot-member table:name="0.028090238571167" table:display="true" table:show-details="true"/>
                <table:data-pilot-member table:name="0.028138637542725" table:display="true" table:show-details="true"/>
                <table:data-pilot-member table:name="0.028360366821289" table:display="true" table:show-details="true"/>
                <table:data-pilot-member table:name="0.028825759887695" table:display="true" table:show-details="true"/>
                <table:data-pilot-member table:name="0.029882431030273" table:display="true" table:show-details="true"/>
                <table:data-pilot-member table:name="0.029892921447754" table:display="true" table:show-details="true"/>
                <table:data-pilot-member table:name="0.030369997024536" table:display="true" table:show-details="true"/>
                <table:data-pilot-member table:name="0.030491590499878" table:display="true" table:show-details="true"/>
                <table:data-pilot-member table:name="0.031317234039307" table:display="true" table:show-details="true"/>
                <table:data-pilot-member table:name="0.031491756439209" table:display="true" table:show-details="true"/>
                <table:data-pilot-member table:name="0.031603813171387" table:display="true" table:show-details="true"/>
                <table:data-pilot-member table:name="0.031777858734131" table:display="true" table:show-details="true"/>
                <table:data-pilot-member table:name="0.031809806823731" table:display="true" table:show-details="true"/>
                <table:data-pilot-member table:name="0.032403230667114" table:display="true" table:show-details="true"/>
                <table:data-pilot-member table:name="0.033199071884155" table:display="true" table:show-details="true"/>
                <table:data-pilot-member table:name="0.034224987030029" table:display="true" table:show-details="true"/>
                <table:data-pilot-member table:name="0.034286975860596" table:display="true" table:show-details="true"/>
                <table:data-pilot-member table:name="0.035882234573364" table:display="true" table:show-details="true"/>
                <table:data-pilot-member table:name="0.035983562469482" table:display="true" table:show-details="true"/>
                <table:data-pilot-member table:name="0.037165403366089" table:display="true" table:show-details="true"/>
                <table:data-pilot-member table:name="0.037408113479614" table:display="true" table:show-details="true"/>
                <table:data-pilot-member table:name="0.038077354431152" table:display="true" table:show-details="true"/>
                <table:data-pilot-member table:name="0.038145780563355" table:display="true" table:show-details="true"/>
                <table:data-pilot-member table:name="0.038414239883423" table:display="true" table:show-details="true"/>
                <table:data-pilot-member table:name="0.038436651229858" table:display="true" table:show-details="true"/>
                <table:data-pilot-member table:name="0.038480281829834" table:display="true" table:show-details="true"/>
                <table:data-pilot-member table:name="0.038538455963135" table:display="true" table:show-details="true"/>
                <table:data-pilot-member table:name="0.038776159286499" table:display="true" table:show-details="true"/>
                <table:data-pilot-member table:name="0.038785696029663" table:display="true" table:show-details="true"/>
                <table:data-pilot-member table:name="0.039422988891602" table:display="true" table:show-details="true"/>
                <table:data-pilot-member table:name="0.039434194564819" table:display="true" table:show-details="true"/>
                <table:data-pilot-member table:name="0.039435386657715" table:display="true" table:show-details="true"/>
                <table:data-pilot-member table:name="0.039452314376831" table:display="true" table:show-details="true"/>
                <table:data-pilot-member table:name="0.039472103118897" table:display="true" table:show-details="true"/>
                <table:data-pilot-member table:name="0.039529800415039" table:display="true" table:show-details="true"/>
                <table:data-pilot-member table:name="0.039839029312134" table:display="true" table:show-details="true"/>
                <table:data-pilot-member table:name="0.039881944656372" table:display="true" table:show-details="true"/>
                <table:data-pilot-member table:name="0.039941549301148" table:display="true" table:show-details="true"/>
                <table:data-pilot-member table:name="0.040192604064941" table:display="true" table:show-details="true"/>
                <table:data-pilot-member table:name="0.040290594100952" table:display="true" table:show-details="true"/>
                <table:data-pilot-member table:name="0.040385246276856" table:display="true" table:show-details="true"/>
                <table:data-pilot-member table:name="0.040388584136963" table:display="true" table:show-details="true"/>
                <table:data-pilot-member table:name="0.04040789604187" table:display="true" table:show-details="true"/>
                <table:data-pilot-member table:name="0.04044246673584" table:display="true" table:show-details="true"/>
                <table:data-pilot-member table:name="0.040799617767334" table:display="true" table:show-details="true"/>
                <table:data-pilot-member table:name="0.040846347808838" table:display="true" table:show-details="true"/>
                <table:data-pilot-member table:name="0.04149055480957" table:display="true" table:show-details="true"/>
                <table:data-pilot-member table:name="0.041554689407349" table:display="true" table:show-details="true"/>
                <table:data-pilot-member table:name="0.042496204376221" table:display="true" table:show-details="true"/>
                <table:data-pilot-member table:name="0.042525053024292" table:display="true" table:show-details="true"/>
                <table:data-pilot-member table:name="0.042527437210083" table:display="true" table:show-details="true"/>
                <table:data-pilot-member table:name="0.042633771896362" table:display="true" table:show-details="true"/>
                <table:data-pilot-member table:name="0.042651891708374" table:display="true" table:show-details="true"/>
                <table:data-pilot-member table:name="0.042762994766235" table:display="true" table:show-details="true"/>
                <table:data-pilot-member table:name="0.042819023132324" table:display="true" table:show-details="true"/>
                <table:data-pilot-member table:name="0.042864561080933" table:display="true" table:show-details="true"/>
                <table:data-pilot-member table:name="0.042958498001099" table:display="true" table:show-details="true"/>
                <table:data-pilot-member table:name="0.042999982833862" table:display="true" table:show-details="true"/>
                <table:data-pilot-member table:name="0.043167352676392" table:display="true" table:show-details="true"/>
                <table:data-pilot-member table:name="0.043371677398682" table:display="true" table:show-details="true"/>
                <table:data-pilot-member table:name="0.043380260467529" table:display="true" table:show-details="true"/>
                <table:data-pilot-member table:name="0.04338550567627" table:display="true" table:show-details="true"/>
                <table:data-pilot-member table:name="0.043442726135254" table:display="true" table:show-details="true"/>
                <table:data-pilot-member table:name="0.043522834777832" table:display="true" table:show-details="true"/>
                <table:data-pilot-member table:name="0.043648719787598" table:display="true" table:show-details="true"/>
                <table:data-pilot-member table:name="0.043700695037842" table:display="true" table:show-details="true"/>
                <table:data-pilot-member table:name="0.043747425079346" table:display="true" table:show-details="true"/>
                <table:data-pilot-member table:name="0.043749094009399" table:display="true" table:show-details="true"/>
                <table:data-pilot-member table:name="0.043769121170044" table:display="true" table:show-details="true"/>
                <table:data-pilot-member table:name="0.044077634811401" table:display="true" table:show-details="true"/>
                <table:data-pilot-member table:name="0.04409646987915" table:display="true" table:show-details="true"/>
                <table:data-pilot-member table:name="0.044131755828857" table:display="true" table:show-details="true"/>
                <table:data-pilot-member table:name="0.044371604919434" table:display="true" table:show-details="true"/>
                <table:data-pilot-member table:name="0.044443607330322" table:display="true" table:show-details="true"/>
                <table:data-pilot-member table:name="0.044642686843872" table:display="true" table:show-details="true"/>
                <table:data-pilot-member table:name="0.044664144515991" table:display="true" table:show-details="true"/>
                <table:data-pilot-member table:name="0.044676065444946" table:display="true" table:show-details="true"/>
                <table:data-pilot-member table:name="0.044785499572754" table:display="true" table:show-details="true"/>
                <table:data-pilot-member table:name="0.04478907585144" table:display="true" table:show-details="true"/>
                <table:data-pilot-member table:name="0.044951677322388" table:display="true" table:show-details="true"/>
                <table:data-pilot-member table:name="0.045075178146362" table:display="true" table:show-details="true"/>
                <table:data-pilot-member table:name="0.045351505279541" table:display="true" table:show-details="true"/>
                <table:data-pilot-member table:name="0.045440435409546" table:display="true" table:show-details="true"/>
                <table:data-pilot-member table:name="0.045499086380005" table:display="true" table:show-details="true"/>
                <table:data-pilot-member table:name="0.045603036880493" table:display="true" table:show-details="true"/>
                <table:data-pilot-member table:name="0.045613765716553" table:display="true" table:show-details="true"/>
                <table:data-pilot-member table:name="0.045671939849854" table:display="true" table:show-details="true"/>
                <table:data-pilot-member table:name="0.04567551612854" table:display="true" table:show-details="true"/>
                <table:data-pilot-member table:name="0.045684337615967" table:display="true" table:show-details="true"/>
                <table:data-pilot-member table:name="0.045732498168945" table:display="true" table:show-details="true"/>
                <table:data-pilot-member table:name="0.04576587677002" table:display="true" table:show-details="true"/>
                <table:data-pilot-member table:name="0.045888185501099" table:display="true" table:show-details="true"/>
                <table:data-pilot-member table:name="0.045943975448608" table:display="true" table:show-details="true"/>
                <table:data-pilot-member table:name="0.045981645584107" table:display="true" table:show-details="true"/>
                <table:data-pilot-member table:name="0.046054601669312" table:display="true" table:show-details="true"/>
                <table:data-pilot-member table:name="0.046193599700928" table:display="true" table:show-details="true"/>
                <table:data-pilot-member table:name="0.046258926391602" table:display="true" table:show-details="true"/>
                <table:data-pilot-member table:name="0.046309947967529" table:display="true" table:show-details="true"/>
                <table:data-pilot-member table:name="0.046332597732544" table:display="true" table:show-details="true"/>
                <table:data-pilot-member table:name="0.046348810195923" table:display="true" table:show-details="true"/>
                <table:data-pilot-member table:name="0.046362400054932" table:display="true" table:show-details="true"/>
                <table:data-pilot-member table:name="0.046391725540161" table:display="true" table:show-details="true"/>
                <table:data-pilot-member table:name="0.046434164047241" table:display="true" table:show-details="true"/>
                <table:data-pilot-member table:name="0.046437978744507" table:display="true" table:show-details="true"/>
                <table:data-pilot-member table:name="0.046475648880005" table:display="true" table:show-details="true"/>
                <table:data-pilot-member table:name="0.046478748321533" table:display="true" table:show-details="true"/>
                <table:data-pilot-member table:name="0.046503067016602" table:display="true" table:show-details="true"/>
                <table:data-pilot-member table:name="0.046531200408936" table:display="true" table:show-details="true"/>
                <table:data-pilot-member table:name="0.046569585800171" table:display="true" table:show-details="true"/>
                <table:data-pilot-member table:name="0.046600341796875" table:display="true" table:show-details="true"/>
                <table:data-pilot-member table:name="0.046624183654785" table:display="true" table:show-details="true"/>
                <table:data-pilot-member table:name="0.046835422515869" table:display="true" table:show-details="true"/>
                <table:data-pilot-member table:name="0.046867370605469" table:display="true" table:show-details="true"/>
                <table:data-pilot-member table:name="0.046874523162842" table:display="true" table:show-details="true"/>
                <table:data-pilot-member table:name="0.046907663345337" table:display="true" table:show-details="true"/>
                <table:data-pilot-member table:name="0.046933650970459" table:display="true" table:show-details="true"/>
                <table:data-pilot-member table:name="0.046942472457886" table:display="true" table:show-details="true"/>
                <table:data-pilot-member table:name="0.046980619430542" table:display="true" table:show-details="true"/>
                <table:data-pilot-member table:name="0.046995162963867" table:display="true" table:show-details="true"/>
                <table:data-pilot-member table:name="0.047024726867676" table:display="true" table:show-details="true"/>
                <table:data-pilot-member table:name="0.047027826309204" table:display="true" table:show-details="true"/>
                <table:data-pilot-member table:name="0.047050952911377" table:display="true" table:show-details="true"/>
                <table:data-pilot-member table:name="0.047067642211914" table:display="true" table:show-details="true"/>
                <table:data-pilot-member table:name="0.047086000442505" table:display="true" table:show-details="true"/>
                <table:data-pilot-member table:name="0.047118186950684" table:display="true" table:show-details="true"/>
                <table:data-pilot-member table:name="0.04723858833313" table:display="true" table:show-details="true"/>
                <table:data-pilot-member table:name="0.047272443771362" table:display="true" table:show-details="true"/>
                <table:data-pilot-member table:name="0.047283887863159" table:display="true" table:show-details="true"/>
                <table:data-pilot-member table:name="0.047475337982178" table:display="true" table:show-details="true"/>
                <table:data-pilot-member table:name="0.047483682632446" table:display="true" table:show-details="true"/>
                <table:data-pilot-member table:name="0.047488451004028" table:display="true" table:show-details="true"/>
                <table:data-pilot-member table:name="0.047622680664063" table:display="true" table:show-details="true"/>
                <table:data-pilot-member table:name="0.047623872756958" table:display="true" table:show-details="true"/>
                <table:data-pilot-member table:name="0.047799348831177" table:display="true" table:show-details="true"/>
                <table:data-pilot-member table:name="0.047814130783081" table:display="true" table:show-details="true"/>
                <table:data-pilot-member table:name="0.047826766967773" table:display="true" table:show-details="true"/>
                <table:data-pilot-member table:name="0.047947645187378" table:display="true" table:show-details="true"/>
                <table:data-pilot-member table:name="0.048017263412476" table:display="true" table:show-details="true"/>
                <table:data-pilot-member table:name="0.048036336898804" table:display="true" table:show-details="true"/>
                <table:data-pilot-member table:name="0.048119306564331" table:display="true" table:show-details="true"/>
                <table:data-pilot-member table:name="0.04832649230957" table:display="true" table:show-details="true"/>
                <table:data-pilot-member table:name="0.048468589782715" table:display="true" table:show-details="true"/>
                <table:data-pilot-member table:name="0.048480987548828" table:display="true" table:show-details="true"/>
                <table:data-pilot-member table:name="0.048691272735596" table:display="true" table:show-details="true"/>
                <table:data-pilot-member table:name="0.048962593078613" table:display="true" table:show-details="true"/>
                <table:data-pilot-member table:name="0.04900050163269" table:display="true" table:show-details="true"/>
                <table:data-pilot-member table:name="0.04908013343811" table:display="true" table:show-details="true"/>
                <table:data-pilot-member table:name="0.049160480499268" table:display="true" table:show-details="true"/>
                <table:data-pilot-member table:name="0.049354553222656" table:display="true" table:show-details="true"/>
                <table:data-pilot-member table:name="0.049917697906494" table:display="true" table:show-details="true"/>
                <table:data-pilot-member table:name="0.050585508346558" table:display="true" table:show-details="true"/>
                <table:data-pilot-member table:name="0.05913519859314" table:display="true" table:show-details="true"/>
                <table:data-pilot-member table:name="0.059804916381836" table:display="true" table:show-details="true"/>
                <table:data-pilot-member table:name="0.066652059555054" table:display="true" table:show-details="true"/>
                <table:data-pilot-member table:name="0.06889533996582" table:display="true" table:show-details="true"/>
                <table:data-pilot-member table:name="0.115505933761597" table:display="true" table:show-details="true"/>
                <table:data-pilot-member table:name="0.115732431411743" table:display="true" table:show-details="true"/>
                <table:data-pilot-member table:name="0.116661071777344" table:display="true" table:show-details="true"/>
                <table:data-pilot-member table:name="0.116735219955444" table:display="true" table:show-details="true"/>
                <table:data-pilot-member table:name="0.116932392120361" table:display="true" table:show-details="true"/>
                <table:data-pilot-member table:name="0.116935253143311" table:display="true" table:show-details="true"/>
                <table:data-pilot-member table:name="0.117128372192383" table:display="true" table:show-details="true"/>
                <table:data-pilot-member table:name="0.11737585067749" table:display="true" table:show-details="true"/>
                <table:data-pilot-member table:name="0.117475271224976" table:display="true" table:show-details="true"/>
                <table:data-pilot-member table:name="0.117717742919922" table:display="true" table:show-details="true"/>
                <table:data-pilot-member table:name="0.117913007736206" table:display="true" table:show-details="true"/>
                <table:data-pilot-member table:name="0.117982625961304" table:display="true" table:show-details="true"/>
                <table:data-pilot-member table:name="0.118013381958008" table:display="true" table:show-details="true"/>
                <table:data-pilot-member table:name="0.118275880813599" table:display="true" table:show-details="true"/>
                <table:data-pilot-member table:name="0.118307590484619" table:display="true" table:show-details="true"/>
                <table:data-pilot-member table:name="0.118586778640747" table:display="true" table:show-details="true"/>
                <table:data-pilot-member table:name="0.11888599395752" table:display="true" table:show-details="true"/>
                <table:data-pilot-member table:name="0.119017362594605" table:display="true" table:show-details="true"/>
                <table:data-pilot-member table:name="0.119467496871948" table:display="true" table:show-details="true"/>
                <table:data-pilot-member table:name="0.119525909423828" table:display="true" table:show-details="true"/>
                <table:data-pilot-member table:name="0.119570970535278" table:display="true" table:show-details="true"/>
                <table:data-pilot-member table:name="0.119574785232544" table:display="true" table:show-details="true"/>
                <table:data-pilot-member table:name="0.119869232177734" table:display="true" table:show-details="true"/>
                <table:data-pilot-member table:name="0.119895219802856" table:display="true" table:show-details="true"/>
                <table:data-pilot-member table:name="0.119967222213745" table:display="true" table:show-details="true"/>
                <table:data-pilot-member table:name="0.120044469833374" table:display="true" table:show-details="true"/>
                <table:data-pilot-member table:name="0.120130300521851" table:display="true" table:show-details="true"/>
                <table:data-pilot-member table:name="0.120194911956787" table:display="true" table:show-details="true"/>
                <table:data-pilot-member table:name="0.120252132415771" table:display="true" table:show-details="true"/>
                <table:data-pilot-member table:name="0.120396375656128" table:display="true" table:show-details="true"/>
                <table:data-pilot-member table:name="0.120447635650635" table:display="true" table:show-details="true"/>
                <table:data-pilot-member table:name="0.120561599731445" table:display="true" table:show-details="true"/>
                <table:data-pilot-member table:name="0.120632648468018" table:display="true" table:show-details="true"/>
                <table:data-pilot-member table:name="0.120639801025391" table:display="true" table:show-details="true"/>
                <table:data-pilot-member table:name="0.120677471160889" table:display="true" table:show-details="true"/>
                <table:data-pilot-member table:name="0.120797872543335" table:display="true" table:show-details="true"/>
                <table:data-pilot-member table:name="0.12081241607666" table:display="true" table:show-details="true"/>
                <table:data-pilot-member table:name="0.121039390563965" table:display="true" table:show-details="true"/>
                <table:data-pilot-member table:name="0.121268272399902" table:display="true" table:show-details="true"/>
                <table:data-pilot-member table:name="0.121467590332031" table:display="true" table:show-details="true"/>
                <table:data-pilot-member table:name="0.122641563415527" table:display="true" table:show-details="true"/>
                <table:data-pilot-member table:name="0.122726678848267" table:display="true" table:show-details="true"/>
                <table:data-pilot-member table:name="0.122875928878784" table:display="true" table:show-details="true"/>
                <table:data-pilot-member table:name="0.123034000396729" table:display="true" table:show-details="true"/>
                <table:data-pilot-member table:name="0.123221158981323" table:display="true" table:show-details="true"/>
                <table:data-pilot-member table:name="0.123277902603149" table:display="true" table:show-details="true"/>
                <table:data-pilot-member table:name="0.123395204544067" table:display="true" table:show-details="true"/>
                <table:data-pilot-member table:name="0.123828887939453" table:display="true" table:show-details="true"/>
                <table:data-pilot-member table:name="0.124271869659424" table:display="true" table:show-details="true"/>
                <table:data-pilot-member table:name="0.124529600143433" table:display="true" table:show-details="true"/>
                <table:data-pilot-member table:name="0.12457537651062" table:display="true" table:show-details="true"/>
                <table:data-pilot-member table:name="0.124711275100708" table:display="true" table:show-details="true"/>
                <table:data-pilot-member table:name="0.124733209609985" table:display="true" table:show-details="true"/>
                <table:data-pilot-member table:name="0.124921798706055" table:display="true" table:show-details="true"/>
                <table:data-pilot-member table:name="0.124958038330078" table:display="true" table:show-details="true"/>
                <table:data-pilot-member table:name="0.125256299972534" table:display="true" table:show-details="true"/>
                <table:data-pilot-member table:name="0.125613689422607" table:display="true" table:show-details="true"/>
                <table:data-pilot-member table:name="0.126448392868042" table:display="true" table:show-details="true"/>
                <table:data-pilot-member table:name="0.126453876495361" table:display="true" table:show-details="true"/>
                <table:data-pilot-member table:name="0.126734733581543" table:display="true" table:show-details="true"/>
                <table:data-pilot-member table:name="0.126815795898438" table:display="true" table:show-details="true"/>
                <table:data-pilot-member table:name="0.126873970031738" table:display="true" table:show-details="true"/>
                <table:data-pilot-member table:name="0.126894950866699" table:display="true" table:show-details="true"/>
                <table:data-pilot-member table:name="0.126918315887451" table:display="true" table:show-details="true"/>
                <table:data-pilot-member table:name="0.12695050239563" table:display="true" table:show-details="true"/>
                <table:data-pilot-member table:name="0.126964569091797" table:display="true" table:show-details="true"/>
                <table:data-pilot-member table:name="0.126997947692871" table:display="true" table:show-details="true"/>
                <table:data-pilot-member table:name="0.127129077911377" table:display="true" table:show-details="true"/>
                <table:data-pilot-member table:name="0.127132177352905" table:display="true" table:show-details="true"/>
                <table:data-pilot-member table:name="0.127327442169189" table:display="true" table:show-details="true"/>
                <table:data-pilot-member table:name="0.127327680587769" table:display="true" table:show-details="true"/>
                <table:data-pilot-member table:name="0.127581119537354" table:display="true" table:show-details="true"/>
                <table:data-pilot-member table:name="0.127587080001831" table:display="true" table:show-details="true"/>
                <table:data-pilot-member table:name="0.12759280204773" table:display="true" table:show-details="true"/>
                <table:data-pilot-member table:name="0.127666711807251" table:display="true" table:show-details="true"/>
                <table:data-pilot-member table:name="0.127702474594116" table:display="true" table:show-details="true"/>
                <table:data-pilot-member table:name="0.128090143203735" table:display="true" table:show-details="true"/>
                <table:data-pilot-member table:name="0.128109931945801" table:display="true" table:show-details="true"/>
                <table:data-pilot-member table:name="0.128234386444092" table:display="true" table:show-details="true"/>
                <table:data-pilot-member table:name="0.128599405288696" table:display="true" table:show-details="true"/>
                <table:data-pilot-member table:name="0.128645658493042" table:display="true" table:show-details="true"/>
                <table:data-pilot-member table:name="0.128653764724731" table:display="true" table:show-details="true"/>
                <table:data-pilot-member table:name="0.12866735458374" table:display="true" table:show-details="true"/>
                <table:data-pilot-member table:name="0.129256010055542" table:display="true" table:show-details="true"/>
                <table:data-pilot-member table:name="0.129728078842163" table:display="true" table:show-details="true"/>
                <table:data-pilot-member table:name="0.1297447681427" table:display="true" table:show-details="true"/>
                <table:data-pilot-member table:name="0.130178928375244" table:display="true" table:show-details="true"/>
                <table:data-pilot-member table:name="0.130437135696411" table:display="true" table:show-details="true"/>
                <table:data-pilot-member table:name="0.131584644317627" table:display="true" table:show-details="true"/>
                <table:data-pilot-member table:name="0.133535385131836" table:display="true" table:show-details="true"/>
                <table:data-pilot-member table:name="0.133538007736206" table:display="true" table:show-details="true"/>
                <table:data-pilot-member table:name="0.133900880813599" table:display="true" table:show-details="true"/>
                <table:data-pilot-member table:name="0.134315252304077" table:display="true" table:show-details="true"/>
                <table:data-pilot-member table:name="0.134564876556396" table:display="true" table:show-details="true"/>
                <table:data-pilot-member table:name="0.135700702667236" table:display="true" table:show-details="true"/>
                <table:data-pilot-member table:name="0.135840892791748" table:display="true" table:show-details="true"/>
                <table:data-pilot-member table:name="0.136340618133545" table:display="true" table:show-details="true"/>
                <table:data-pilot-member table:name="0.136396884918213" table:display="true" table:show-details="true"/>
                <table:data-pilot-member table:name="0.136487245559692" table:display="true" table:show-details="true"/>
                <table:data-pilot-member table:name="0.13789963722229" table:display="true" table:show-details="true"/>
                <table:data-pilot-member table:name="0.139237642288208" table:display="true" table:show-details="true"/>
                <table:data-pilot-member table:name="0.139320135116577" table:display="true" table:show-details="true"/>
                <table:data-pilot-member table:name="0.139641761779785" table:display="true" table:show-details="true"/>
                <table:data-pilot-member table:name="0.139670848846436" table:display="true" table:show-details="true"/>
                <table:data-pilot-member table:name="0.139737606048584" table:display="true" table:show-details="true"/>
                <table:data-pilot-member table:name="0.139776229858398" table:display="true" table:show-details="true"/>
                <table:data-pilot-member table:name="0.139878034591675" table:display="true" table:show-details="true"/>
                <table:data-pilot-member table:name="0.14004373550415" table:display="true" table:show-details="true"/>
                <table:data-pilot-member table:name="0.140050411224365" table:display="true" table:show-details="true"/>
                <table:data-pilot-member table:name="0.140082836151123" table:display="true" table:show-details="true"/>
                <table:data-pilot-member table:name="0.140090465545654" table:display="true" table:show-details="true"/>
                <table:data-pilot-member table:name="0.140204429626465" table:display="true" table:show-details="true"/>
                <table:data-pilot-member table:name="0.140487909317017" table:display="true" table:show-details="true"/>
                <table:data-pilot-member table:name="0.140594005584717" table:display="true" table:show-details="true"/>
                <table:data-pilot-member table:name="0.140598297119141" table:display="true" table:show-details="true"/>
                <table:data-pilot-member table:name="0.140686273574829" table:display="true" table:show-details="true"/>
                <table:data-pilot-member table:name="0.140714168548584" table:display="true" table:show-details="true"/>
                <table:data-pilot-member table:name="0.140815258026123" table:display="true" table:show-details="true"/>
                <table:data-pilot-member table:name="0.140855550765991" table:display="true" table:show-details="true"/>
                <table:data-pilot-member table:name="0.140959739685059" table:display="true" table:show-details="true"/>
                <table:data-pilot-member table:name="0.141076326370239" table:display="true" table:show-details="true"/>
                <table:data-pilot-member table:name="0.141246318817139" table:display="true" table:show-details="true"/>
                <table:data-pilot-member table:name="0.141594648361206" table:display="true" table:show-details="true"/>
                <table:data-pilot-member table:name="0.141837120056152" table:display="true" table:show-details="true"/>
                <table:data-pilot-member table:name="0.141895532608032" table:display="true" table:show-details="true"/>
                <table:data-pilot-member table:name="0.141917943954468" table:display="true" table:show-details="true"/>
                <table:data-pilot-member table:name="0.141958713531494" table:display="true" table:show-details="true"/>
                <table:data-pilot-member table:name="0.141989469528198" table:display="true" table:show-details="true"/>
                <table:data-pilot-member table:name="0.14201021194458" table:display="true" table:show-details="true"/>
                <table:data-pilot-member table:name="0.142184734344482" table:display="true" table:show-details="true"/>
                <table:data-pilot-member table:name="0.14224648475647" table:display="true" table:show-details="true"/>
                <table:data-pilot-member table:name="0.142367601394653" table:display="true" table:show-details="true"/>
                <table:data-pilot-member table:name="0.142422199249268" table:display="true" table:show-details="true"/>
                <table:data-pilot-member table:name="0.142517805099487" table:display="true" table:show-details="true"/>
                <table:data-pilot-member table:name="0.142524003982544" table:display="true" table:show-details="true"/>
                <table:data-pilot-member table:name="0.14258074760437" table:display="true" table:show-details="true"/>
                <table:data-pilot-member table:name="0.1426682472229" table:display="true" table:show-details="true"/>
                <table:data-pilot-member table:name="0.142673969268799" table:display="true" table:show-details="true"/>
                <table:data-pilot-member table:name="0.142692089080811" table:display="true" table:show-details="true"/>
                <table:data-pilot-member table:name="0.142815351486206" table:display="true" table:show-details="true"/>
                <table:data-pilot-member table:name="0.142896890640259" table:display="true" table:show-details="true"/>
                <table:data-pilot-member table:name="0.14297890663147" table:display="true" table:show-details="true"/>
                <table:data-pilot-member table:name="0.142983198165894" table:display="true" table:show-details="true"/>
                <table:data-pilot-member table:name="0.143043518066406" table:display="true" table:show-details="true"/>
                <table:data-pilot-member table:name="0.143062591552734" table:display="true" table:show-details="true"/>
                <table:data-pilot-member table:name="0.143179893493652" table:display="true" table:show-details="true"/>
                <table:data-pilot-member table:name="0.143231630325317" table:display="true" table:show-details="true"/>
                <table:data-pilot-member table:name="0.143287181854248" table:display="true" table:show-details="true"/>
                <table:data-pilot-member table:name="0.143389940261841" table:display="true" table:show-details="true"/>
                <table:data-pilot-member table:name="0.143396615982056" table:display="true" table:show-details="true"/>
                <table:data-pilot-member table:name="0.14349102973938" table:display="true" table:show-details="true"/>
                <table:data-pilot-member table:name="0.14353609085083" table:display="true" table:show-details="true"/>
                <table:data-pilot-member table:name="0.143584251403809" table:display="true" table:show-details="true"/>
                <table:data-pilot-member table:name="0.143762826919556" table:display="true" table:show-details="true"/>
                <table:data-pilot-member table:name="0.143903017044067" table:display="true" table:show-details="true"/>
                <table:data-pilot-member table:name="0.143957138061523" table:display="true" table:show-details="true"/>
                <table:data-pilot-member table:name="0.143970727920532" table:display="true" table:show-details="true"/>
                <table:data-pilot-member table:name="0.144023180007935" table:display="true" table:show-details="true"/>
                <table:data-pilot-member table:name="0.144064903259277" table:display="true" table:show-details="true"/>
                <table:data-pilot-member table:name="0.144111633300781" table:display="true" table:show-details="true"/>
                <table:data-pilot-member table:name="0.144230365753174" table:display="true" table:show-details="true"/>
                <table:data-pilot-member table:name="0.144231081008911" table:display="true" table:show-details="true"/>
                <table:data-pilot-member table:name="0.144275665283203" table:display="true" table:show-details="true"/>
                <table:data-pilot-member table:name="0.144428491592407" table:display="true" table:show-details="true"/>
                <table:data-pilot-member table:name="0.144445657730103" table:display="true" table:show-details="true"/>
                <table:data-pilot-member table:name="0.144487142562866" table:display="true" table:show-details="true"/>
                <table:data-pilot-member table:name="0.144507646560669" table:display="true" table:show-details="true"/>
                <table:data-pilot-member table:name="0.144668102264404" table:display="true" table:show-details="true"/>
                <table:data-pilot-member table:name="0.144726514816284" table:display="true" table:show-details="true"/>
                <table:data-pilot-member table:name="0.14475679397583" table:display="true" table:show-details="true"/>
                <table:data-pilot-member table:name="0.144763708114624" table:display="true" table:show-details="true"/>
                <table:data-pilot-member table:name="0.14495849609375" table:display="true" table:show-details="true"/>
                <table:data-pilot-member table:name="0.145019292831421" table:display="true" table:show-details="true"/>
                <table:data-pilot-member table:name="0.145106077194214" table:display="true" table:show-details="true"/>
                <table:data-pilot-member table:name="0.145238637924194" table:display="true" table:show-details="true"/>
                <table:data-pilot-member table:name="0.145256042480469" table:display="true" table:show-details="true"/>
                <table:data-pilot-member table:name="0.145256757736206" table:display="true" table:show-details="true"/>
                <table:data-pilot-member table:name="0.14529299736023" table:display="true" table:show-details="true"/>
                <table:data-pilot-member table:name="0.14535117149353" table:display="true" table:show-details="true"/>
                <table:data-pilot-member table:name="0.145390510559082" table:display="true" table:show-details="true"/>
                <table:data-pilot-member table:name="0.14539361000061" table:display="true" table:show-details="true"/>
                <table:data-pilot-member table:name="0.145436763763428" table:display="true" table:show-details="true"/>
                <table:data-pilot-member table:name="0.145506620407105" table:display="true" table:show-details="true"/>
                <table:data-pilot-member table:name="0.145534992218018" table:display="true" table:show-details="true"/>
                <table:data-pilot-member table:name="0.145682573318481" table:display="true" table:show-details="true"/>
                <table:data-pilot-member table:name="0.145878791809082" table:display="true" table:show-details="true"/>
                <table:data-pilot-member table:name="0.145915508270264" table:display="true" table:show-details="true"/>
                <table:data-pilot-member table:name="0.1460862159729" table:display="true" table:show-details="true"/>
                <table:data-pilot-member table:name="0.146557331085205" table:display="true" table:show-details="true"/>
                <table:data-pilot-member table:name="0.146797657012939" table:display="true" table:show-details="true"/>
                <table:data-pilot-member table:name="0.146960973739624" table:display="true" table:show-details="true"/>
                <table:data-pilot-member table:name="0.147036790847778" table:display="true" table:show-details="true"/>
                <table:data-pilot-member table:name="0.147078037261963" table:display="true" table:show-details="true"/>
                <table:data-pilot-member table:name="0.147136688232422" table:display="true" table:show-details="true"/>
                <table:data-pilot-member table:name="0.147609710693359" table:display="true" table:show-details="true"/>
                <table:data-pilot-member table:name="0.147676944732666" table:display="true" table:show-details="true"/>
                <table:data-pilot-member table:name="0.147699356079102" table:display="true" table:show-details="true"/>
                <table:data-pilot-member table:name="0.147825717926025" table:display="true" table:show-details="true"/>
                <table:data-pilot-member table:name="0.147985935211182" table:display="true" table:show-details="true"/>
                <table:data-pilot-member table:name="0.148032188415527" table:display="true" table:show-details="true"/>
                <table:data-pilot-member table:name="0.148096323013306" table:display="true" table:show-details="true"/>
                <table:data-pilot-member table:name="0.148123264312744" table:display="true" table:show-details="true"/>
                <table:data-pilot-member table:name="0.148560523986816" table:display="true" table:show-details="true"/>
                <table:data-pilot-member table:name="0.148591756820679" table:display="true" table:show-details="true"/>
                <table:data-pilot-member table:name="0.148624181747437" table:display="true" table:show-details="true"/>
                <table:data-pilot-member table:name="0.149214267730713" table:display="true" table:show-details="true"/>
                <table:data-pilot-member table:name="0.149239778518677" table:display="true" table:show-details="true"/>
                <table:data-pilot-member table:name="0.149380683898926" table:display="true" table:show-details="true"/>
                <table:data-pilot-member table:name="0.149622440338135" table:display="true" table:show-details="true"/>
                <table:data-pilot-member table:name="0.149791479110718" table:display="true" table:show-details="true"/>
                <table:data-pilot-member table:name="0.15007472038269" table:display="true" table:show-details="true"/>
                <table:data-pilot-member table:name="0.150578022003174" table:display="true" table:show-details="true"/>
                <table:data-pilot-member table:name="0.151226043701172" table:display="true" table:show-details="true"/>
                <table:data-pilot-member table:name="0.151595592498779" table:display="true" table:show-details="true"/>
                <table:data-pilot-member table:name="0.151655435562134" table:display="true" table:show-details="true"/>
                <table:data-pilot-member table:name="0.15173077583313" table:display="true" table:show-details="true"/>
                <table:data-pilot-member table:name="0.151869535446167" table:display="true" table:show-details="true"/>
                <table:data-pilot-member table:name="0.152931451797485" table:display="true" table:show-details="true"/>
                <table:data-pilot-member table:name="0.153534650802612" table:display="true" table:show-details="true"/>
                <table:data-pilot-member table:name="0.153732538223267" table:display="true" table:show-details="true"/>
                <table:data-pilot-member table:name="0.154110431671143" table:display="true" table:show-details="true"/>
                <table:data-pilot-member table:name="0.154406309127808" table:display="true" table:show-details="true"/>
                <table:data-pilot-member table:name="0.154595851898193" table:display="true" table:show-details="true"/>
                <table:data-pilot-member table:name="0.155158519744873" table:display="true" table:show-details="true"/>
                <table:data-pilot-member table:name="0.156436443328857" table:display="true" table:show-details="true"/>
                <table:data-pilot-member table:name="0.157431840896606" table:display="true" table:show-details="true"/>
                <table:data-pilot-member table:name="0.158428192138672" table:display="true" table:show-details="true"/>
                <table:data-pilot-member table:name="0.161825180053711" table:display="true" table:show-details="true"/>
                <table:data-pilot-member table:name="0.162856101989746" table:display="true" table:show-details="true"/>
                <table:data-pilot-member table:name="0.162986755371094" table:display="true" table:show-details="true"/>
                <table:data-pilot-member table:name="0.163016557693481" table:display="true" table:show-details="true"/>
                <table:data-pilot-member table:name="0.163430213928223" table:display="true" table:show-details="true"/>
                <table:data-pilot-member table:name="0.163730621337891" table:display="true" table:show-details="true"/>
                <table:data-pilot-member table:name="0.164114713668823" table:display="true" table:show-details="true"/>
                <table:data-pilot-member table:name="0.164692401885986" table:display="true" table:show-details="true"/>
                <table:data-pilot-member table:name="0.164902210235596" table:display="true" table:show-details="true"/>
                <table:data-pilot-member table:name="0.164918422698975" table:display="true" table:show-details="true"/>
                <table:data-pilot-member table:name="0.165636777877808" table:display="true" table:show-details="true"/>
                <table:data-pilot-member table:name="0.167362928390503" table:display="true" table:show-details="true"/>
                <table:data-pilot-member table:name="0.179161787033081" table:display="true" table:show-details="true"/>
                <table:data-pilot-member table:name="0.180232763290405" table:display="true" table:show-details="true"/>
                <table:data-pilot-member table:name="0.183129787445068" table:display="true" table:show-details="true"/>
                <table:data-pilot-member table:name="0.184670686721802" table:display="true" table:show-details="true"/>
                <table:data-pilot-member table:name="0.184719800949097" table:display="true" table:show-details="true"/>
                <table:data-pilot-member table:name="0.18510913848877" table:display="true" table:show-details="true"/>
                <table:data-pilot-member table:name="0.186998128890991" table:display="true" table:show-details="true"/>
                <table:data-pilot-member table:name="0.187074184417725" table:display="true" table:show-details="true"/>
                <table:data-pilot-member table:name="0.188925266265869" table:display="true" table:show-details="true"/>
                <table:data-pilot-member table:name="0.189394950866699" table:display="true" table:show-details="true"/>
                <table:data-pilot-member table:name="0.189617872238159" table:display="true" table:show-details="true"/>
                <table:data-pilot-member table:name="0.190180778503418" table:display="true" table:show-details="true"/>
                <table:data-pilot-member table:name="0.190450429916382" table:display="true" table:show-details="true"/>
                <table:data-pilot-member table:name="0.190994739532471" table:display="true" table:show-details="true"/>
                <table:data-pilot-member table:name="0.193169593811035" table:display="true" table:show-details="true"/>
                <table:data-pilot-member table:name="0.193219423294067" table:display="true" table:show-details="true"/>
                <table:data-pilot-member table:name="0.193344116210938" table:display="true" table:show-details="true"/>
                <table:data-pilot-member table:name="0.193391799926758" table:display="true" table:show-details="true"/>
                <table:data-pilot-member table:name="0.193426132202148" table:display="true" table:show-details="true"/>
                <table:data-pilot-member table:name="0.193671941757202" table:display="true" table:show-details="true"/>
                <table:data-pilot-member table:name="0.194012403488159" table:display="true" table:show-details="true"/>
                <table:data-pilot-member table:name="0.194169759750366" table:display="true" table:show-details="true"/>
                <table:data-pilot-member table:name="0.195289134979248" table:display="true" table:show-details="true"/>
                <table:data-pilot-member table:name="0.195346832275391" table:display="true" table:show-details="true"/>
                <table:data-pilot-member table:name="0.19546389579773" table:display="true" table:show-details="true"/>
                <table:data-pilot-member table:name="0.195690393447876" table:display="true" table:show-details="true"/>
                <table:data-pilot-member table:name="0.196142435073853" table:display="true" table:show-details="true"/>
                <table:data-pilot-member table:name="0.196369647979736" table:display="true" table:show-details="true"/>
                <table:data-pilot-member table:name="0.196453809738159" table:display="true" table:show-details="true"/>
                <table:data-pilot-member table:name="0.196640729904175" table:display="true" table:show-details="true"/>
                <table:data-pilot-member table:name="0.196725845336914" table:display="true" table:show-details="true"/>
                <table:data-pilot-member table:name="0.196890115737915" table:display="true" table:show-details="true"/>
                <table:data-pilot-member table:name="0.19719934463501" table:display="true" table:show-details="true"/>
                <table:data-pilot-member table:name="0.197587251663208" table:display="true" table:show-details="true"/>
                <table:data-pilot-member table:name="0.197830438613892" table:display="true" table:show-details="true"/>
                <table:data-pilot-member table:name="0.198479175567627" table:display="true" table:show-details="true"/>
                <table:data-pilot-member table:name="0.198493242263794" table:display="true" table:show-details="true"/>
                <table:data-pilot-member table:name="0.198519945144653" table:display="true" table:show-details="true"/>
                <table:data-pilot-member table:name="0.19854998588562" table:display="true" table:show-details="true"/>
                <table:data-pilot-member table:name="0.19935154914856" table:display="true" table:show-details="true"/>
                <table:data-pilot-member table:name="0.200829744338989" table:display="true" table:show-details="true"/>
                <table:data-pilot-member table:name="0.206194639205933" table:display="true" table:show-details="true"/>
                <table:data-pilot-member table:name="0.20716381072998" table:display="true" table:show-details="true"/>
                <table:data-pilot-member table:name="0.207421541213989" table:display="true" table:show-details="true"/>
                <table:data-pilot-member table:name="0.208388566970825" table:display="true" table:show-details="true"/>
                <table:data-pilot-member table:name="0.209086894989014" table:display="true" table:show-details="true"/>
                <table:data-pilot-member table:name="0.209271192550659" table:display="true" table:show-details="true"/>
                <table:data-pilot-member table:name="0.209383249282837" table:display="true" table:show-details="true"/>
                <table:data-pilot-member table:name="0.209979057312012" table:display="true" table:show-details="true"/>
                <table:data-pilot-member table:name="0.210012674331665" table:display="true" table:show-details="true"/>
                <table:data-pilot-member table:name="0.21007513999939" table:display="true" table:show-details="true"/>
                <table:data-pilot-member table:name="0.210279941558838" table:display="true" table:show-details="true"/>
                <table:data-pilot-member table:name="0.210440874099731" table:display="true" table:show-details="true"/>
                <table:data-pilot-member table:name="0.210527896881104" table:display="true" table:show-details="true"/>
                <table:data-pilot-member table:name="0.210960149765015" table:display="true" table:show-details="true"/>
                <table:data-pilot-member table:name="0.211086511611938" table:display="true" table:show-details="true"/>
                <table:data-pilot-member table:name="0.211145162582397" table:display="true" table:show-details="true"/>
                <table:data-pilot-member table:name="0.211193799972534" table:display="true" table:show-details="true"/>
                <table:data-pilot-member table:name="0.211220979690552" table:display="true" table:show-details="true"/>
                <table:data-pilot-member table:name="0.211842775344849" table:display="true" table:show-details="true"/>
                <table:data-pilot-member table:name="0.211864233016968" table:display="true" table:show-details="true"/>
                <table:data-pilot-member table:name="0.212020635604858" table:display="true" table:show-details="true"/>
                <table:data-pilot-member table:name="0.212049007415771" table:display="true" table:show-details="true"/>
                <table:data-pilot-member table:name="0.212275981903076" table:display="true" table:show-details="true"/>
                <table:data-pilot-member table:name="0.212733507156372" table:display="true" table:show-details="true"/>
                <table:data-pilot-member table:name="0.212876319885254" table:display="true" table:show-details="true"/>
                <table:data-pilot-member table:name="0.213096618652344" table:display="true" table:show-details="true"/>
                <table:data-pilot-member table:name="0.213238716125488" table:display="true" table:show-details="true"/>
                <table:data-pilot-member table:name="0.213556289672852" table:display="true" table:show-details="true"/>
                <table:data-pilot-member table:name="0.213697671890259" table:display="true" table:show-details="true"/>
                <table:data-pilot-member table:name="0.213698863983154" table:display="true" table:show-details="true"/>
                <table:data-pilot-member table:name="0.214068174362183" table:display="true" table:show-details="true"/>
                <table:data-pilot-member table:name="0.214078187942505" table:display="true" table:show-details="true"/>
                <table:data-pilot-member table:name="0.214115381240845" table:display="true" table:show-details="true"/>
                <table:data-pilot-member table:name="0.214212894439697" table:display="true" table:show-details="true"/>
                <table:data-pilot-member table:name="0.214259386062622" table:display="true" table:show-details="true"/>
                <table:data-pilot-member table:name="0.214323043823242" table:display="true" table:show-details="true"/>
                <table:data-pilot-member table:name="0.214400768280029" table:display="true" table:show-details="true"/>
                <table:data-pilot-member table:name="0.214543342590332" table:display="true" table:show-details="true"/>
                <table:data-pilot-member table:name="0.214694976806641" table:display="true" table:show-details="true"/>
                <table:data-pilot-member table:name="0.21474289894104" table:display="true" table:show-details="true"/>
                <table:data-pilot-member table:name="0.215116024017334" table:display="true" table:show-details="true"/>
                <table:data-pilot-member table:name="0.215269327163696" table:display="true" table:show-details="true"/>
                <table:data-pilot-member table:name="0.215288162231445" table:display="true" table:show-details="true"/>
                <table:data-pilot-member table:name="0.215463638305664" table:display="true" table:show-details="true"/>
                <table:data-pilot-member table:name="0.215615510940552" table:display="true" table:show-details="true"/>
                <table:data-pilot-member table:name="0.215880155563354" table:display="true" table:show-details="true"/>
                <table:data-pilot-member table:name="0.216275453567505" table:display="true" table:show-details="true"/>
                <table:data-pilot-member table:name="0.216317176818848" table:display="true" table:show-details="true"/>
                <table:data-pilot-member table:name="0.216433525085449" table:display="true" table:show-details="true"/>
                <table:data-pilot-member table:name="0.216494798660278" table:display="true" table:show-details="true"/>
                <table:data-pilot-member table:name="0.216723680496216" table:display="true" table:show-details="true"/>
                <table:data-pilot-member table:name="0.216780185699463" table:display="true" table:show-details="true"/>
                <table:data-pilot-member table:name="0.217105627059936" table:display="true" table:show-details="true"/>
                <table:data-pilot-member table:name="0.217283248901367" table:display="true" table:show-details="true"/>
                <table:data-pilot-member table:name="0.21736741065979" table:display="true" table:show-details="true"/>
                <table:data-pilot-member table:name="0.217390775680542" table:display="true" table:show-details="true"/>
                <table:data-pilot-member table:name="0.217406272888184" table:display="true" table:show-details="true"/>
                <table:data-pilot-member table:name="0.21772289276123" table:display="true" table:show-details="true"/>
                <table:data-pilot-member table:name="0.217924356460571" table:display="true" table:show-details="true"/>
                <table:data-pilot-member table:name="0.218030214309692" table:display="true" table:show-details="true"/>
                <table:data-pilot-member table:name="0.218188285827637" table:display="true" table:show-details="true"/>
                <table:data-pilot-member table:name="0.218313694000244" table:display="true" table:show-details="true"/>
                <table:data-pilot-member table:name="0.218320369720459" table:display="true" table:show-details="true"/>
                <table:data-pilot-member table:name="0.218513250350952" table:display="true" table:show-details="true"/>
                <table:data-pilot-member table:name="0.218734502792358" table:display="true" table:show-details="true"/>
                <table:data-pilot-member table:name="0.219385862350464" table:display="true" table:show-details="true"/>
                <table:data-pilot-member table:name="0.219450950622559" table:display="true" table:show-details="true"/>
                <table:data-pilot-member table:name="0.219614267349243" table:display="true" table:show-details="true"/>
                <table:data-pilot-member table:name="0.219706535339355" table:display="true" table:show-details="true"/>
                <table:data-pilot-member table:name="0.219869136810303" table:display="true" table:show-details="true"/>
                <table:data-pilot-member table:name="0.220363855361938" table:display="true" table:show-details="true"/>
                <table:data-pilot-member table:name="0.22072696685791" table:display="true" table:show-details="true"/>
                <table:data-pilot-member table:name="0.221042633056641" table:display="true" table:show-details="true"/>
                <table:data-pilot-member table:name="0.221365451812744" table:display="true" table:show-details="true"/>
                <table:data-pilot-member table:name="0.221438646316528" table:display="true" table:show-details="true"/>
                <table:data-pilot-member table:name="0.221638679504395" table:display="true" table:show-details="true"/>
                <table:data-pilot-member table:name="0.221915245056152" table:display="true" table:show-details="true"/>
                <table:data-pilot-member table:name="0.222222566604614" table:display="true" table:show-details="true"/>
                <table:data-pilot-member table:name="0.222285985946655" table:display="true" table:show-details="true"/>
                <table:data-pilot-member table:name="0.222655057907104" table:display="true" table:show-details="true"/>
                <table:data-pilot-member table:name="0.222751140594482" table:display="true" table:show-details="true"/>
                <table:data-pilot-member table:name="0.223173856735229" table:display="true" table:show-details="true"/>
                <table:data-pilot-member table:name="0.224165678024292" table:display="true" table:show-details="true"/>
                <table:data-pilot-member table:name="0.224172115325928" table:display="true" table:show-details="true"/>
                <table:data-pilot-member table:name="0.224445104598999" table:display="true" table:show-details="true"/>
                <table:data-pilot-member table:name="0.225040912628174" table:display="true" table:show-details="true"/>
                <table:data-pilot-member table:name="0.225549459457397" table:display="true" table:show-details="true"/>
                <table:data-pilot-member table:name="0.225964784622192" table:display="true" table:show-details="true"/>
                <table:data-pilot-member table:name="0.227380514144897" table:display="true" table:show-details="true"/>
                <table:data-pilot-member table:name="0.228053569793701" table:display="true" table:show-details="true"/>
                <table:data-pilot-member table:name="0.229437828063965" table:display="true" table:show-details="true"/>
                <table:data-pilot-member table:name="0.230121374130249" table:display="true" table:show-details="true"/>
                <table:data-pilot-member table:name="0.231237411499023" table:display="true" table:show-details="true"/>
                <table:data-pilot-member table:name="0.231241226196289" table:display="true" table:show-details="true"/>
                <table:data-pilot-member table:name="0.231432199478149" table:display="true" table:show-details="true"/>
                <table:data-pilot-member table:name="0.235214471817017" table:display="true" table:show-details="true"/>
                <table:data-pilot-member table:name="0.241145849227905" table:display="true" table:show-details="true"/>
                <table:data-pilot-member table:name="0.24405574798584" table:display="true" table:show-details="true"/>
                <table:data-pilot-member table:name="0.24650502204895" table:display="true" table:show-details="true"/>
                <table:data-pilot-member table:name="0.246626615524292" table:display="true" table:show-details="true"/>
                <table:data-pilot-member table:name="0.246672391891479" table:display="true" table:show-details="true"/>
                <table:data-pilot-member table:name="0.24674654006958" table:display="true" table:show-details="true"/>
                <table:data-pilot-member table:name="0.247138261795044" table:display="true" table:show-details="true"/>
                <table:data-pilot-member table:name="0.247343778610229" table:display="true" table:show-details="true"/>
                <table:data-pilot-member table:name="0.247657775878906" table:display="true" table:show-details="true"/>
                <table:data-pilot-member table:name="0.248579740524292" table:display="true" table:show-details="true"/>
                <table:data-pilot-member table:name="0.249024391174316" table:display="true" table:show-details="true"/>
                <table:data-pilot-member table:name="0.249383211135864" table:display="true" table:show-details="true"/>
                <table:data-pilot-member table:name="0.249623537063599" table:display="true" table:show-details="true"/>
                <table:data-pilot-member table:name="0.249683618545532" table:display="true" table:show-details="true"/>
                <table:data-pilot-member table:name="0.24984335899353" table:display="true" table:show-details="true"/>
                <table:data-pilot-member table:name="0.250027894973755" table:display="true" table:show-details="true"/>
                <table:data-pilot-member table:name="0.250512599945068" table:display="true" table:show-details="true"/>
                <table:data-pilot-member table:name="0.25065279006958" table:display="true" table:show-details="true"/>
                <table:data-pilot-member table:name="0.251458168029785" table:display="true" table:show-details="true"/>
                <table:data-pilot-member table:name="0.25166392326355" table:display="true" table:show-details="true"/>
                <table:data-pilot-member table:name="0.252137184143066" table:display="true" table:show-details="true"/>
                <table:data-pilot-member table:name="0.252483367919922" table:display="true" table:show-details="true"/>
                <table:data-pilot-member table:name="0.252501964569092" table:display="true" table:show-details="true"/>
                <table:data-pilot-member table:name="0.252556800842285" table:display="true" table:show-details="true"/>
                <table:data-pilot-member table:name="0.252671718597412" table:display="true" table:show-details="true"/>
                <table:data-pilot-member table:name="0.252805709838867" table:display="true" table:show-details="true"/>
                <table:data-pilot-member table:name="0.252832889556885" table:display="true" table:show-details="true"/>
                <table:data-pilot-member table:name="0.252901792526245" table:display="true" table:show-details="true"/>
                <table:data-pilot-member table:name="0.25346851348877" table:display="true" table:show-details="true"/>
                <table:data-pilot-member table:name="0.253865480422974" table:display="true" table:show-details="true"/>
                <table:data-pilot-member table:name="0.254101514816284" table:display="true" table:show-details="true"/>
                <table:data-pilot-member table:name="0.254218578338623" table:display="true" table:show-details="true"/>
                <table:data-pilot-member table:name="0.25428581237793" table:display="true" table:show-details="true"/>
                <table:data-pilot-member table:name="0.254692316055298" table:display="true" table:show-details="true"/>
                <table:data-pilot-member table:name="0.254942893981934" table:display="true" table:show-details="true"/>
                <table:data-pilot-member table:name="0.2550208568573" table:display="true" table:show-details="true"/>
                <table:data-pilot-member table:name="0.255248546600342" table:display="true" table:show-details="true"/>
                <table:data-pilot-member table:name="0.255368709564209" table:display="true" table:show-details="true"/>
                <table:data-pilot-member table:name="0.257337808609009" table:display="true" table:show-details="true"/>
                <table:data-pilot-member table:name="0.257767915725708" table:display="true" table:show-details="true"/>
                <table:data-pilot-member table:name="0.258081912994385" table:display="true" table:show-details="true"/>
                <table:data-pilot-member table:name="0.258123159408569" table:display="true" table:show-details="true"/>
                <table:data-pilot-member table:name="0.258838653564453" table:display="true" table:show-details="true"/>
                <table:data-pilot-member table:name="0.258944988250732" table:display="true" table:show-details="true"/>
                <table:data-pilot-member table:name="0.258945465087891" table:display="true" table:show-details="true"/>
                <table:data-pilot-member table:name="0.258970975875854" table:display="true" table:show-details="true"/>
                <table:data-pilot-member table:name="0.259204626083374" table:display="true" table:show-details="true"/>
                <table:data-pilot-member table:name="0.26031494140625" table:display="true" table:show-details="true"/>
                <table:data-pilot-member table:name="0.260736703872681" table:display="true" table:show-details="true"/>
                <table:data-pilot-member table:name="0.262055158615112" table:display="true" table:show-details="true"/>
                <table:data-pilot-member table:name="0.262233734130859" table:display="true" table:show-details="true"/>
                <table:data-pilot-member table:name="0.263170003890991" table:display="true" table:show-details="true"/>
                <table:data-pilot-member table:name="0.264126777648926" table:display="true" table:show-details="true"/>
                <table:data-pilot-member table:name="0.264183759689331" table:display="true" table:show-details="true"/>
                <table:data-pilot-member table:name="0.265101909637451" table:display="true" table:show-details="true"/>
                <table:data-pilot-member table:name="0.265352964401245" table:display="true" table:show-details="true"/>
                <table:data-pilot-member table:name="0.265396118164062" table:display="true" table:show-details="true"/>
                <table:data-pilot-member table:name="0.266302824020386" table:display="true" table:show-details="true"/>
                <table:data-pilot-member table:name="0.267624616622925" table:display="true" table:show-details="true"/>
                <table:data-pilot-member table:name="0.267826795578003" table:display="true" table:show-details="true"/>
                <table:data-pilot-member table:name="0.269660472869873" table:display="true" table:show-details="true"/>
                <table:data-pilot-member table:name="0.2698655128479" table:display="true" table:show-details="true"/>
                <table:data-pilot-member table:name="0.269977807998657" table:display="true" table:show-details="true"/>
                <table:data-pilot-member table:name="0.270046472549438" table:display="true" table:show-details="true"/>
                <table:data-pilot-member table:name="0.270644903182983" table:display="true" table:show-details="true"/>
                <table:data-pilot-member table:name="0.270867586135864" table:display="true" table:show-details="true"/>
                <table:data-pilot-member table:name="0.270920515060425" table:display="true" table:show-details="true"/>
                <table:data-pilot-member table:name="0.271059036254883" table:display="true" table:show-details="true"/>
                <table:data-pilot-member table:name="0.272285223007202" table:display="true" table:show-details="true"/>
                <table:data-pilot-member table:name="0.272457122802734" table:display="true" table:show-details="true"/>
                <table:data-pilot-member table:name="0.272830009460449" table:display="true" table:show-details="true"/>
                <table:data-pilot-member table:name="0.273103713989258" table:display="true" table:show-details="true"/>
                <table:data-pilot-member table:name="0.274278402328491" table:display="true" table:show-details="true"/>
                <table:data-pilot-member table:name="0.274604797363281" table:display="true" table:show-details="true"/>
                <table:data-pilot-member table:name="0.275005578994751" table:display="true" table:show-details="true"/>
                <table:data-pilot-member table:name="0.275108337402344" table:display="true" table:show-details="true"/>
                <table:data-pilot-member table:name="0.275611400604248" table:display="true" table:show-details="true"/>
                <table:data-pilot-member table:name="0.275936603546143" table:display="true" table:show-details="true"/>
                <table:data-pilot-member table:name="0.27634859085083" table:display="true" table:show-details="true"/>
                <table:data-pilot-member table:name="0.276735305786133" table:display="true" table:show-details="true"/>
                <table:data-pilot-member table:name="0.276788949966431" table:display="true" table:show-details="true"/>
                <table:data-pilot-member table:name="0.278014898300171" table:display="true" table:show-details="true"/>
                <table:data-pilot-member table:name="0.279450416564941" table:display="true" table:show-details="true"/>
                <table:data-pilot-member table:name="0.279689073562622" table:display="true" table:show-details="true"/>
                <table:data-pilot-member table:name="0.281184673309326" table:display="true" table:show-details="true"/>
                <table:data-pilot-member table:name="0.28155517578125" table:display="true" table:show-details="true"/>
                <table:data-pilot-member table:name="0.284332275390625" table:display="true" table:show-details="true"/>
                <table:data-pilot-member table:name="0.285536289215088" table:display="true" table:show-details="true"/>
                <table:data-pilot-member table:name="0.286081790924072" table:display="true" table:show-details="true"/>
                <table:data-pilot-member table:name="0.286343336105347" table:display="true" table:show-details="true"/>
                <table:data-pilot-member table:name="0.286840438842773" table:display="true" table:show-details="true"/>
                <table:data-pilot-member table:name="0.288050651550293" table:display="true" table:show-details="true"/>
                <table:data-pilot-member table:name="0.289818048477173" table:display="true" table:show-details="true"/>
                <table:data-pilot-member table:name="0.290579795837402" table:display="true" table:show-details="true"/>
                <table:data-pilot-member table:name="0.291679382324219" table:display="true" table:show-details="true"/>
                <table:data-pilot-member table:name="0.292154550552368" table:display="true" table:show-details="true"/>
                <table:data-pilot-member table:name="0.29330587387085" table:display="true" table:show-details="true"/>
                <table:data-pilot-member table:name="0.293524980545044" table:display="true" table:show-details="true"/>
                <table:data-pilot-member table:name="0.2944655418396" table:display="true" table:show-details="true"/>
                <table:data-pilot-member table:name="0.295692205429077" table:display="true" table:show-details="true"/>
                <table:data-pilot-member table:name="0.295875310897827" table:display="true" table:show-details="true"/>
                <table:data-pilot-member table:name="0.296756267547607" table:display="true" table:show-details="true"/>
                <table:data-pilot-member table:name="0.29762077331543" table:display="true" table:show-details="true"/>
                <table:data-pilot-member table:name="0.29768967628479" table:display="true" table:show-details="true"/>
                <table:data-pilot-member table:name="0.299025535583496" table:display="true" table:show-details="true"/>
                <table:data-pilot-member table:name="0.299055099487305" table:display="true" table:show-details="true"/>
                <table:data-pilot-member table:name="0.299718618392944" table:display="true" table:show-details="true"/>
                <table:data-pilot-member table:name="0.299911260604858" table:display="true" table:show-details="true"/>
                <table:data-pilot-member table:name="0.30042028427124" table:display="true" table:show-details="true"/>
                <table:data-pilot-member table:name="0.301363706588745" table:display="true" table:show-details="true"/>
                <table:data-pilot-member table:name="0.302089929580688" table:display="true" table:show-details="true"/>
                <table:data-pilot-member table:name="0.302143335342407" table:display="true" table:show-details="true"/>
                <table:data-pilot-member table:name="0.302229642868042" table:display="true" table:show-details="true"/>
                <table:data-pilot-member table:name="0.302257061004639" table:display="true" table:show-details="true"/>
                <table:data-pilot-member table:name="0.3029944896698" table:display="true" table:show-details="true"/>
                <table:data-pilot-member table:name="0.303603887557983" table:display="true" table:show-details="true"/>
                <table:data-pilot-member table:name="0.303922414779663" table:display="true" table:show-details="true"/>
                <table:data-pilot-member table:name="0.304566144943237" table:display="true" table:show-details="true"/>
                <table:data-pilot-member table:name="0.304593563079834" table:display="true" table:show-details="true"/>
                <table:data-pilot-member table:name="0.304664373397827" table:display="true" table:show-details="true"/>
                <table:data-pilot-member table:name="0.304821729660034" table:display="true" table:show-details="true"/>
                <table:data-pilot-member table:name="0.304823637008667" table:display="true" table:show-details="true"/>
                <table:data-pilot-member table:name="0.30513334274292" table:display="true" table:show-details="true"/>
                <table:data-pilot-member table:name="0.305179119110107" table:display="true" table:show-details="true"/>
                <table:data-pilot-member table:name="0.305570602416992" table:display="true" table:show-details="true"/>
                <table:data-pilot-member table:name="0.306187391281128" table:display="true" table:show-details="true"/>
                <table:data-pilot-member table:name="0.306303977966309" table:display="true" table:show-details="true"/>
                <table:data-pilot-member table:name="0.306316137313843" table:display="true" table:show-details="true"/>
                <table:data-pilot-member table:name="0.306663990020752" table:display="true" table:show-details="true"/>
                <table:data-pilot-member table:name="0.306734561920166" table:display="true" table:show-details="true"/>
                <table:data-pilot-member table:name="0.307456254959106" table:display="true" table:show-details="true"/>
                <table:data-pilot-member table:name="0.30784010887146" table:display="true" table:show-details="true"/>
                <table:data-pilot-member table:name="0.307891368865967" table:display="true" table:show-details="true"/>
                <table:data-pilot-member table:name="0.308001518249512" table:display="true" table:show-details="true"/>
                <table:data-pilot-member table:name="0.30823278427124" table:display="true" table:show-details="true"/>
                <table:data-pilot-member table:name="0.308744668960571" table:display="true" table:show-details="true"/>
                <table:data-pilot-member table:name="0.308787822723389" table:display="true" table:show-details="true"/>
                <table:data-pilot-member table:name="0.308861494064331" table:display="true" table:show-details="true"/>
                <table:data-pilot-member table:name="0.309319734573364" table:display="true" table:show-details="true"/>
                <table:data-pilot-member table:name="0.309564590454102" table:display="true" table:show-details="true"/>
                <table:data-pilot-member table:name="0.310059070587158" table:display="true" table:show-details="true"/>
                <table:data-pilot-member table:name="0.310140371322632" table:display="true" table:show-details="true"/>
                <table:data-pilot-member table:name="0.310595989227295" table:display="true" table:show-details="true"/>
                <table:data-pilot-member table:name="0.310693025588989" table:display="true" table:show-details="true"/>
                <table:data-pilot-member table:name="0.310949563980103" table:display="true" table:show-details="true"/>
                <table:data-pilot-member table:name="0.311232328414917" table:display="true" table:show-details="true"/>
                <table:data-pilot-member table:name="0.31157112121582" table:display="true" table:show-details="true"/>
                <table:data-pilot-member table:name="0.311794757843018" table:display="true" table:show-details="true"/>
                <table:data-pilot-member table:name="0.312340497970581" table:display="true" table:show-details="true"/>
                <table:data-pilot-member table:name="0.312414169311523" table:display="true" table:show-details="true"/>
                <table:data-pilot-member table:name="0.31254243850708" table:display="true" table:show-details="true"/>
                <table:data-pilot-member table:name="0.312550783157349" table:display="true" table:show-details="true"/>
                <table:data-pilot-member table:name="0.31266975402832" table:display="true" table:show-details="true"/>
                <table:data-pilot-member table:name="0.312680244445801" table:display="true" table:show-details="true"/>
                <table:data-pilot-member table:name="0.312849283218384" table:display="true" table:show-details="true"/>
                <table:data-pilot-member table:name="0.312874794006348" table:display="true" table:show-details="true"/>
                <table:data-pilot-member table:name="0.313053607940674" table:display="true" table:show-details="true"/>
                <table:data-pilot-member table:name="0.313274621963501" table:display="true" table:show-details="true"/>
                <table:data-pilot-member table:name="0.313478469848633" table:display="true" table:show-details="true"/>
                <table:data-pilot-member table:name="0.313567399978638" table:display="true" table:show-details="true"/>
                <table:data-pilot-member table:name="0.31358790397644" table:display="true" table:show-details="true"/>
                <table:data-pilot-member table:name="0.313746690750122" table:display="true" table:show-details="true"/>
                <table:data-pilot-member table:name="0.313797473907471" table:display="true" table:show-details="true"/>
                <table:data-pilot-member table:name="0.31380033493042" table:display="true" table:show-details="true"/>
                <table:data-pilot-member table:name="0.313873291015625" table:display="true" table:show-details="true"/>
                <table:data-pilot-member table:name="0.313947916030884" table:display="true" table:show-details="true"/>
                <table:data-pilot-member table:name="0.314182043075561" table:display="true" table:show-details="true"/>
                <table:data-pilot-member table:name="0.314375162124634" table:display="true" table:show-details="true"/>
                <table:data-pilot-member table:name="0.314782381057739" table:display="true" table:show-details="true"/>
                <table:data-pilot-member table:name="0.314826965332031" table:display="true" table:show-details="true"/>
                <table:data-pilot-member table:name="0.315052032470703" table:display="true" table:show-details="true"/>
                <table:data-pilot-member table:name="0.315081596374512" table:display="true" table:show-details="true"/>
                <table:data-pilot-member table:name="0.315094947814941" table:display="true" table:show-details="true"/>
                <table:data-pilot-member table:name="0.315511465072632" table:display="true" table:show-details="true"/>
                <table:data-pilot-member table:name="0.315576553344727" table:display="true" table:show-details="true"/>
                <table:data-pilot-member table:name="0.316237926483154" table:display="true" table:show-details="true"/>
                <table:data-pilot-member table:name="0.316360473632812" table:display="true" table:show-details="true"/>
                <table:data-pilot-member table:name="0.317113876342773" table:display="true" table:show-details="true"/>
                <table:data-pilot-member table:name="0.317692518234253" table:display="true" table:show-details="true"/>
                <table:data-pilot-member table:name="0.318353414535522" table:display="true" table:show-details="true"/>
                <table:data-pilot-member table:name="0.318406820297241" table:display="true" table:show-details="true"/>
                <table:data-pilot-member table:name="0.318532705307007" table:display="true" table:show-details="true"/>
                <table:data-pilot-member table:name="0.318568468093872" table:display="true" table:show-details="true"/>
                <table:data-pilot-member table:name="0.318590879440308" table:display="true" table:show-details="true"/>
                <table:data-pilot-member table:name="0.318996429443359" table:display="true" table:show-details="true"/>
                <table:data-pilot-member table:name="0.319370031356811" table:display="true" table:show-details="true"/>
                <table:data-pilot-member table:name="0.319529533386231" table:display="true" table:show-details="true"/>
                <table:data-pilot-member table:name="0.319803714752197" table:display="true" table:show-details="true"/>
                <table:data-pilot-member table:name="0.319844007492065" table:display="true" table:show-details="true"/>
                <table:data-pilot-member table:name="0.320103168487549" table:display="true" table:show-details="true"/>
                <table:data-pilot-member table:name="0.320548295974731" table:display="true" table:show-details="true"/>
                <table:data-pilot-member table:name="0.320653438568115" table:display="true" table:show-details="true"/>
                <table:data-pilot-member table:name="0.320982456207275" table:display="true" table:show-details="true"/>
                <table:data-pilot-member table:name="0.321436643600464" table:display="true" table:show-details="true"/>
                <table:data-pilot-member table:name="0.321563720703125" table:display="true" table:show-details="true"/>
                <table:data-pilot-member table:name="0.321820259094238" table:display="true" table:show-details="true"/>
                <table:data-pilot-member table:name="0.321961164474487" table:display="true" table:show-details="true"/>
                <table:data-pilot-member table:name="0.32228684425354" table:display="true" table:show-details="true"/>
                <table:data-pilot-member table:name="0.322689533233643" table:display="true" table:show-details="true"/>
                <table:data-pilot-member table:name="0.322931051254272" table:display="true" table:show-details="true"/>
                <table:data-pilot-member table:name="0.323248386383057" table:display="true" table:show-details="true"/>
                <table:data-pilot-member table:name="0.323427438735962" table:display="true" table:show-details="true"/>
                <table:data-pilot-member table:name="0.323444128036499" table:display="true" table:show-details="true"/>
                <table:data-pilot-member table:name="0.323585748672485" table:display="true" table:show-details="true"/>
                <table:data-pilot-member table:name="0.323980331420898" table:display="true" table:show-details="true"/>
                <table:data-pilot-member table:name="0.324370861053467" table:display="true" table:show-details="true"/>
                <table:data-pilot-member table:name="0.32449460029602" table:display="true" table:show-details="true"/>
                <table:data-pilot-member table:name="0.325235366821289" table:display="true" table:show-details="true"/>
                <table:data-pilot-member table:name="0.325295686721802" table:display="true" table:show-details="true"/>
                <table:data-pilot-member table:name="0.325467109680176" table:display="true" table:show-details="true"/>
                <table:data-pilot-member table:name="0.325709581375122" table:display="true" table:show-details="true"/>
                <table:data-pilot-member table:name="0.325868606567383" table:display="true" table:show-details="true"/>
                <table:data-pilot-member table:name="0.326008796691895" table:display="true" table:show-details="true"/>
                <table:data-pilot-member table:name="0.326486349105835" table:display="true" table:show-details="true"/>
                <table:data-pilot-member table:name="0.326617002487183" table:display="true" table:show-details="true"/>
                <table:data-pilot-member table:name="0.326618194580078" table:display="true" table:show-details="true"/>
                <table:data-pilot-member table:name="0.326924324035645" table:display="true" table:show-details="true"/>
                <table:data-pilot-member table:name="0.327445030212402" table:display="true" table:show-details="true"/>
                <table:data-pilot-member table:name="0.328172445297241" table:display="true" table:show-details="true"/>
                <table:data-pilot-member table:name="0.329123258590698" table:display="true" table:show-details="true"/>
                <table:data-pilot-member table:name="0.330147981643677" table:display="true" table:show-details="true"/>
                <table:data-pilot-member table:name="0.330466508865356" table:display="true" table:show-details="true"/>
                <table:data-pilot-member table:name="0.330814838409424" table:display="true" table:show-details="true"/>
                <table:data-pilot-member table:name="0.332947254180908" table:display="true" table:show-details="true"/>
                <table:data-pilot-member table:name="0.333074808120728" table:display="true" table:show-details="true"/>
                <table:data-pilot-member table:name="0.33324670791626" table:display="true" table:show-details="true"/>
                <table:data-pilot-member table:name="0.334591388702393" table:display="true" table:show-details="true"/>
                <table:data-pilot-member table:name="0.336035013198853" table:display="true" table:show-details="true"/>
                <table:data-pilot-member table:name="0.338816642761231" table:display="true" table:show-details="true"/>
                <table:data-pilot-member table:name="0.342983245849609" table:display="true" table:show-details="true"/>
                <table:data-pilot-member table:name="0.346191883087158" table:display="true" table:show-details="true"/>
                <table:data-pilot-member table:name="0.349477529525757" table:display="true" table:show-details="true"/>
                <table:data-pilot-member table:name="0.35014796257019" table:display="true" table:show-details="true"/>
                <table:data-pilot-member table:name="0.351334571838379" table:display="true" table:show-details="true"/>
                <table:data-pilot-member table:name="0.351455211639404" table:display="true" table:show-details="true"/>
                <table:data-pilot-member table:name="0.352840423583984" table:display="true" table:show-details="true"/>
                <table:data-pilot-member table:name="0.355719804763794" table:display="true" table:show-details="true"/>
                <table:data-pilot-member table:name="0.361769199371338" table:display="true" table:show-details="true"/>
                <table:data-pilot-member table:name="0.382549285888672" table:display="true" table:show-details="true"/>
                <table:data-pilot-member table:name="0.385999917984009" table:display="true" table:show-details="true"/>
                <table:data-pilot-member table:name="0.386481046676636" table:display="true" table:show-details="true"/>
                <table:data-pilot-member table:name="0.389358282089233" table:display="true" table:show-details="true"/>
                <table:data-pilot-member table:name="0.389560699462891" table:display="true" table:show-details="true"/>
                <table:data-pilot-member table:name="0.391322374343872" table:display="true" table:show-details="true"/>
                <table:data-pilot-member table:name="0.391474008560181" table:display="true" table:show-details="true"/>
                <table:data-pilot-member table:name="0.391592741012573" table:display="true" table:show-details="true"/>
                <table:data-pilot-member table:name="0.392205953598022" table:display="true" table:show-details="true"/>
                <table:data-pilot-member table:name="0.392236948013306" table:display="true" table:show-details="true"/>
                <table:data-pilot-member table:name="0.393122673034668" table:display="true" table:show-details="true"/>
                <table:data-pilot-member table:name="0.393917798995972" table:display="true" table:show-details="true"/>
                <table:data-pilot-member table:name="0.395704984664917" table:display="true" table:show-details="true"/>
                <table:data-pilot-member table:name="0.396086692810059" table:display="true" table:show-details="true"/>
                <table:data-pilot-member table:name="0.396157264709473" table:display="true" table:show-details="true"/>
                <table:data-pilot-member table:name="0.396517992019653" table:display="true" table:show-details="true"/>
                <table:data-pilot-member table:name="0.396846532821655" table:display="true" table:show-details="true"/>
                <table:data-pilot-member table:name="0.398093461990356" table:display="true" table:show-details="true"/>
                <table:data-pilot-member table:name="0.3997962474823" table:display="true" table:show-details="true"/>
                <table:data-pilot-member table:name="0.400294065475464" table:display="true" table:show-details="true"/>
                <table:data-pilot-member table:name="0.400984048843384" table:display="true" table:show-details="true"/>
                <table:data-pilot-member table:name="0.401196956634522" table:display="true" table:show-details="true"/>
                <table:data-pilot-member table:name="0.402477502822876" table:display="true" table:show-details="true"/>
                <table:data-pilot-member table:name="0.402963638305664" table:display="true" table:show-details="true"/>
                <table:data-pilot-member table:name="0.404840230941772" table:display="true" table:show-details="true"/>
                <table:data-pilot-member table:name="0.405161142349243" table:display="true" table:show-details="true"/>
                <table:data-pilot-member table:name="0.405188083648682" table:display="true" table:show-details="true"/>
                <table:data-pilot-member table:name="0.406883001327515" table:display="true" table:show-details="true"/>
                <table:data-pilot-member table:name="0.409255504608154" table:display="true" table:show-details="true"/>
                <table:data-pilot-member table:name="0.409796953201294" table:display="true" table:show-details="true"/>
                <table:data-pilot-member table:name="0.410808563232422" table:display="true" table:show-details="true"/>
                <table:data-pilot-member table:name="0.411029577255249" table:display="true" table:show-details="true"/>
                <table:data-pilot-member table:name="0.411825895309448" table:display="true" table:show-details="true"/>
                <table:data-pilot-member table:name="0.426245450973511" table:display="true" table:show-details="true"/>
                <table:data-pilot-member table:name="0.428669691085815" table:display="true" table:show-details="true"/>
                <table:data-pilot-member table:name="0.430013656616211" table:display="true" table:show-details="true"/>
                <table:data-pilot-member table:name="0.430270195007324" table:display="true" table:show-details="true"/>
                <table:data-pilot-member table:name="0.430634737014771" table:display="true" table:show-details="true"/>
                <table:data-pilot-member table:name="0.435965299606323" table:display="true" table:show-details="true"/>
                <table:data-pilot-member table:name="0.436431407928467" table:display="true" table:show-details="true"/>
                <table:data-pilot-member table:name="0.436493635177612" table:display="true" table:show-details="true"/>
                <table:data-pilot-member table:name="0.436516046524048" table:display="true" table:show-details="true"/>
                <table:data-pilot-member table:name="0.436685562133789" table:display="true" table:show-details="true"/>
                <table:data-pilot-member table:name="0.436813831329346" table:display="true" table:show-details="true"/>
                <table:data-pilot-member table:name="0.436817646026611" table:display="true" table:show-details="true"/>
                <table:data-pilot-member table:name="0.438840627670288" table:display="true" table:show-details="true"/>
                <table:data-pilot-member table:name="0.438954830169678" table:display="true" table:show-details="true"/>
                <table:data-pilot-member table:name="0.43925142288208" table:display="true" table:show-details="true"/>
                <table:data-pilot-member table:name="0.440194845199585" table:display="true" table:show-details="true"/>
                <table:data-pilot-member table:name="0.442117929458618" table:display="true" table:show-details="true"/>
                <table:data-pilot-member table:name="0.442846298217773" table:display="true" table:show-details="true"/>
                <table:data-pilot-member table:name="0.443185329437256" table:display="true" table:show-details="true"/>
                <table:data-pilot-member table:name="0.443931102752686" table:display="true" table:show-details="true"/>
                <table:data-pilot-member table:name="0.444900035858154" table:display="true" table:show-details="true"/>
                <table:data-pilot-member table:name="0.447288751602173" table:display="true" table:show-details="true"/>
                <table:data-pilot-member table:name="0.447737693786621" table:display="true" table:show-details="true"/>
                <table:data-pilot-member table:name="0.447760105133057" table:display="true" table:show-details="true"/>
                <table:data-pilot-member table:name="0.447968482971191" table:display="true" table:show-details="true"/>
                <table:data-pilot-member table:name="0.448210716247559" table:display="true" table:show-details="true"/>
                <table:data-pilot-member table:name="0.44833517074585" table:display="true" table:show-details="true"/>
                <table:data-pilot-member table:name="0.448921203613281" table:display="true" table:show-details="true"/>
                <table:data-pilot-member table:name="0.449592113494873" table:display="true" table:show-details="true"/>
                <table:data-pilot-member table:name="0.449793577194214" table:display="true" table:show-details="true"/>
                <table:data-pilot-member table:name="0.450068950653076" table:display="true" table:show-details="true"/>
                <table:data-pilot-member table:name="0.450746059417725" table:display="true" table:show-details="true"/>
                <table:data-pilot-member table:name="0.450985431671143" table:display="true" table:show-details="true"/>
                <table:data-pilot-member table:name="0.451015472412109" table:display="true" table:show-details="true"/>
                <table:data-pilot-member table:name="0.451108455657959" table:display="true" table:show-details="true"/>
                <table:data-pilot-member table:name="0.451373815536499" table:display="true" table:show-details="true"/>
                <table:data-pilot-member table:name="0.451639413833618" table:display="true" table:show-details="true"/>
                <table:data-pilot-member table:name="0.451926708221436" table:display="true" table:show-details="true"/>
                <table:data-pilot-member table:name="0.452334403991699" table:display="true" table:show-details="true"/>
                <table:data-pilot-member table:name="0.453225612640381" table:display="true" table:show-details="true"/>
                <table:data-pilot-member table:name="0.453483104705811" table:display="true" table:show-details="true"/>
                <table:data-pilot-member table:name="0.45401406288147" table:display="true" table:show-details="true"/>
                <table:data-pilot-member table:name="0.454020738601685" table:display="true" table:show-details="true"/>
                <table:data-pilot-member table:name="0.454074621200561" table:display="true" table:show-details="true"/>
                <table:data-pilot-member table:name="0.454114198684692" table:display="true" table:show-details="true"/>
                <table:data-pilot-member table:name="0.454189538955689" table:display="true" table:show-details="true"/>
                <table:data-pilot-member table:name="0.454399347305298" table:display="true" table:show-details="true"/>
                <table:data-pilot-member table:name="0.454417943954468" table:display="true" table:show-details="true"/>
                <table:data-pilot-member table:name="0.454555034637451" table:display="true" table:show-details="true"/>
                <table:data-pilot-member table:name="0.454643964767456" table:display="true" table:show-details="true"/>
                <table:data-pilot-member table:name="0.455940008163452" table:display="true" table:show-details="true"/>
                <table:data-pilot-member table:name="0.456252813339233" table:display="true" table:show-details="true"/>
                <table:data-pilot-member table:name="0.456277132034302" table:display="true" table:show-details="true"/>
                <table:data-pilot-member table:name="0.457007884979248" table:display="true" table:show-details="true"/>
                <table:data-pilot-member table:name="0.45707368850708" table:display="true" table:show-details="true"/>
                <table:data-pilot-member table:name="0.457576751708984" table:display="true" table:show-details="true"/>
                <table:data-pilot-member table:name="0.457611560821533" table:display="true" table:show-details="true"/>
                <table:data-pilot-member table:name="0.457624197006226" table:display="true" table:show-details="true"/>
                <table:data-pilot-member table:name="0.457900047302246" table:display="true" table:show-details="true"/>
                <table:data-pilot-member table:name="0.45795750617981" table:display="true" table:show-details="true"/>
                <table:data-pilot-member table:name="0.458324670791626" table:display="true" table:show-details="true"/>
                <table:data-pilot-member table:name="0.458709716796875" table:display="true" table:show-details="true"/>
                <table:data-pilot-member table:name="0.458860397338867" table:display="true" table:show-details="true"/>
                <table:data-pilot-member table:name="0.459154367446899" table:display="true" table:show-details="true"/>
                <table:data-pilot-member table:name="0.460068464279175" table:display="true" table:show-details="true"/>
                <table:data-pilot-member table:name="0.460415840148926" table:display="true" table:show-details="true"/>
                <table:data-pilot-member table:name="0.46120548248291" table:display="true" table:show-details="true"/>
                <table:data-pilot-member table:name="0.4622962474823" table:display="true" table:show-details="true"/>
                <table:data-pilot-member table:name="0.462496757507324" table:display="true" table:show-details="true"/>
                <table:data-pilot-member table:name="0.462799072265625" table:display="true" table:show-details="true"/>
                <table:data-pilot-member table:name="0.462853908538818" table:display="true" table:show-details="true"/>
                <table:data-pilot-member table:name="0.462874412536621" table:display="true" table:show-details="true"/>
                <table:data-pilot-member table:name="0.463205814361572" table:display="true" table:show-details="true"/>
                <table:data-pilot-member table:name="0.463812351226807" table:display="true" table:show-details="true"/>
                <table:data-pilot-member table:name="0.463938474655151" table:display="true" table:show-details="true"/>
                <table:data-pilot-member table:name="0.465465307235718" table:display="true" table:show-details="true"/>
                <table:data-pilot-member table:name="0.466129779815674" table:display="true" table:show-details="true"/>
                <table:data-pilot-member table:name="0.466166019439697" table:display="true" table:show-details="true"/>
                <table:data-pilot-member table:name="0.46642017364502" table:display="true" table:show-details="true"/>
                <table:data-pilot-member table:name="0.468273162841797" table:display="true" table:show-details="true"/>
                <table:data-pilot-member table:name="0.469200372695923" table:display="true" table:show-details="true"/>
                <table:data-pilot-member table:name="0.469797849655151" table:display="true" table:show-details="true"/>
                <table:data-pilot-member table:name="0.469899892807007" table:display="true" table:show-details="true"/>
                <table:data-pilot-member table:name="0.470174074172974" table:display="true" table:show-details="true"/>
                <table:data-pilot-member table:name="0.475064754486084" table:display="true" table:show-details="true"/>
                <table:data-pilot-member table:name="0.476669311523438" table:display="true" table:show-details="true"/>
                <table:data-pilot-member table:name="0.477209091186523" table:display="true" table:show-details="true"/>
                <table:data-pilot-member table:name="0.477936267852783" table:display="true" table:show-details="true"/>
                <table:data-pilot-member table:name="0.595030546188355" table:display="true" table:show-details="true"/>
                <table:data-pilot-member table:name="0.605199575424194" table:display="true" table:show-details="true"/>
                <table:data-pilot-member table:name="0.664768934249878" table:display="true" table:show-details="true"/>
                <table:data-pilot-member table:name="0.685810804367065" table:display="true" table:show-details="true"/>
                <table:data-pilot-member table:name="0.76011848449707" table:display="true" table:show-details="true"/>
                <table:data-pilot-member table:name="1.37062644958496" table:display="true" table:show-details="true"/>
                <table:data-pilot-member table:name="1.37617921829224" table:display="true" table:show-details="true"/>
                <table:data-pilot-member table:name="1.37738966941834" table:display="true" table:show-details="true"/>
                <table:data-pilot-member table:name="1.38042140007019" table:display="true" table:show-details="true"/>
                <table:data-pilot-member table:name="1.38329815864563" table:display="true" table:show-details="true"/>
                <table:data-pilot-member table:name="1.3855664730072" table:display="true" table:show-details="true"/>
                <table:data-pilot-member table:name="1.39059948921204" table:display="true" table:show-details="true"/>
                <table:data-pilot-member table:name="1.39066576957703" table:display="true" table:show-details="true"/>
                <table:data-pilot-member table:name="1.39134240150452" table:display="true" table:show-details="true"/>
                <table:data-pilot-member table:name="1.39362478256226" table:display="true" table:show-details="true"/>
                <table:data-pilot-member table:name="1.39680147171021" table:display="true" table:show-details="true"/>
                <table:data-pilot-member table:name="1.39885306358337" table:display="true" table:show-details="true"/>
                <table:data-pilot-member table:name="1.40052318572998" table:display="true" table:show-details="true"/>
                <table:data-pilot-member table:name="1.40809869766235" table:display="true" table:show-details="true"/>
                <table:data-pilot-member table:name="1.40916419029236" table:display="true" table:show-details="true"/>
                <table:data-pilot-member table:name="1.40943670272827" table:display="true" table:show-details="true"/>
                <table:data-pilot-member table:name="1.41427731513977" table:display="true" table:show-details="true"/>
                <table:data-pilot-member table:name="1.41673493385315" table:display="true" table:show-details="true"/>
                <table:data-pilot-member table:name="1.42098307609558" table:display="true" table:show-details="true"/>
                <table:data-pilot-member table:name="1.42131733894348" table:display="true" table:show-details="true"/>
                <table:data-pilot-member table:name="1.42461204528809" table:display="true" table:show-details="true"/>
                <table:data-pilot-member table:name="1.4258177280426" table:display="true" table:show-details="true"/>
                <table:data-pilot-member table:name="1.427410364151" table:display="true" table:show-details="true"/>
                <table:data-pilot-member table:name="1.42948627471924" table:display="true" table:show-details="true"/>
                <table:data-pilot-member table:name="1.43139600753784" table:display="true" table:show-details="true"/>
                <table:data-pilot-member table:name="1.43157339096069" table:display="true" table:show-details="true"/>
                <table:data-pilot-member table:name="1.43216896057129" table:display="true" table:show-details="true"/>
                <table:data-pilot-member table:name="1.43358111381531" table:display="true" table:show-details="true"/>
                <table:data-pilot-member table:name="1.4345428943634" table:display="true" table:show-details="true"/>
                <table:data-pilot-member table:name="1.43585729598999" table:display="true" table:show-details="true"/>
                <table:data-pilot-member table:name="1.4409167766571" table:display="true" table:show-details="true"/>
                <table:data-pilot-member table:name="1.44441246986389" table:display="true" table:show-details="true"/>
                <table:data-pilot-member table:name="1.44452238082886" table:display="true" table:show-details="true"/>
                <table:data-pilot-member table:name="1.44510889053345" table:display="true" table:show-details="true"/>
                <table:data-pilot-member table:name="1.4469473361969" table:display="true" table:show-details="true"/>
                <table:data-pilot-member table:name="1.45212912559509" table:display="true" table:show-details="true"/>
                <table:data-pilot-member table:name="1.45262241363525" table:display="true" table:show-details="true"/>
                <table:data-pilot-member table:name="1.45492148399353" table:display="true" table:show-details="true"/>
                <table:data-pilot-member table:name="1.45879292488098" table:display="true" table:show-details="true"/>
                <table:data-pilot-member table:name="1.46076989173889" table:display="true" table:show-details="true"/>
                <table:data-pilot-member table:name="1.46094846725464" table:display="true" table:show-details="true"/>
                <table:data-pilot-member table:name="1.4616003036499" table:display="true" table:show-details="true"/>
                <table:data-pilot-member table:name="1.47816586494446" table:display="true" table:show-details="true"/>
                <table:data-pilot-member table:name="1.48939061164856" table:display="true" table:show-details="true"/>
                <table:data-pilot-member table:name="1.50942325592041" table:display="true" table:show-details="true"/>
                <table:data-pilot-member table:name="1.51703643798828" table:display="true" table:show-details="true"/>
                <table:data-pilot-member table:name="1.5214250087738" table:display="true" table:show-details="true"/>
                <table:data-pilot-member table:name="1.52880907058716" table:display="true" table:show-details="true"/>
                <table:data-pilot-member table:name="1.53167104721069" table:display="true" table:show-details="true"/>
                <table:data-pilot-member table:name="1.5334358215332" table:display="true" table:show-details="true"/>
                <table:data-pilot-member table:name="1.56358408927917" table:display="true" table:show-details="true"/>
                <table:data-pilot-member table:name="1.59176087379456" table:display="true" table:show-details="true"/>
                <table:data-pilot-member table:name="1.59661912918091" table:display="true" table:show-details="true"/>
                <table:data-pilot-member table:name="1.63960671424866" table:display="true" table:show-details="true"/>
                <table:data-pilot-member table:name="1.64089417457581" table:display="true" table:show-details="true"/>
                <table:data-pilot-member table:name="1.65315008163452" table:display="true" table:show-details="true"/>
                <table:data-pilot-member table:name="1.65363907814026" table:display="true" table:show-details="true"/>
                <table:data-pilot-member table:name="1.66008806228638" table:display="true" table:show-details="true"/>
                <table:data-pilot-member table:name="1.66429162025452" table:display="true" table:show-details="true"/>
                <table:data-pilot-member table:name="1.66724419593811" table:display="true" table:show-details="true"/>
                <table:data-pilot-member table:name="1.67062830924988" table:display="true" table:show-details="true"/>
                <table:data-pilot-member table:name="1.67307448387146" table:display="true" table:show-details="true"/>
                <table:data-pilot-member table:name="1.67516398429871" table:display="true" table:show-details="true"/>
                <table:data-pilot-member table:name="1.67777299880981" table:display="true" table:show-details="true"/>
                <table:data-pilot-member table:name="1.69140243530273" table:display="true" table:show-details="true"/>
                <table:data-pilot-member table:name="1.6952006816864" table:display="true" table:show-details="true"/>
                <table:data-pilot-member table:name="1.69694757461548" table:display="true" table:show-details="true"/>
                <table:data-pilot-member table:name="1.69781565666199" table:display="true" table:show-details="true"/>
                <table:data-pilot-member table:name="1.706378698349" table:display="true" table:show-details="true"/>
                <table:data-pilot-member table:name="1.70796966552734" table:display="true" table:show-details="true"/>
                <table:data-pilot-member table:name="1.70848655700684" table:display="true" table:show-details="true"/>
                <table:data-pilot-member table:name="1.70928144454956" table:display="true" table:show-details="true"/>
                <table:data-pilot-member table:name="1.71005177497864" table:display="true" table:show-details="true"/>
                <table:data-pilot-member table:name="1.71502614021301" table:display="true" table:show-details="true"/>
                <table:data-pilot-member table:name="1.71848344802856" table:display="true" table:show-details="true"/>
                <table:data-pilot-member table:name="1.72123742103577" table:display="true" table:show-details="true"/>
                <table:data-pilot-member table:name="1.73230314254761" table:display="true" table:show-details="true"/>
                <table:data-pilot-member table:name="1.73246455192566" table:display="true" table:show-details="true"/>
                <table:data-pilot-member table:name="1.74067378044128" table:display="true" table:show-details="true"/>
                <table:data-pilot-member table:name="1.74812483787537" table:display="true" table:show-details="true"/>
                <table:data-pilot-member table:name="1.74842548370361" table:display="true" table:show-details="true"/>
                <table:data-pilot-member table:name="1.75591039657593" table:display="true" table:show-details="true"/>
                <table:data-pilot-member table:name="1.75995540618896" table:display="true" table:show-details="true"/>
                <table:data-pilot-member table:name="1.7601854801178" table:display="true" table:show-details="true"/>
                <table:data-pilot-member table:name="1.76430463790894" table:display="true" table:show-details="true"/>
                <table:data-pilot-member table:name="1.76452851295471" table:display="true" table:show-details="true"/>
                <table:data-pilot-member table:name="1.76541471481323" table:display="true" table:show-details="true"/>
                <table:data-pilot-member table:name="1.77551817893982" table:display="true" table:show-details="true"/>
                <table:data-pilot-member table:name="1.77595090866089" table:display="true" table:show-details="true"/>
                <table:data-pilot-member table:name="1.77620029449463" table:display="true" table:show-details="true"/>
                <table:data-pilot-member table:name="1.77948927879334" table:display="true" table:show-details="true"/>
                <table:data-pilot-member table:name="1.78253412246704" table:display="true" table:show-details="true"/>
                <table:data-pilot-member table:name="1.78528022766113" table:display="true" table:show-details="true"/>
                <table:data-pilot-member table:name="1.7872679233551" table:display="true" table:show-details="true"/>
                <table:data-pilot-member table:name="1.79591298103333" table:display="true" table:show-details="true"/>
                <table:data-pilot-member table:name="1.79620981216431" table:display="true" table:show-details="true"/>
                <table:data-pilot-member table:name="1.80513119697571" table:display="true" table:show-details="true"/>
                <table:data-pilot-member table:name="1.80797481536865" table:display="true" table:show-details="true"/>
                <table:data-pilot-member table:name="1.8129518032074" table:display="true" table:show-details="true"/>
                <table:data-pilot-member table:name="1.81674146652222" table:display="true" table:show-details="true"/>
                <table:data-pilot-member table:name="1.81702280044556" table:display="true" table:show-details="true"/>
                <table:data-pilot-member table:name="1.81777000427246" table:display="true" table:show-details="true"/>
                <table:data-pilot-member table:name="1.81976938247681" table:display="true" table:show-details="true"/>
                <table:data-pilot-member table:name="1.8213996887207" table:display="true" table:show-details="true"/>
                <table:data-pilot-member table:name="1.82434344291687" table:display="true" table:show-details="true"/>
                <table:data-pilot-member table:name="1.82506418228149" table:display="true" table:show-details="true"/>
                <table:data-pilot-member table:name="1.82578372955322" table:display="true" table:show-details="true"/>
                <table:data-pilot-member table:name="1.82620167732239" table:display="true" table:show-details="true"/>
                <table:data-pilot-member table:name="1.83063220977783" table:display="true" table:show-details="true"/>
                <table:data-pilot-member table:name="1.83319020271301" table:display="true" table:show-details="true"/>
                <table:data-pilot-member table:name="1.83393955230713" table:display="true" table:show-details="true"/>
                <table:data-pilot-member table:name="1.83601665496826" table:display="true" table:show-details="true"/>
                <table:data-pilot-member table:name="1.8373646736145" table:display="true" table:show-details="true"/>
                <table:data-pilot-member table:name="1.83790349960327" table:display="true" table:show-details="true"/>
                <table:data-pilot-member table:name="1.83897089958191" table:display="true" table:show-details="true"/>
                <table:data-pilot-member table:name="1.83946752548218" table:display="true" table:show-details="true"/>
                <table:data-pilot-member table:name="1.84009838104248" table:display="true" table:show-details="true"/>
                <table:data-pilot-member table:name="1.84229183197021" table:display="true" table:show-details="true"/>
                <table:data-pilot-member table:name="1.84289836883545" table:display="true" table:show-details="true"/>
                <table:data-pilot-member table:name="1.84332871437073" table:display="true" table:show-details="true"/>
                <table:data-pilot-member table:name="1.84360098838806" table:display="true" table:show-details="true"/>
                <table:data-pilot-member table:name="1.84472131729126" table:display="true" table:show-details="true"/>
                <table:data-pilot-member table:name="1.84670114517212" table:display="true" table:show-details="true"/>
                <table:data-pilot-member table:name="1.84691143035889" table:display="true" table:show-details="true"/>
                <table:data-pilot-member table:name="1.84691452980042" table:display="true" table:show-details="true"/>
                <table:data-pilot-member table:name="1.84749531745911" table:display="true" table:show-details="true"/>
                <table:data-pilot-member table:name="1.84838533401489" table:display="true" table:show-details="true"/>
                <table:data-pilot-member table:name="1.84839010238647" table:display="true" table:show-details="true"/>
                <table:data-pilot-member table:name="1.84956979751587" table:display="true" table:show-details="true"/>
                <table:data-pilot-member table:name="1.85214877128601" table:display="true" table:show-details="true"/>
                <table:data-pilot-member table:name="1.85286116600037" table:display="true" table:show-details="true"/>
                <table:data-pilot-member table:name="1.85321497917175" table:display="true" table:show-details="true"/>
                <table:data-pilot-member table:name="1.85359144210815" table:display="true" table:show-details="true"/>
                <table:data-pilot-member table:name="1.85392093658447" table:display="true" table:show-details="true"/>
                <table:data-pilot-member table:name="1.85428214073181" table:display="true" table:show-details="true"/>
                <table:data-pilot-member table:name="1.85562324523926" table:display="true" table:show-details="true"/>
                <table:data-pilot-member table:name="1.85856413841248" table:display="true" table:show-details="true"/>
                <table:data-pilot-member table:name="1.85858011245728" table:display="true" table:show-details="true"/>
                <table:data-pilot-member table:name="1.85940766334534" table:display="true" table:show-details="true"/>
                <table:data-pilot-member table:name="1.86154842376709" table:display="true" table:show-details="true"/>
                <table:data-pilot-member table:name="1.86237788200378" table:display="true" table:show-details="true"/>
                <table:data-pilot-member table:name="1.86554527282715" table:display="true" table:show-details="true"/>
                <table:data-pilot-member table:name="1.86588001251221" table:display="true" table:show-details="true"/>
                <table:data-pilot-member table:name="1.86672425270081" table:display="true" table:show-details="true"/>
                <table:data-pilot-member table:name="1.86895370483398" table:display="true" table:show-details="true"/>
                <table:data-pilot-member table:name="1.86901235580444" table:display="true" table:show-details="true"/>
                <table:data-pilot-member table:name="1.86973190307617" table:display="true" table:show-details="true"/>
                <table:data-pilot-member table:name="1.87005138397217" table:display="true" table:show-details="true"/>
                <table:data-pilot-member table:name="1.87204694747925" table:display="true" table:show-details="true"/>
                <table:data-pilot-member table:name="1.87275433540344" table:display="true" table:show-details="true"/>
                <table:data-pilot-member table:name="1.87517023086548" table:display="true" table:show-details="true"/>
                <table:data-pilot-member table:name="1.87606954574585" table:display="true" table:show-details="true"/>
                <table:data-pilot-member table:name="1.87646079063416" table:display="true" table:show-details="true"/>
                <table:data-pilot-member table:name="1.87680530548096" table:display="true" table:show-details="true"/>
                <table:data-pilot-member table:name="1.87777614593506" table:display="true" table:show-details="true"/>
                <table:data-pilot-member table:name="1.8782000541687" table:display="true" table:show-details="true"/>
                <table:data-pilot-member table:name="1.87843871116638" table:display="true" table:show-details="true"/>
                <table:data-pilot-member table:name="1.88005781173706" table:display="true" table:show-details="true"/>
                <table:data-pilot-member table:name="1.88079333305359" table:display="true" table:show-details="true"/>
                <table:data-pilot-member table:name="1.88202595710754" table:display="true" table:show-details="true"/>
                <table:data-pilot-member table:name="1.88291144371033" table:display="true" table:show-details="true"/>
                <table:data-pilot-member table:name="1.88342499732971" table:display="true" table:show-details="true"/>
                <table:data-pilot-member table:name="1.88517355918884" table:display="true" table:show-details="true"/>
                <table:data-pilot-member table:name="1.88869094848633" table:display="true" table:show-details="true"/>
                <table:data-pilot-member table:name="1.88885641098022" table:display="true" table:show-details="true"/>
                <table:data-pilot-member table:name="1.89013314247131" table:display="true" table:show-details="true"/>
                <table:data-pilot-member table:name="1.89086580276489" table:display="true" table:show-details="true"/>
                <table:data-pilot-member table:name="1.89358520507813" table:display="true" table:show-details="true"/>
                <table:data-pilot-member table:name="1.89370822906494" table:display="true" table:show-details="true"/>
                <table:data-pilot-member table:name="1.89481735229492" table:display="true" table:show-details="true"/>
                <table:data-pilot-member table:name="1.89853382110596" table:display="true" table:show-details="true"/>
                <table:data-pilot-member table:name="1.8992190361023" table:display="true" table:show-details="true"/>
                <table:data-pilot-member table:name="1.90190768241882" table:display="true" table:show-details="true"/>
                <table:data-pilot-member table:name="1.90477228164673" table:display="true" table:show-details="true"/>
                <table:data-pilot-member table:name="1.90591025352478" table:display="true" table:show-details="true"/>
                <table:data-pilot-member table:name="1.90716624259949" table:display="true" table:show-details="true"/>
                <table:data-pilot-member table:name="1.90724802017212" table:display="true" table:show-details="true"/>
                <table:data-pilot-member table:name="1.9080491065979" table:display="true" table:show-details="true"/>
                <table:data-pilot-member table:name="1.90916776657105" table:display="true" table:show-details="true"/>
                <table:data-pilot-member table:name="1.91063690185547" table:display="true" table:show-details="true"/>
                <table:data-pilot-member table:name="1.9129376411438" table:display="true" table:show-details="true"/>
                <table:data-pilot-member table:name="1.91380310058594" table:display="true" table:show-details="true"/>
                <table:data-pilot-member table:name="1.92028665542603" table:display="true" table:show-details="true"/>
                <table:data-pilot-member table:name="1.92261385917664" table:display="true" table:show-details="true"/>
                <table:data-pilot-member table:name="1.92529630661011" table:display="true" table:show-details="true"/>
                <table:data-pilot-member table:name="1.92578530311584" table:display="true" table:show-details="true"/>
                <table:data-pilot-member table:name="1.92733311653137" table:display="true" table:show-details="true"/>
                <table:data-pilot-member table:name="1.93248605728149" table:display="true" table:show-details="true"/>
                <table:data-pilot-member table:name="1.94158720970154" table:display="true" table:show-details="true"/>
                <table:data-pilot-member table:name="1.94162368774414" table:display="true" table:show-details="true"/>
                <table:data-pilot-member table:name="1.94509387016296" table:display="true" table:show-details="true"/>
                <table:data-pilot-member table:name="1.94607424736023" table:display="true" table:show-details="true"/>
                <table:data-pilot-member table:name="1.94892835617065" table:display="true" table:show-details="true"/>
                <table:data-pilot-member table:name="1.95363736152649" table:display="true" table:show-details="true"/>
                <table:data-pilot-member table:name="1.95590567588806" table:display="true" table:show-details="true"/>
                <table:data-pilot-member table:name="1.95623731613159" table:display="true" table:show-details="true"/>
                <table:data-pilot-member table:name="1.9641125202179" table:display="true" table:show-details="true"/>
                <table:data-pilot-member table:name="1.96416068077087" table:display="true" table:show-details="true"/>
                <table:data-pilot-member table:name="1.96607255935669" table:display="true" table:show-details="true"/>
                <table:data-pilot-member table:name="1.96720886230469" table:display="true" table:show-details="true"/>
                <table:data-pilot-member table:name="1.98889827728271" table:display="true" table:show-details="true"/>
                <table:data-pilot-member table:name="1.99603414535522" table:display="true" table:show-details="true"/>
                <table:data-pilot-member table:name="1.99915409088135" table:display="true" table:show-details="true"/>
                <table:data-pilot-member table:name="1.99984192848206" table:display="true" table:show-details="true"/>
                <table:data-pilot-member table:name="2.00021624565125" table:display="true" table:show-details="true"/>
                <table:data-pilot-member table:name="2.00053095817566" table:display="true" table:show-details="true"/>
                <table:data-pilot-member table:name="2.00369596481323" table:display="true" table:show-details="true"/>
                <table:data-pilot-member table:name="2.01714730262756" table:display="true" table:show-details="true"/>
                <table:data-pilot-member table:name="2.0274019241333" table:display="true" table:show-details="true"/>
                <table:data-pilot-member table:name="2.02762508392334" table:display="true" table:show-details="true"/>
                <table:data-pilot-member table:name="2.0389711856842" table:display="true" table:show-details="true"/>
                <table:data-pilot-member table:name="2.04065728187561" table:display="true" table:show-details="true"/>
                <table:data-pilot-member table:name="2.05235362052917" table:display="true" table:show-details="true"/>
                <table:data-pilot-member table:name="2.05336713790894" table:display="true" table:show-details="true"/>
                <table:data-pilot-member table:name="2.05666923522949" table:display="true" table:show-details="true"/>
                <table:data-pilot-member table:name="2.05711984634399" table:display="true" table:show-details="true"/>
                <table:data-pilot-member table:name="2.07185864448547" table:display="true" table:show-details="true"/>
                <table:data-pilot-member table:name="2.07862329483032" table:display="true" table:show-details="true"/>
                <table:data-pilot-member table:name="2.08270597457886" table:display="true" table:show-details="true"/>
                <table:data-pilot-member table:name="2.09093809127808" table:display="true" table:show-details="true"/>
                <table:data-pilot-member table:name="2.09477591514587" table:display="true" table:show-details="true"/>
                <table:data-pilot-member table:name="2.09555649757385" table:display="true" table:show-details="true"/>
                <table:data-pilot-member table:name="2.1046290397644" table:display="true" table:show-details="true"/>
                <table:data-pilot-member table:name="2.13321208953857" table:display="true" table:show-details="true"/>
                <table:data-pilot-member table:name="2.14035320281982" table:display="true" table:show-details="true"/>
                <table:data-pilot-member table:name="2.16230249404907" table:display="true" table:show-details="true"/>
                <table:data-pilot-member table:name="2.16483235359192" table:display="true" table:show-details="true"/>
                <table:data-pilot-member table:name="2.18785786628723" table:display="true" table:show-details="true"/>
                <table:data-pilot-member table:name="2.18928813934326" table:display="true" table:show-details="true"/>
                <table:data-pilot-member table:name="2.21394228935242" table:display="true" table:show-details="true"/>
                <table:data-pilot-member table:name="2.22470188140869" table:display="true" table:show-details="true"/>
                <table:data-pilot-member table:name="2.22483086585999" table:display="true" table:show-details="true"/>
                <table:data-pilot-member table:name="2.31855893135071" table:display="true" table:show-details="true"/>
                <table:data-pilot-member table:name="2.33787775039673" table:display="true" table:show-details="true"/>
                <table:data-pilot-member table:name="2.34073925018311" table:display="true" table:show-details="true"/>
                <table:data-pilot-member table:name="2.34093165397644" table:display="true" table:show-details="true"/>
                <table:data-pilot-member table:name="2.34305906295776" table:display="true" table:show-details="true"/>
                <table:data-pilot-member table:name="2.34372043609619" table:display="true" table:show-details="true"/>
                <table:data-pilot-member table:name="2.34536671638489" table:display="true" table:show-details="true"/>
                <table:data-pilot-member table:name="2.34809589385986" table:display="true" table:show-details="true"/>
                <table:data-pilot-member table:name="2.35625863075256" table:display="true" table:show-details="true"/>
                <table:data-pilot-member table:name="2.35646414756775" table:display="true" table:show-details="true"/>
                <table:data-pilot-member table:name="2.36036825180054" table:display="true" table:show-details="true"/>
                <table:data-pilot-member table:name="2.36211848258972" table:display="true" table:show-details="true"/>
                <table:data-pilot-member table:name="2.37304949760437" table:display="true" table:show-details="true"/>
                <table:data-pilot-member table:name="2.38113570213318" table:display="true" table:show-details="true"/>
                <table:data-pilot-member table:name="2.38328838348389" table:display="true" table:show-details="true"/>
                <table:data-pilot-member table:name="2.38783144950867" table:display="true" table:show-details="true"/>
                <table:data-pilot-member table:name="2.38818621635437" table:display="true" table:show-details="true"/>
                <table:data-pilot-member table:name="2.39054656028748" table:display="true" table:show-details="true"/>
                <table:data-pilot-member table:name="2.39324855804443" table:display="true" table:show-details="true"/>
                <table:data-pilot-member table:name="2.39328551292419" table:display="true" table:show-details="true"/>
                <table:data-pilot-member table:name="2.40070629119873" table:display="true" table:show-details="true"/>
                <table:data-pilot-member table:name="2.41083717346191" table:display="true" table:show-details="true"/>
                <table:data-pilot-member table:name="2.42073726654053" table:display="true" table:show-details="true"/>
                <table:data-pilot-member table:name="2.42122101783752" table:display="true" table:show-details="true"/>
                <table:data-pilot-member table:name="2.42445850372314" table:display="true" table:show-details="true"/>
                <table:data-pilot-member table:name="2.43349838256836" table:display="true" table:show-details="true"/>
                <table:data-pilot-member table:name="2.43383812904358" table:display="true" table:show-details="true"/>
                <table:data-pilot-member table:name="2.44622993469238" table:display="true" table:show-details="true"/>
                <table:data-pilot-member table:name="2.45149707794189" table:display="true" table:show-details="true"/>
                <table:data-pilot-member table:name="2.46262884140015" table:display="true" table:show-details="true"/>
                <table:data-pilot-member table:name="2.47299575805664" table:display="true" table:show-details="true"/>
                <table:data-pilot-member table:name="2.47858500480652" table:display="true" table:show-details="true"/>
                <table:data-pilot-member table:name="2.488844871521" table:display="true" table:show-details="true"/>
                <table:data-pilot-member table:name="2.49010300636291" table:display="true" table:show-details="true"/>
                <table:data-pilot-member table:name="2.49737477302551" table:display="true" table:show-details="true"/>
                <table:data-pilot-member table:name="2.49985694885254" table:display="true" table:show-details="true"/>
                <table:data-pilot-member table:name="2.50041604042053" table:display="true" table:show-details="true"/>
                <table:data-pilot-member table:name="2.54037570953369" table:display="true" table:show-details="true"/>
                <table:data-pilot-member table:name="2.55480599403381" table:display="true" table:show-details="true"/>
                <table:data-pilot-member table:name="2.55733132362366" table:display="true" table:show-details="true"/>
                <table:data-pilot-member table:name="2.56998419761658" table:display="true" table:show-details="true"/>
                <table:data-pilot-member table:name="2.57392358779907" table:display="true" table:show-details="true"/>
                <table:data-pilot-member table:name="2.57700443267822" table:display="true" table:show-details="true"/>
                <table:data-pilot-member table:name="2.58161973953247" table:display="true" table:show-details="true"/>
                <table:data-pilot-member table:name="2.58490395545959" table:display="true" table:show-details="true"/>
                <table:data-pilot-member table:name="2.5882465839386" table:display="true" table:show-details="true"/>
                <table:data-pilot-member table:name="2.59390497207642" table:display="true" table:show-details="true"/>
                <table:data-pilot-member table:name="2.6023998260498" table:display="true" table:show-details="true"/>
                <table:data-pilot-member table:name="2.60438203811645" table:display="true" table:show-details="true"/>
                <table:data-pilot-member table:name="2.60721349716187" table:display="true" table:show-details="true"/>
                <table:data-pilot-member table:name="2.60758352279663" table:display="true" table:show-details="true"/>
                <table:data-pilot-member table:name="2.60915207862854" table:display="true" table:show-details="true"/>
                <table:data-pilot-member table:name="2.60974645614624" table:display="true" table:show-details="true"/>
                <table:data-pilot-member table:name="2.61214375495911" table:display="true" table:show-details="true"/>
                <table:data-pilot-member table:name="2.61318612098694" table:display="true" table:show-details="true"/>
                <table:data-pilot-member table:name="2.61948180198669" table:display="true" table:show-details="true"/>
                <table:data-pilot-member table:name="2.62214779853821" table:display="true" table:show-details="true"/>
                <table:data-pilot-member table:name="2.6229248046875" table:display="true" table:show-details="true"/>
                <table:data-pilot-member table:name="2.62409520149231" table:display="true" table:show-details="true"/>
                <table:data-pilot-member table:name="2.62702345848083" table:display="true" table:show-details="true"/>
                <table:data-pilot-member table:name="2.62770295143127" table:display="true" table:show-details="true"/>
                <table:data-pilot-member table:name="2.62804841995239" table:display="true" table:show-details="true"/>
                <table:data-pilot-member table:name="2.62894463539124" table:display="true" table:show-details="true"/>
                <table:data-pilot-member table:name="2.62895321846008" table:display="true" table:show-details="true"/>
                <table:data-pilot-member table:name="2.62910914421082" table:display="true" table:show-details="true"/>
                <table:data-pilot-member table:name="2.6319317817688" table:display="true" table:show-details="true"/>
                <table:data-pilot-member table:name="2.63234496116638" table:display="true" table:show-details="true"/>
                <table:data-pilot-member table:name="2.63328242301941" table:display="true" table:show-details="true"/>
                <table:data-pilot-member table:name="2.63407301902771" table:display="true" table:show-details="true"/>
                <table:data-pilot-member table:name="2.63453888893127" table:display="true" table:show-details="true"/>
                <table:data-pilot-member table:name="2.63553714752197" table:display="true" table:show-details="true"/>
                <table:data-pilot-member table:name="2.63584041595459" table:display="true" table:show-details="true"/>
                <table:data-pilot-member table:name="2.6363000869751" table:display="true" table:show-details="true"/>
                <table:data-pilot-member table:name="2.63670754432678" table:display="true" table:show-details="true"/>
                <table:data-pilot-member table:name="2.63903164863586" table:display="true" table:show-details="true"/>
                <table:data-pilot-member table:name="2.63963413238525" table:display="true" table:show-details="true"/>
                <table:data-pilot-member table:name="2.63966679573059" table:display="true" table:show-details="true"/>
                <table:data-pilot-member table:name="2.64032196998596" table:display="true" table:show-details="true"/>
                <table:data-pilot-member table:name="2.64132380485535" table:display="true" table:show-details="true"/>
                <table:data-pilot-member table:name="2.64384269714355" table:display="true" table:show-details="true"/>
                <table:data-pilot-member table:name="2.64786028862" table:display="true" table:show-details="true"/>
                <table:data-pilot-member table:name="2.65057134628296" table:display="true" table:show-details="true"/>
                <table:data-pilot-member table:name="2.65142321586609" table:display="true" table:show-details="true"/>
                <table:data-pilot-member table:name="2.65748834609985" table:display="true" table:show-details="true"/>
                <table:data-pilot-member table:name="2.65777730941772" table:display="true" table:show-details="true"/>
                <table:data-pilot-member table:name="2.65928268432617" table:display="true" table:show-details="true"/>
                <table:data-pilot-member table:name="2.66391134262085" table:display="true" table:show-details="true"/>
                <table:data-pilot-member table:name="2.66795754432678" table:display="true" table:show-details="true"/>
                <table:data-pilot-member table:name="2.66878032684326" table:display="true" table:show-details="true"/>
                <table:data-pilot-member table:name="2.67337274551392" table:display="true" table:show-details="true"/>
                <table:data-pilot-member table:name="2.67488789558411" table:display="true" table:show-details="true"/>
                <table:data-pilot-member table:name="2.67647218704224" table:display="true" table:show-details="true"/>
                <table:data-pilot-member table:name="2.67681002616882" table:display="true" table:show-details="true"/>
                <table:data-pilot-member table:name="2.67842555046082" table:display="true" table:show-details="true"/>
                <table:data-pilot-member table:name="2.68003296852112" table:display="true" table:show-details="true"/>
                <table:data-pilot-member table:name="2.68260550498962" table:display="true" table:show-details="true"/>
                <table:data-pilot-member table:name="2.68392705917358" table:display="true" table:show-details="true"/>
                <table:data-pilot-member table:name="2.68575549125671" table:display="true" table:show-details="true"/>
                <table:data-pilot-member table:name="2.69422554969788" table:display="true" table:show-details="true"/>
                <table:data-pilot-member table:name="2.70209193229675" table:display="true" table:show-details="true"/>
                <table:data-pilot-member table:name="2.70486998558044" table:display="true" table:show-details="true"/>
                <table:data-pilot-member table:name="2.71048474311829" table:display="true" table:show-details="true"/>
                <table:data-pilot-member table:name="2.71200585365295" table:display="true" table:show-details="true"/>
                <table:data-pilot-member table:name="2.72534966468811" table:display="true" table:show-details="true"/>
                <table:data-pilot-member table:name="2.74614024162292" table:display="true" table:show-details="true"/>
                <table:data-pilot-member table:name="2.74872922897339" table:display="true" table:show-details="true"/>
                <table:data-pilot-member table:name="2.77626705169678" table:display="true" table:show-details="true"/>
                <table:data-pilot-member table:name="2.77743816375732" table:display="true" table:show-details="true"/>
                <table:data-pilot-member table:name="2.79234266281128" table:display="true" table:show-details="true"/>
                <table:data-pilot-member table:name="2.79613542556763" table:display="true" table:show-details="true"/>
                <table:data-pilot-member table:name="2.80712223052979" table:display="true" table:show-details="true"/>
                <table:data-pilot-member table:name="2.81131196022034" table:display="true" table:show-details="true"/>
                <table:data-pilot-member table:name="2.81239032745361" table:display="true" table:show-details="true"/>
                <table:data-pilot-member table:name="2.81695365905762" table:display="true" table:show-details="true"/>
                <table:data-pilot-member table:name="2.83328938484192" table:display="true" table:show-details="true"/>
                <table:data-pilot-member table:name="2.84418892860413" table:display="true" table:show-details="true"/>
                <table:data-pilot-member table:name="2.85077142715454" table:display="true" table:show-details="true"/>
                <table:data-pilot-member table:name="2.85946393013" table:display="true" table:show-details="true"/>
                <table:data-pilot-member table:name="2.86074900627136" table:display="true" table:show-details="true"/>
                <table:data-pilot-member table:name="2.89239430427551" table:display="true" table:show-details="true"/>
                <table:data-pilot-member table:name="2.91306185722351" table:display="true" table:show-details="true"/>
                <table:data-pilot-member table:name="2.98952412605286" table:display="true" table:show-details="true"/>
                <table:data-pilot-member table:name="3.33805441856384" table:display="true" table:show-details="true"/>
                <table:data-pilot-member table:name="3.4192852973938" table:display="true" table:show-details="true"/>
                <table:data-pilot-member table:name="3.44003295898437" table:display="true" table:show-details="true"/>
                <table:data-pilot-member table:name="3.44703936576843" table:display="true" table:show-details="true"/>
                <table:data-pilot-member table:name="3.44726538658142" table:display="true" table:show-details="true"/>
                <table:data-pilot-member table:name="3.45023560523987" table:display="true" table:show-details="true"/>
                <table:data-pilot-member table:name="3.48527026176453" table:display="true" table:show-details="true"/>
                <table:data-pilot-member table:name="3.51940298080444" table:display="true" table:show-details="true"/>
                <table:data-pilot-member table:name="3.52185344696045" table:display="true" table:show-details="true"/>
                <table:data-pilot-member table:name="3.5241801738739" table:display="true" table:show-details="true"/>
                <table:data-pilot-member table:name="3.52504825592041" table:display="true" table:show-details="true"/>
                <table:data-pilot-member table:name="3.54525279998779" table:display="true" table:show-details="true"/>
                <table:data-pilot-member table:name="5.32401776313782" table:display="true" table:show-details="true"/>
                <table:data-pilot-member table:name="5.33493375778198" table:display="true" table:show-details="true"/>
                <table:data-pilot-member table:name="5.40610814094543" table:display="true" table:show-details="true"/>
                <table:data-pilot-member table:name="5.41158151626587" table:display="true" table:show-details="true"/>
                <table:data-pilot-member table:name="17.9140310287476" table:display="true" table:show-details="true"/>
                <table:data-pilot-member table:name="17.9170711040497" table:display="true" table:show-details="true"/>
                <table:data-pilot-member table:name="18.0260934829712" table:display="true" table:show-details="true"/>
                <table:data-pilot-member table:name="18.0398523807526" table:display="true" table:show-details="true"/>
                <table:data-pilot-member table:name="18.1954250335693" table:display="true" table:show-details="true"/>
                <table:data-pilot-member table:name="18.3576295375824" table:display="true" table:show-details="true"/>
                <table:data-pilot-member table:name="27.1035752296448" table:display="true" table:show-details="true"/>
                <table:data-pilot-member table:name="27.5369215011597" table:display="true" table:show-details="true"/>
                <table:data-pilot-member table:name="28.8353440761566" table:display="true" table:show-details="true"/>
                <table:data-pilot-member table:name="28.9611852169037" table:display="true" table:show-details="true"/>
                <table:data-pilot-member table:name="33.2651336193085" table:display="true" table:show-details="true"/>
                <table:data-pilot-member table:name="33.2823753356934" table:display="true" table:show-details="true"/>
                <table:data-pilot-member table:name="39.0327575206757" table:display="true" table:show-details="true"/>
                <table:data-pilot-member table:name="39.0779607295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00-00-00</text:date>, <text:time style:data-style-name="N2" text:time-value="10:42:09.07635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0:42:25.121756899</dc:date>
    <meta:editing-duration>PT8M37S</meta:editing-duration>
    <meta:editing-cycles>3</meta:editing-cycles>
    <meta:generator>LibreOffice/6.0.7.3$Linux_X86_64 LibreOffice_project/00m0$Build-3</meta:generator>
    <meta:document-statistic meta:table-count="2" meta:cell-count="11685" meta:object-count="0"/>
  </office:meta>
</office:document-meta>
</file>